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1215in"/>
    </style:style>
    <style:style style:name="Table1.B" style:family="table-column">
      <style:table-column-properties style:column-width="1.9444in"/>
    </style:style>
    <style:style style:name="Table1.C" style:family="table-column">
      <style:table-column-properties style:column-width="3.055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1215in" fo:margin-left="0in" table:align="left"/>
    </style:style>
    <style:style style:name="Table2.A" style:family="table-column">
      <style:table-column-properties style:column-width="5.434in"/>
    </style:style>
    <style:style style:name="Table2.B" style:family="table-column">
      <style:table-column-properties style:column-width="3.1944in"/>
    </style:style>
    <style:style style:name="Table2.C" style:family="table-column">
      <style:table-column-properties style:column-width="1.4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10.1215in" fo:margin-left="0in" table:align="left"/>
    </style:style>
    <style:style style:name="Table3.A" style:family="table-column">
      <style:table-column-properties style:column-width="10.1215in"/>
    </style:style>
    <style:style style:name="Table3.A1" style:family="table-cell">
      <style:table-cell-properties fo:padding="0.0382in" fo:border="0.05pt solid #000000"/>
    </style:style>
    <style:style style:name="Table4" style:family="table">
      <style:table-properties style:width="10.1215in" fo:margin-left="0in" table:align="left"/>
    </style:style>
    <style:style style:name="Table4.A" style:family="table-column">
      <style:table-column-properties style:column-width="5.1215in"/>
    </style:style>
    <style:style style:name="Table4.B" style:family="table-column">
      <style:table-column-properties style:column-width="1.9444in"/>
    </style:style>
    <style:style style:name="Table4.C" style:family="table-column">
      <style:table-column-properties style:column-width="3.055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10.1215in" fo:margin-left="0in" table:align="left"/>
    </style:style>
    <style:style style:name="Table5.A" style:family="table-column">
      <style:table-column-properties style:column-width="7.3361in"/>
    </style:style>
    <style:style style:name="Table5.B" style:family="table-column">
      <style:table-column-properties style:column-width="2.7854in"/>
    </style:style>
    <style:style style:name="Table5.A1" style:family="table-cell">
      <style:table-cell-properties fo:padding="0.0382in" fo:border-left="0.05pt solid #000000" fo:border-right="none"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6" style:family="table">
      <style:table-properties style:width="10.1215in" fo:margin-left="0in" table:align="left"/>
    </style:style>
    <style:style style:name="Table6.A" style:family="table-column">
      <style:table-column-properties style:column-width="5.1215in"/>
    </style:style>
    <style:style style:name="Table6.B" style:family="table-column">
      <style:table-column-properties style:column-width="1.9444in"/>
    </style:style>
    <style:style style:name="Table6.C" style:family="table-column">
      <style:table-column-properties style:column-width="3.055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10.1215in" fo:margin-left="0in" table:align="left"/>
    </style:style>
    <style:style style:name="Table7.A" style:family="table-column">
      <style:table-column-properties style:column-width="5.1215in"/>
    </style:style>
    <style:style style:name="Table7.B" style:family="table-column">
      <style:table-column-properties style:column-width="1.9444in"/>
    </style:style>
    <style:style style:name="Table7.C" style:family="table-column">
      <style:table-column-properties style:column-width="3.055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10.1215in" fo:margin-left="0in" table:align="left"/>
    </style:style>
    <style:style style:name="Table8.A" style:family="table-column">
      <style:table-column-properties style:column-width="5.1215in"/>
    </style:style>
    <style:style style:name="Table8.B" style:family="table-column">
      <style:table-column-properties style:column-width="1.9444in"/>
    </style:style>
    <style:style style:name="Table8.C" style:family="table-column">
      <style:table-column-properties style:column-width="3.0556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10.1215in" fo:margin-left="0in" table:align="left"/>
    </style:style>
    <style:style style:name="Table9.A" style:family="table-column">
      <style:table-column-properties style:column-width="5.1215in"/>
    </style:style>
    <style:style style:name="Table9.B" style:family="table-column">
      <style:table-column-properties style:column-width="1.9444in"/>
    </style:style>
    <style:style style:name="Table9.C" style:family="table-column">
      <style:table-column-properties style:column-width="3.055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10.1215in" fo:margin-left="0in" table:align="left"/>
    </style:style>
    <style:style style:name="Table10.A" style:family="table-column">
      <style:table-column-properties style:column-width="7.3361in"/>
    </style:style>
    <style:style style:name="Table10.B" style:family="table-column">
      <style:table-column-properties style:column-width="2.7854in"/>
    </style:style>
    <style:style style:name="Table10.A1" style:family="table-cell">
      <style:table-cell-properties fo:padding="0.0382in" fo:border-left="0.05pt solid #000000" fo:border-right="none" fo:border-top="0.05pt solid #000000" fo:border-bottom="0.05pt solid #000000"/>
    </style:style>
    <style:style style:name="Table10.A2" style:family="table-cell">
      <style:table-cell-properties fo:padding="0.0382in" fo:border-left="0.05pt solid #000000" fo:border-right="none" fo:border-top="none" fo:border-bottom="0.05pt solid #000000"/>
    </style:style>
    <style:style style:name="Table11" style:family="table">
      <style:table-properties style:width="10.1215in" fo:margin-left="0in" table:align="left"/>
    </style:style>
    <style:style style:name="Table11.A" style:family="table-column">
      <style:table-column-properties style:column-width="5.1215in"/>
    </style:style>
    <style:style style:name="Table11.B" style:family="table-column">
      <style:table-column-properties style:column-width="1.9444in"/>
    </style:style>
    <style:style style:name="Table11.C" style:family="table-column">
      <style:table-column-properties style:column-width="3.055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10.1215in" fo:margin-left="0in" table:align="left"/>
    </style:style>
    <style:style style:name="Table13.A" style:family="table-column">
      <style:table-column-properties style:column-width="5.1215in"/>
    </style:style>
    <style:style style:name="Table13.B" style:family="table-column">
      <style:table-column-properties style:column-width="1.9444in"/>
    </style:style>
    <style:style style:name="Table13.C" style:family="table-column">
      <style:table-column-properties style:column-width="3.0556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10.1215in" fo:margin-left="0in" table:align="left"/>
    </style:style>
    <style:style style:name="Table14.A" style:family="table-column">
      <style:table-column-properties style:column-width="7.3361in"/>
    </style:style>
    <style:style style:name="Table14.B" style:family="table-column">
      <style:table-column-properties style:column-width="2.7854in"/>
    </style:style>
    <style:style style:name="Table14.A1" style:family="table-cell">
      <style:table-cell-properties fo:padding="0.0382in" fo:border-left="0.05pt solid #000000" fo:border-right="none" fo:border-top="0.05pt solid #000000" fo:border-bottom="0.05pt solid #000000"/>
    </style:style>
    <style:style style:name="Table15" style:family="table">
      <style:table-properties style:width="10.1215in" fo:margin-left="0in" table:align="left"/>
    </style:style>
    <style:style style:name="Table15.A" style:family="table-column">
      <style:table-column-properties style:column-width="7.3361in"/>
    </style:style>
    <style:style style:name="Table15.B" style:family="table-column">
      <style:table-column-properties style:column-width="2.7854in"/>
    </style:style>
    <style:style style:name="Table15.A1" style:family="table-cell">
      <style:table-cell-properties fo:padding="0.0382in" fo:border-left="0.05pt solid #000000" fo:border-right="none" fo:border-top="0.05pt solid #000000" fo:border-bottom="0.05pt solid #000000"/>
    </style:style>
    <style:style style:name="Table16" style:family="table">
      <style:table-properties style:width="10.1215in" fo:margin-left="0in" table:align="left"/>
    </style:style>
    <style:style style:name="Table16.A" style:family="table-column">
      <style:table-column-properties style:column-width="5.1215in"/>
    </style:style>
    <style:style style:name="Table16.B" style:family="table-column">
      <style:table-column-properties style:column-width="1.9444in"/>
    </style:style>
    <style:style style:name="Table16.C" style:family="table-column">
      <style:table-column-properties style:column-width="3.055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10.1215in" fo:margin-left="0in" table:align="left"/>
    </style:style>
    <style:style style:name="Table17.A" style:family="table-column">
      <style:table-column-properties style:column-width="5.1215in"/>
    </style:style>
    <style:style style:name="Table17.B" style:family="table-column">
      <style:table-column-properties style:column-width="1.9444in"/>
    </style:style>
    <style:style style:name="Table17.C" style:family="table-column">
      <style:table-column-properties style:column-width="3.055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8" style:family="table">
      <style:table-properties style:width="10.1215in" fo:margin-left="0in" table:align="left"/>
    </style:style>
    <style:style style:name="Table18.A" style:family="table-column">
      <style:table-column-properties style:column-width="5.1215in"/>
    </style:style>
    <style:style style:name="Table18.B" style:family="table-column">
      <style:table-column-properties style:column-width="1.9444in"/>
    </style:style>
    <style:style style:name="Table18.C" style:family="table-column">
      <style:table-column-properties style:column-width="3.055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10.1215in" fo:margin-left="0in" table:align="left"/>
    </style:style>
    <style:style style:name="Table19.A" style:family="table-column">
      <style:table-column-properties style:column-width="7.3361in"/>
    </style:style>
    <style:style style:name="Table19.B" style:family="table-column">
      <style:table-column-properties style:column-width="2.7854in"/>
    </style:style>
    <style:style style:name="Table19.A1" style:family="table-cell">
      <style:table-cell-properties fo:padding="0.0382in" fo:border-left="0.05pt solid #000000" fo:border-right="none" fo:border-top="0.05pt solid #000000" fo:border-bottom="0.05pt solid #000000"/>
    </style:style>
    <style:style style:name="Table20" style:family="table">
      <style:table-properties style:width="10.1215in" fo:margin-left="0in" table:align="left"/>
    </style:style>
    <style:style style:name="Table20.A" style:family="table-column">
      <style:table-column-properties style:column-width="5.434in"/>
    </style:style>
    <style:style style:name="Table20.B" style:family="table-column">
      <style:table-column-properties style:column-width="3.1944in"/>
    </style:style>
    <style:style style:name="Table20.C" style:family="table-column">
      <style:table-column-properties style:column-width="1.493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10.1215in" fo:margin-left="0in" table:align="left"/>
    </style:style>
    <style:style style:name="Table21.A" style:family="table-column">
      <style:table-column-properties style:column-width="6.3743in"/>
    </style:style>
    <style:style style:name="Table21.B" style:family="table-column">
      <style:table-column-properties style:column-width="3.7472in"/>
    </style:style>
    <style:style style:name="Table21.A1" style:family="table-cell">
      <style:table-cell-properties fo:padding="0.0382in" fo:border-left="0.05pt solid #000000" fo:border-right="none"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2" style:family="table">
      <style:table-properties style:width="10.1215in" fo:margin-left="0in" table:align="left"/>
    </style:style>
    <style:style style:name="Table22.A" style:family="table-column">
      <style:table-column-properties style:column-width="5.434in"/>
    </style:style>
    <style:style style:name="Table22.B" style:family="table-column">
      <style:table-column-properties style:column-width="3.1944in"/>
    </style:style>
    <style:style style:name="Table22.C" style:family="table-column">
      <style:table-column-properties style:column-width="1.493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10.1215in" fo:margin-left="0in" table:align="left"/>
    </style:style>
    <style:style style:name="Table23.A" style:family="table-column">
      <style:table-column-properties style:column-width="5.434in"/>
    </style:style>
    <style:style style:name="Table23.B" style:family="table-column">
      <style:table-column-properties style:column-width="3.1944in"/>
    </style:style>
    <style:style style:name="Table23.C" style:family="table-column">
      <style:table-column-properties style:column-width="1.4931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10.1215in" fo:margin-left="0in" table:align="left"/>
    </style:style>
    <style:style style:name="Table24.A" style:family="table-column">
      <style:table-column-properties style:column-width="5.434in"/>
    </style:style>
    <style:style style:name="Table24.B" style:family="table-column">
      <style:table-column-properties style:column-width="3.1944in"/>
    </style:style>
    <style:style style:name="Table24.C" style:family="table-column">
      <style:table-column-properties style:column-width="1.4931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5" style:family="table">
      <style:table-properties style:width="10.1215in" fo:margin-left="0in" table:align="left"/>
    </style:style>
    <style:style style:name="Table25.A" style:family="table-column">
      <style:table-column-properties style:column-width="6.3743in"/>
    </style:style>
    <style:style style:name="Table25.B" style:family="table-column">
      <style:table-column-properties style:column-width="3.7472in"/>
    </style:style>
    <style:style style:name="Table25.A1" style:family="table-cell">
      <style:table-cell-properties fo:padding="0.0382in" fo:border-left="0.05pt solid #000000" fo:border-right="none" fo:border-top="0.05pt solid #000000" fo:border-bottom="0.05pt solid #000000"/>
    </style:style>
    <style:style style:name="Table26" style:family="table">
      <style:table-properties style:width="10.1215in" fo:margin-left="0in" table:align="left"/>
    </style:style>
    <style:style style:name="Table26.A" style:family="table-column">
      <style:table-column-properties style:column-width="6.3743in"/>
    </style:style>
    <style:style style:name="Table26.B" style:family="table-column">
      <style:table-column-properties style:column-width="3.7472in"/>
    </style:style>
    <style:style style:name="Table26.A1" style:family="table-cell">
      <style:table-cell-properties fo:padding="0.0382in" fo:border-left="0.05pt solid #000000" fo:border-right="none" fo:border-top="0.05pt solid #000000" fo:border-bottom="0.05pt solid #000000"/>
    </style:style>
    <style:style style:name="Table27" style:family="table">
      <style:table-properties style:width="10.1215in" fo:margin-left="0in" table:align="left"/>
    </style:style>
    <style:style style:name="Table27.A" style:family="table-column">
      <style:table-column-properties style:column-width="6.3743in"/>
    </style:style>
    <style:style style:name="Table27.B" style:family="table-column">
      <style:table-column-properties style:column-width="3.7472in"/>
    </style:style>
    <style:style style:name="Table27.A1" style:family="table-cell">
      <style:table-cell-properties fo:padding="0.0382in" fo:border-left="0.05pt solid #000000" fo:border-right="none" fo:border-top="0.05pt solid #000000" fo:border-bottom="0.05pt solid #000000"/>
    </style:style>
    <style:style style:name="Table27.A2" style:family="table-cell">
      <style:table-cell-properties fo:padding="0.0382in" fo:border-left="0.05pt solid #000000" fo:border-right="none" fo:border-top="none" fo:border-bottom="0.05pt solid #000000"/>
    </style:style>
    <style:style style:name="Table29" style:family="table">
      <style:table-properties style:width="10.1215in" fo:margin-left="0in" table:align="left"/>
    </style:style>
    <style:style style:name="Table29.A" style:family="table-column">
      <style:table-column-properties style:column-width="6.3743in"/>
    </style:style>
    <style:style style:name="Table29.B" style:family="table-column">
      <style:table-column-properties style:column-width="3.7472in"/>
    </style:style>
    <style:style style:name="Table29.A1" style:family="table-cell">
      <style:table-cell-properties fo:padding="0.0382in" fo:border-left="0.05pt solid #000000" fo:border-right="none" fo:border-top="0.05pt solid #000000" fo:border-bottom="0.05pt solid #000000"/>
    </style:style>
    <style:style style:name="Table29.A2" style:family="table-cell">
      <style:table-cell-properties fo:padding="0.0382in" fo:border-left="0.05pt solid #000000" fo:border-right="none" fo:border-top="none" fo:border-bottom="0.05pt solid #000000"/>
    </style:style>
    <style:style style:name="Table30" style:family="table">
      <style:table-properties style:width="10.1215in" fo:margin-left="0in" table:align="left"/>
    </style:style>
    <style:style style:name="Table30.A" style:family="table-column">
      <style:table-column-properties style:column-width="6.3743in"/>
    </style:style>
    <style:style style:name="Table30.B" style:family="table-column">
      <style:table-column-properties style:column-width="3.7472in"/>
    </style:style>
    <style:style style:name="Table30.A1" style:family="table-cell">
      <style:table-cell-properties fo:padding="0.0382in" fo:border-left="0.05pt solid #000000" fo:border-right="none" fo:border-top="0.05pt solid #000000" fo:border-bottom="0.05pt solid #000000"/>
    </style:style>
    <style:style style:name="Table30.A2" style:family="table-cell">
      <style:table-cell-properties fo:padding="0.0382in" fo:border-left="0.05pt solid #000000" fo:border-right="none" fo:border-top="none" fo:border-bottom="0.05pt solid #000000"/>
    </style:style>
    <style:style style:name="Table31" style:family="table">
      <style:table-properties style:width="10.1215in" fo:margin-left="0in" table:align="left"/>
    </style:style>
    <style:style style:name="Table31.A" style:family="table-column">
      <style:table-column-properties style:column-width="5.434in"/>
    </style:style>
    <style:style style:name="Table31.B" style:family="table-column">
      <style:table-column-properties style:column-width="3.1944in"/>
    </style:style>
    <style:style style:name="Table31.C" style:family="table-column">
      <style:table-column-properties style:column-width="1.4931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2" style:family="table">
      <style:table-properties style:width="10.1215in" fo:margin-left="0in" table:align="left"/>
    </style:style>
    <style:style style:name="Table32.A" style:family="table-column">
      <style:table-column-properties style:column-width="5.434in"/>
    </style:style>
    <style:style style:name="Table32.B" style:family="table-column">
      <style:table-column-properties style:column-width="3.1944in"/>
    </style:style>
    <style:style style:name="Table32.C" style:family="table-column">
      <style:table-column-properties style:column-width="1.4931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10.1215in" fo:margin-left="0in" table:align="left"/>
    </style:style>
    <style:style style:name="Table33.A" style:family="table-column">
      <style:table-column-properties style:column-width="6.3743in"/>
    </style:style>
    <style:style style:name="Table33.B" style:family="table-column">
      <style:table-column-properties style:column-width="3.7472in"/>
    </style:style>
    <style:style style:name="Table33.A1" style:family="table-cell">
      <style:table-cell-properties fo:padding="0.0382in" fo:border-left="0.05pt solid #000000" fo:border-right="none" fo:border-top="0.05pt solid #000000" fo:border-bottom="0.05pt solid #000000"/>
    </style:style>
    <style:style style:name="Table33.A2" style:family="table-cell">
      <style:table-cell-properties fo:padding="0.0382in" fo:border-left="0.05pt solid #000000" fo:border-right="none" fo:border-top="none" fo:border-bottom="0.05pt solid #000000"/>
    </style:style>
    <style:style style:name="Table34" style:family="table">
      <style:table-properties style:width="10.1215in" fo:margin-left="0in" table:align="left"/>
    </style:style>
    <style:style style:name="Table34.A" style:family="table-column">
      <style:table-column-properties style:column-width="5.434in"/>
    </style:style>
    <style:style style:name="Table34.B" style:family="table-column">
      <style:table-column-properties style:column-width="3.1944in"/>
    </style:style>
    <style:style style:name="Table34.C" style:family="table-column">
      <style:table-column-properties style:column-width="1.4931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10.1215in" fo:margin-left="0in" table:align="left"/>
    </style:style>
    <style:style style:name="Table35.A" style:family="table-column">
      <style:table-column-properties style:column-width="5.434in"/>
    </style:style>
    <style:style style:name="Table35.B" style:family="table-column">
      <style:table-column-properties style:column-width="3.1944in"/>
    </style:style>
    <style:style style:name="Table35.C" style:family="table-column">
      <style:table-column-properties style:column-width="1.4931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6" style:family="table">
      <style:table-properties style:width="10.1215in" fo:margin-left="0in" table:align="left"/>
    </style:style>
    <style:style style:name="Table36.A" style:family="table-column">
      <style:table-column-properties style:column-width="5.816in"/>
    </style:style>
    <style:style style:name="Table36.B" style:family="table-column">
      <style:table-column-properties style:column-width="2.8125in"/>
    </style:style>
    <style:style style:name="Table36.C" style:family="table-column">
      <style:table-column-properties style:column-width="1.4931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10.1215in" fo:margin-left="0in" table:align="left"/>
    </style:style>
    <style:style style:name="Table37.A" style:family="table-column">
      <style:table-column-properties style:column-width="5.816in"/>
    </style:style>
    <style:style style:name="Table37.B" style:family="table-column">
      <style:table-column-properties style:column-width="2.8125in"/>
    </style:style>
    <style:style style:name="Table37.C" style:family="table-column">
      <style:table-column-properties style:column-width="1.4931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8" style:family="table">
      <style:table-properties style:width="10.1215in" fo:margin-left="0in" table:align="left"/>
    </style:style>
    <style:style style:name="Table38.A" style:family="table-column">
      <style:table-column-properties style:column-width="5.816in"/>
    </style:style>
    <style:style style:name="Table38.B" style:family="table-column">
      <style:table-column-properties style:column-width="2.8125in"/>
    </style:style>
    <style:style style:name="Table38.C" style:family="table-column">
      <style:table-column-properties style:column-width="1.4931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10.1215in" fo:margin-left="0in" table:align="left"/>
    </style:style>
    <style:style style:name="Table39.A" style:family="table-column">
      <style:table-column-properties style:column-width="5.816in"/>
    </style:style>
    <style:style style:name="Table39.B" style:family="table-column">
      <style:table-column-properties style:column-width="2.8125in"/>
    </style:style>
    <style:style style:name="Table39.C" style:family="table-column">
      <style:table-column-properties style:column-width="1.4931in"/>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10.1215in" fo:margin-left="0in" table:align="left"/>
    </style:style>
    <style:style style:name="Table40.A" style:family="table-column">
      <style:table-column-properties style:column-width="6.8222in"/>
    </style:style>
    <style:style style:name="Table40.B" style:family="table-column">
      <style:table-column-properties style:column-width="3.2993in"/>
    </style:style>
    <style:style style:name="Table40.A1" style:family="table-cell">
      <style:table-cell-properties fo:padding="0.0382in" fo:border-left="0.05pt solid #000000" fo:border-right="none" fo:border-top="0.05pt solid #000000" fo:border-bottom="0.05pt solid #000000"/>
    </style:style>
    <style:style style:name="Table40.A2" style:family="table-cell">
      <style:table-cell-properties fo:padding="0.0382in" fo:border-left="0.05pt solid #000000" fo:border-right="none" fo:border-top="none" fo:border-bottom="0.05pt solid #000000"/>
    </style:style>
    <style:style style:name="Table41" style:family="table">
      <style:table-properties style:width="10.1215in" fo:margin-left="0in" table:align="left"/>
    </style:style>
    <style:style style:name="Table41.A" style:family="table-column">
      <style:table-column-properties style:column-width="6.8222in"/>
    </style:style>
    <style:style style:name="Table41.B" style:family="table-column">
      <style:table-column-properties style:column-width="3.2993in"/>
    </style:style>
    <style:style style:name="Table41.A1" style:family="table-cell">
      <style:table-cell-properties fo:padding="0.0382in" fo:border-left="0.05pt solid #000000" fo:border-right="none" fo:border-top="0.05pt solid #000000" fo:border-bottom="0.05pt solid #000000"/>
    </style:style>
    <style:style style:name="Table41.A2" style:family="table-cell">
      <style:table-cell-properties fo:padding="0.0382in" fo:border-left="0.05pt solid #000000" fo:border-right="none" fo:border-top="none" fo:border-bottom="0.05pt solid #000000"/>
    </style:style>
    <style:style style:name="Table43" style:family="table">
      <style:table-properties style:width="10.1215in" fo:margin-left="0in" table:align="left"/>
    </style:style>
    <style:style style:name="Table43.A" style:family="table-column">
      <style:table-column-properties style:column-width="5.816in"/>
    </style:style>
    <style:style style:name="Table43.B" style:family="table-column">
      <style:table-column-properties style:column-width="2.8125in"/>
    </style:style>
    <style:style style:name="Table43.C" style:family="table-column">
      <style:table-column-properties style:column-width="1.4931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table-properties style:width="10.1215in" fo:margin-left="0in" table:align="left"/>
    </style:style>
    <style:style style:name="Table44.A" style:family="table-column">
      <style:table-column-properties style:column-width="6.8222in"/>
    </style:style>
    <style:style style:name="Table44.B" style:family="table-column">
      <style:table-column-properties style:column-width="3.2993in"/>
    </style:style>
    <style:style style:name="Table44.A1" style:family="table-cell">
      <style:table-cell-properties fo:padding="0.0382in" fo:border-left="0.05pt solid #000000" fo:border-right="none" fo:border-top="0.05pt solid #000000" fo:border-bottom="0.05pt solid #000000"/>
    </style:style>
    <style:style style:name="Table44.A2" style:family="table-cell">
      <style:table-cell-properties fo:padding="0.0382in" fo:border-left="0.05pt solid #000000" fo:border-right="none" fo:border-top="none" fo:border-bottom="0.05pt solid #000000"/>
    </style:style>
    <style:style style:name="Table45" style:family="table">
      <style:table-properties style:width="10.1215in" fo:margin-left="0in" table:align="left"/>
    </style:style>
    <style:style style:name="Table45.A" style:family="table-column">
      <style:table-column-properties style:column-width="5.816in"/>
    </style:style>
    <style:style style:name="Table45.B" style:family="table-column">
      <style:table-column-properties style:column-width="2.8125in"/>
    </style:style>
    <style:style style:name="Table45.C" style:family="table-column">
      <style:table-column-properties style:column-width="1.4931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46" style:family="table">
      <style:table-properties style:width="10.1215in" fo:margin-left="0in" table:align="left"/>
    </style:style>
    <style:style style:name="Table46.A" style:family="table-column">
      <style:table-column-properties style:column-width="5.816in"/>
    </style:style>
    <style:style style:name="Table46.B" style:family="table-column">
      <style:table-column-properties style:column-width="2.8125in"/>
    </style:style>
    <style:style style:name="Table46.C" style:family="table-column">
      <style:table-column-properties style:column-width="1.4931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0.05pt solid #000000" fo:border-top="none" fo:border-bottom="0.05pt solid #000000"/>
    </style:style>
    <style:style style:name="Table47" style:family="table">
      <style:table-properties style:width="10.1215in" fo:margin-left="0in" table:align="left"/>
    </style:style>
    <style:style style:name="Table47.A" style:family="table-column">
      <style:table-column-properties style:column-width="5.816in"/>
    </style:style>
    <style:style style:name="Table47.B" style:family="table-column">
      <style:table-column-properties style:column-width="2.8125in"/>
    </style:style>
    <style:style style:name="Table47.C" style:family="table-column">
      <style:table-column-properties style:column-width="1.4931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8" style:family="table">
      <style:table-properties style:width="10.1215in" fo:margin-left="0in" table:align="left"/>
    </style:style>
    <style:style style:name="Table48.A" style:family="table-column">
      <style:table-column-properties style:column-width="6.8222in"/>
    </style:style>
    <style:style style:name="Table48.B" style:family="table-column">
      <style:table-column-properties style:column-width="3.2993in"/>
    </style:style>
    <style:style style:name="Table48.A1" style:family="table-cell">
      <style:table-cell-properties fo:padding="0.0382in" fo:border-left="0.05pt solid #000000" fo:border-right="none"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9" style:family="table">
      <style:table-properties style:width="10.1215in" fo:margin-left="0in" table:align="left"/>
    </style:style>
    <style:style style:name="Table49.A" style:family="table-column">
      <style:table-column-properties style:column-width="6.1896in"/>
    </style:style>
    <style:style style:name="Table49.B" style:family="table-column">
      <style:table-column-properties style:column-width="2.1875in"/>
    </style:style>
    <style:style style:name="Table49.C" style:family="table-column">
      <style:table-column-properties style:column-width="1.7444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C2" style:family="table-cell">
      <style:table-cell-properties fo:padding="0.0382in" fo:border-left="0.05pt solid #000000" fo:border-right="0.05pt solid #000000" fo:border-top="none" fo:border-bottom="0.05pt solid #000000"/>
    </style:style>
    <style:style style:name="Table50" style:family="table">
      <style:table-properties style:width="10.1215in" fo:margin-left="0in" table:align="left"/>
    </style:style>
    <style:style style:name="Table50.A" style:family="table-column">
      <style:table-column-properties style:column-width="6.1896in"/>
    </style:style>
    <style:style style:name="Table50.B" style:family="table-column">
      <style:table-column-properties style:column-width="2.1875in"/>
    </style:style>
    <style:style style:name="Table50.C" style:family="table-column">
      <style:table-column-properties style:column-width="1.7444in"/>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1" style:family="table">
      <style:table-properties style:width="10.1215in" fo:margin-left="0in" table:align="left"/>
    </style:style>
    <style:style style:name="Table51.A" style:family="table-column">
      <style:table-column-properties style:column-width="6.1896in"/>
    </style:style>
    <style:style style:name="Table51.B" style:family="table-column">
      <style:table-column-properties style:column-width="2.1875in"/>
    </style:style>
    <style:style style:name="Table51.C" style:family="table-column">
      <style:table-column-properties style:column-width="1.7444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52" style:family="table">
      <style:table-properties style:width="10.1215in" fo:margin-left="0in" table:align="left"/>
    </style:style>
    <style:style style:name="Table52.A" style:family="table-column">
      <style:table-column-properties style:column-width="6.1896in"/>
    </style:style>
    <style:style style:name="Table52.B" style:family="table-column">
      <style:table-column-properties style:column-width="2.1875in"/>
    </style:style>
    <style:style style:name="Table52.C" style:family="table-column">
      <style:table-column-properties style:column-width="1.7444in"/>
    </style:style>
    <style:style style:name="Table52.A1" style:family="table-cell">
      <style:table-cell-properties fo:padding="0.0382in" fo:border-left="0.05pt solid #000000" fo:border-right="none" fo:border-top="0.05pt solid #000000" fo:border-bottom="0.05pt solid #000000"/>
    </style:style>
    <style:style style:name="Table52.C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C2" style:family="table-cell">
      <style:table-cell-properties fo:padding="0.0382in" fo:border-left="0.05pt solid #000000" fo:border-right="0.05pt solid #000000" fo:border-top="none" fo:border-bottom="0.05pt solid #000000"/>
    </style:style>
    <style:style style:name="Table53" style:family="table">
      <style:table-properties style:width="10.1215in" fo:margin-left="0in" table:align="left"/>
    </style:style>
    <style:style style:name="Table53.A" style:family="table-column">
      <style:table-column-properties style:column-width="6.1896in"/>
    </style:style>
    <style:style style:name="Table53.B" style:family="table-column">
      <style:table-column-properties style:column-width="2.1875in"/>
    </style:style>
    <style:style style:name="Table53.C" style:family="table-column">
      <style:table-column-properties style:column-width="1.7444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4" style:family="table">
      <style:table-properties style:width="10.1215in" fo:margin-left="0in" table:align="left"/>
    </style:style>
    <style:style style:name="Table54.A" style:family="table-column">
      <style:table-column-properties style:column-width="6.1896in"/>
    </style:style>
    <style:style style:name="Table54.B" style:family="table-column">
      <style:table-column-properties style:column-width="2.1875in"/>
    </style:style>
    <style:style style:name="Table54.C" style:family="table-column">
      <style:table-column-properties style:column-width="1.7444in"/>
    </style:style>
    <style:style style:name="Table54.A1" style:family="table-cell">
      <style:table-cell-properties fo:padding="0.0382in" fo:border-left="0.05pt solid #000000" fo:border-right="none" fo:border-top="0.05pt solid #000000" fo:border-bottom="0.05pt solid #000000"/>
    </style:style>
    <style:style style:name="Table54.C1" style:family="table-cell">
      <style:table-cell-properties fo:padding="0.0382in" fo:border="0.05pt solid #000000"/>
    </style:style>
    <style:style style:name="Table55" style:family="table">
      <style:table-properties style:width="10.1215in" fo:margin-left="0in" table:align="left"/>
    </style:style>
    <style:style style:name="Table55.A" style:family="table-column">
      <style:table-column-properties style:column-width="6.1896in"/>
    </style:style>
    <style:style style:name="Table55.B" style:family="table-column">
      <style:table-column-properties style:column-width="2.1875in"/>
    </style:style>
    <style:style style:name="Table55.C" style:family="table-column">
      <style:table-column-properties style:column-width="1.7444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10.1215in" fo:margin-left="0in" table:align="left"/>
    </style:style>
    <style:style style:name="Table56.A" style:family="table-column">
      <style:table-column-properties style:column-width="6.1896in"/>
    </style:style>
    <style:style style:name="Table56.B" style:family="table-column">
      <style:table-column-properties style:column-width="2.1875in"/>
    </style:style>
    <style:style style:name="Table56.C" style:family="table-column">
      <style:table-column-properties style:column-width="1.7444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0.05pt solid #000000" fo:border-top="none" fo:border-bottom="0.05pt solid #000000"/>
    </style:style>
    <style:style style:name="Table56.B4" style:family="table-cell">
      <style:table-cell-properties fo:background-color="#666666" fo:padding="0.0382in" fo:border-left="0.05pt solid #000000" fo:border-right="none" fo:border-top="none" fo:border-bottom="0.05pt solid #000000">
        <style:background-image/>
      </style:table-cell-properties>
    </style:style>
    <style:style style:name="Table56.C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57" style:family="table">
      <style:table-properties style:width="10.1215in" fo:margin-left="0in" table:align="left"/>
    </style:style>
    <style:style style:name="Table57.A" style:family="table-column">
      <style:table-column-properties style:column-width="7.4785in"/>
    </style:style>
    <style:style style:name="Table57.B" style:family="table-column">
      <style:table-column-properties style:column-width="2.6431in"/>
    </style:style>
    <style:style style:name="Table57.A1" style:family="table-cell">
      <style:table-cell-properties fo:padding="0.0382in" fo:border-left="0.05pt solid #000000" fo:border-right="none" fo:border-top="0.05pt solid #000000" fo:border-bottom="0.05pt solid #000000"/>
    </style:style>
    <style:style style:name="Table57.A2" style:family="table-cell">
      <style:table-cell-properties fo:padding="0.0382in" fo:border-left="0.05pt solid #000000" fo:border-right="none" fo:border-top="none" fo:border-bottom="0.05pt solid #000000"/>
    </style:style>
    <style:style style:name="Table58" style:family="table">
      <style:table-properties style:width="10.1215in" fo:margin-left="0in" table:align="left"/>
    </style:style>
    <style:style style:name="Table58.A" style:family="table-column">
      <style:table-column-properties style:column-width="7.4785in"/>
    </style:style>
    <style:style style:name="Table58.B" style:family="table-column">
      <style:table-column-properties style:column-width="2.6431in"/>
    </style:style>
    <style:style style:name="Table58.A1" style:family="table-cell">
      <style:table-cell-properties fo:padding="0.0382in" fo:border-left="0.05pt solid #000000" fo:border-right="none" fo:border-top="0.05pt solid #000000" fo:border-bottom="0.05pt solid #000000"/>
    </style:style>
    <style:style style:name="Table58.A2" style:family="table-cell">
      <style:table-cell-properties fo:padding="0.0382in" fo:border-left="0.05pt solid #000000" fo:border-right="none" fo:border-top="none" fo:border-bottom="0.05pt solid #000000"/>
    </style:style>
    <style:style style:name="Table59" style:family="table">
      <style:table-properties style:width="10.1215in" fo:margin-left="0in" table:align="left"/>
    </style:style>
    <style:style style:name="Table59.A" style:family="table-column">
      <style:table-column-properties style:column-width="7.4785in"/>
    </style:style>
    <style:style style:name="Table59.B" style:family="table-column">
      <style:table-column-properties style:column-width="2.6431in"/>
    </style:style>
    <style:style style:name="Table59.A1" style:family="table-cell">
      <style:table-cell-properties fo:padding="0.0382in" fo:border-left="0.05pt solid #000000" fo:border-right="none" fo:border-top="0.05pt solid #000000" fo:border-bottom="0.05pt solid #000000"/>
    </style:style>
    <style:style style:name="Table59.A2" style:family="table-cell">
      <style:table-cell-properties fo:padding="0.0382in" fo:border-left="0.05pt solid #000000" fo:border-right="none" fo:border-top="none" fo:border-bottom="0.05pt solid #000000"/>
    </style:style>
    <style:style style:name="Table60" style:family="table">
      <style:table-properties style:width="10.1215in" fo:margin-left="0in" table:align="left"/>
    </style:style>
    <style:style style:name="Table60.A" style:family="table-column">
      <style:table-column-properties style:column-width="6.1896in"/>
    </style:style>
    <style:style style:name="Table60.B" style:family="table-column">
      <style:table-column-properties style:column-width="2.1875in"/>
    </style:style>
    <style:style style:name="Table60.C" style:family="table-column">
      <style:table-column-properties style:column-width="1.7444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1" style:family="table">
      <style:table-properties style:width="10.1215in" fo:margin-left="0in" table:align="left"/>
    </style:style>
    <style:style style:name="Table61.A" style:family="table-column">
      <style:table-column-properties style:column-width="6.1896in"/>
    </style:style>
    <style:style style:name="Table61.B" style:family="table-column">
      <style:table-column-properties style:column-width="2.1875in"/>
    </style:style>
    <style:style style:name="Table61.C" style:family="table-column">
      <style:table-column-properties style:column-width="1.7444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2" style:family="table">
      <style:table-properties style:width="10.1215in" fo:margin-left="0in" table:align="left"/>
    </style:style>
    <style:style style:name="Table62.A" style:family="table-column">
      <style:table-column-properties style:column-width="6.8222in"/>
    </style:style>
    <style:style style:name="Table62.B" style:family="table-column">
      <style:table-column-properties style:column-width="3.2993in"/>
    </style:style>
    <style:style style:name="Table62.A1" style:family="table-cell">
      <style:table-cell-properties fo:padding="0.0382in" fo:border-left="0.05pt solid #000000" fo:border-right="none" fo:border-top="0.05pt solid #000000" fo:border-bottom="0.05pt solid #000000"/>
    </style:style>
    <style:style style:name="Table63" style:family="table">
      <style:table-properties style:width="10.1215in" fo:margin-left="0in" table:align="left"/>
    </style:style>
    <style:style style:name="Table63.A" style:family="table-column">
      <style:table-column-properties style:column-width="7.3361in"/>
    </style:style>
    <style:style style:name="Table63.B" style:family="table-column">
      <style:table-column-properties style:column-width="2.7854in"/>
    </style:style>
    <style:style style:name="Table63.A1" style:family="table-cell">
      <style:table-cell-properties fo:padding="0.0382in" fo:border-left="0.05pt solid #000000" fo:border-right="none" fo:border-top="0.05pt solid #000000" fo:border-bottom="0.05pt solid #000000"/>
    </style:style>
    <style:style style:name="Table63.A2" style:family="table-cell">
      <style:table-cell-properties fo:padding="0.0382in" fo:border-left="0.05pt solid #000000" fo:border-right="none" fo:border-top="none" fo:border-bottom="0.05pt solid #000000"/>
    </style:style>
    <style:style style:name="Table12" style:family="table">
      <style:table-properties style:width="10.1215in" fo:margin-left="0in" table:align="left"/>
    </style:style>
    <style:style style:name="Table12.A" style:family="table-column">
      <style:table-column-properties style:column-width="5.1215in"/>
    </style:style>
    <style:style style:name="Table12.B" style:family="table-column">
      <style:table-column-properties style:column-width="1.9444in"/>
    </style:style>
    <style:style style:name="Table12.C" style:family="table-column">
      <style:table-column-properties style:column-width="3.055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28" style:family="table">
      <style:table-properties style:width="10.1215in" fo:margin-left="0in" table:align="left"/>
    </style:style>
    <style:style style:name="Table28.A" style:family="table-column">
      <style:table-column-properties style:column-width="6.3743in"/>
    </style:style>
    <style:style style:name="Table28.B" style:family="table-column">
      <style:table-column-properties style:column-width="3.7472in"/>
    </style:style>
    <style:style style:name="Table28.A1" style:family="table-cell">
      <style:table-cell-properties fo:padding="0.0382in" fo:border-left="0.05pt solid #000000" fo:border-right="none" fo:border-top="0.05pt solid #000000" fo:border-bottom="0.05pt solid #000000"/>
    </style:style>
    <style:style style:name="Table42" style:family="table">
      <style:table-properties style:width="10.1215in" fo:margin-left="0in" table:align="left"/>
    </style:style>
    <style:style style:name="Table42.A" style:family="table-column">
      <style:table-column-properties style:column-width="6.8222in"/>
    </style:style>
    <style:style style:name="Table42.B" style:family="table-column">
      <style:table-column-properties style:column-width="3.2993in"/>
    </style:style>
    <style:style style:name="Table42.A1" style:family="table-cell">
      <style:table-cell-properties fo:padding="0.0382in" fo:border-left="0.05pt solid #000000" fo:border-right="none" fo:border-top="0.05pt solid #000000" fo:border-bottom="0.05pt solid #000000"/>
    </style:style>
    <style:style style:name="Table42.A2" style:family="table-cell">
      <style:table-cell-properties fo:padding="0.0382in" fo:border-left="0.05pt solid #000000" fo:border-right="none" fo:border-top="none" fo:border-bottom="0.05pt solid #000000"/>
    </style:style>
    <style:style style:name="P1" style:family="paragraph" style:parent-style-name="Table_20_Contents" style:list-style-name="L1">
      <style:text-properties officeooo:rsid="000ba9dd" officeooo:paragraph-rsid="0011c2ec" fo:background-color="#ff9900"/>
    </style:style>
    <style:style style:name="P2" style:family="paragraph" style:parent-style-name="Table_20_Contents" style:list-style-name="L1">
      <style:text-properties officeooo:rsid="001a6235" officeooo:paragraph-rsid="0011e613"/>
    </style:style>
    <style:style style:name="P3" style:family="paragraph" style:parent-style-name="Table_20_Contents" style:list-style-name="L1">
      <style:text-properties fo:color="#003366" officeooo:paragraph-rsid="00147e25"/>
    </style:style>
    <style:style style:name="P4" style:family="paragraph" style:parent-style-name="Table_20_Contents" style:list-style-name="L1">
      <style:text-properties fo:color="#003366" officeooo:rsid="000bc352" officeooo:paragraph-rsid="0013428d"/>
    </style:style>
    <style:style style:name="P5" style:family="paragraph" style:parent-style-name="Table_20_Contents" style:list-style-name="L4">
      <style:text-properties fo:color="#003366" officeooo:rsid="000bc352" officeooo:paragraph-rsid="0013428d"/>
    </style:style>
    <style:style style:name="P6" style:family="paragraph" style:parent-style-name="Table_20_Contents" style:list-style-name="L1">
      <style:text-properties fo:color="#003366" officeooo:rsid="0007fa2f" officeooo:paragraph-rsid="0013428d"/>
    </style:style>
    <style:style style:name="P7" style:family="paragraph" style:parent-style-name="Table_20_Contents" style:list-style-name="L1">
      <style:text-properties fo:color="#003366" officeooo:rsid="000f06e1" officeooo:paragraph-rsid="0013428d"/>
    </style:style>
    <style:style style:name="P8" style:family="paragraph" style:parent-style-name="Table_20_Contents" style:list-style-name="L1">
      <style:text-properties fo:color="#003366" officeooo:rsid="000f06e1" officeooo:paragraph-rsid="00147e25"/>
    </style:style>
    <style:style style:name="P9" style:family="paragraph" style:parent-style-name="Table_20_Contents" style:list-style-name="L4">
      <style:text-properties fo:color="#003366" officeooo:rsid="000f06e1" officeooo:paragraph-rsid="0013428d"/>
    </style:style>
    <style:style style:name="P10" style:family="paragraph" style:parent-style-name="Table_20_Contents" style:list-style-name="L4">
      <style:text-properties fo:color="#003366" officeooo:rsid="000c45a2" officeooo:paragraph-rsid="0013428d"/>
    </style:style>
    <style:style style:name="P11" style:family="paragraph" style:parent-style-name="Table_20_Contents" style:list-style-name="L1">
      <style:text-properties fo:color="#003366" officeooo:rsid="000c45a2" officeooo:paragraph-rsid="0013428d"/>
    </style:style>
    <style:style style:name="P12" style:family="paragraph" style:parent-style-name="Table_20_Contents" style:list-style-name="L1">
      <style:text-properties fo:color="#003366" officeooo:rsid="000e124e" officeooo:paragraph-rsid="0013428d"/>
    </style:style>
    <style:style style:name="P13" style:family="paragraph" style:parent-style-name="Table_20_Contents" style:list-style-name="L1">
      <style:text-properties fo:color="#003366" officeooo:rsid="000e124e" officeooo:paragraph-rsid="00147e25"/>
    </style:style>
    <style:style style:name="P14" style:family="paragraph" style:parent-style-name="Table_20_Contents" style:list-style-name="L4">
      <style:text-properties fo:color="#003366" officeooo:rsid="000e124e" officeooo:paragraph-rsid="00147e25"/>
    </style:style>
    <style:style style:name="P15" style:family="paragraph" style:parent-style-name="Table_20_Contents" style:list-style-name="L4">
      <style:text-properties fo:color="#003366" officeooo:rsid="000e124e" officeooo:paragraph-rsid="00188b44"/>
    </style:style>
    <style:style style:name="P16" style:family="paragraph" style:parent-style-name="Table_20_Contents" style:list-style-name="L1">
      <style:text-properties fo:color="#003366" officeooo:rsid="00089633" officeooo:paragraph-rsid="00147e25"/>
    </style:style>
    <style:style style:name="P17" style:family="paragraph" style:parent-style-name="Table_20_Contents" style:list-style-name="L1">
      <style:text-properties fo:color="#003366" officeooo:rsid="000fe633" officeooo:paragraph-rsid="00147e25"/>
    </style:style>
    <style:style style:name="P18" style:family="paragraph" style:parent-style-name="Table_20_Contents" style:list-style-name="L1">
      <style:text-properties fo:color="#003366" officeooo:rsid="000a7e4e" officeooo:paragraph-rsid="00147e25"/>
    </style:style>
    <style:style style:name="P19" style:family="paragraph" style:parent-style-name="Table_20_Contents" style:list-style-name="L1">
      <style:text-properties fo:color="#003366" officeooo:rsid="00073138" officeooo:paragraph-rsid="0011c2ec" fo:background-color="#dddddd"/>
    </style:style>
    <style:style style:name="P20" style:family="paragraph" style:parent-style-name="Table_20_Contents" style:list-style-name="L3">
      <style:text-properties fo:color="#003366" officeooo:rsid="000ba9dd" officeooo:paragraph-rsid="0011c2ec" fo:background-color="#dddddd"/>
    </style:style>
    <style:style style:name="P21" style:family="paragraph" style:parent-style-name="Table_20_Contents" style:list-style-name="L3">
      <style:text-properties fo:color="#003366" officeooo:rsid="000ba9dd" officeooo:paragraph-rsid="000ba9dd" fo:background-color="#dddddd"/>
    </style:style>
    <style:style style:name="P22" style:family="paragraph" style:parent-style-name="Table_20_Contents" style:list-style-name="L1">
      <style:text-properties fo:color="#003366" officeooo:rsid="000ba9dd" officeooo:paragraph-rsid="0011c2ec" fo:background-color="#dddddd"/>
    </style:style>
    <style:style style:name="P23" style:family="paragraph" style:parent-style-name="Table_20_Contents" style:list-style-name="L1">
      <style:text-properties fo:color="#003366" officeooo:rsid="000ba9dd" officeooo:paragraph-rsid="0013428d" fo:background-color="#dddddd"/>
    </style:style>
    <style:style style:name="P24" style:family="paragraph" style:parent-style-name="Table_20_Contents" style:list-style-name="L3">
      <style:text-properties fo:color="#003366" officeooo:rsid="000bc352" officeooo:paragraph-rsid="000bc352" fo:background-color="#dddddd"/>
    </style:style>
    <style:style style:name="P25" style:family="paragraph" style:parent-style-name="Table_20_Contents" style:list-style-name="L4">
      <style:text-properties fo:color="#003366" officeooo:rsid="000e124e" officeooo:paragraph-rsid="00147e25" fo:background-color="#dddddd"/>
    </style:style>
    <style:style style:name="P26" style:family="paragraph" style:parent-style-name="Table_20_Contents" style:list-style-name="L4">
      <style:text-properties fo:color="#003366" officeooo:rsid="000fe633" officeooo:paragraph-rsid="00147e25" fo:background-color="#dddddd"/>
    </style:style>
    <style:style style:name="P27" style:family="paragraph" style:parent-style-name="Table_20_Contents" style:list-style-name="L4">
      <style:text-properties fo:color="#003366" officeooo:rsid="000a7e4e" officeooo:paragraph-rsid="00147e25" fo:background-color="#dddddd"/>
    </style:style>
    <style:style style:name="P28" style:family="paragraph" style:parent-style-name="Table_20_Contents" style:list-style-name="L1">
      <style:text-properties fo:color="#003366" officeooo:paragraph-rsid="0013428d" fo:background-color="#dddddd"/>
    </style:style>
    <style:style style:name="P29" style:family="paragraph" style:parent-style-name="Table_20_Contents" style:list-style-name="L4">
      <style:text-properties officeooo:rsid="0031c426" officeooo:paragraph-rsid="0011e613" fo:background-color="#ccff66"/>
    </style:style>
    <style:style style:name="P30" style:family="paragraph" style:parent-style-name="Table_20_Contents" style:list-style-name="L4">
      <style:text-properties officeooo:rsid="0031c426" officeooo:paragraph-rsid="0013428d" fo:background-color="#ccff66"/>
    </style:style>
    <style:style style:name="P31" style:family="paragraph" style:parent-style-name="Table_20_Contents" style:list-style-name="L4">
      <style:text-properties officeooo:rsid="0031c426" officeooo:paragraph-rsid="00166021" fo:background-color="#ccff66"/>
    </style:style>
    <style:style style:name="P32" style:family="paragraph" style:parent-style-name="Table_20_Contents" style:list-style-name="L4">
      <style:text-properties officeooo:rsid="0031c426" officeooo:paragraph-rsid="00188b44" fo:background-color="#ccff66"/>
    </style:style>
    <style:style style:name="P33" style:family="paragraph" style:parent-style-name="Table_20_Contents" style:list-style-name="L1">
      <style:text-properties officeooo:rsid="00209841" officeooo:paragraph-rsid="0011e613" fo:background-color="#ccff66"/>
    </style:style>
    <style:style style:name="P34" style:family="paragraph" style:parent-style-name="Table_20_Contents" style:list-style-name="L1">
      <style:text-properties officeooo:rsid="00209841" officeooo:paragraph-rsid="0013428d" fo:background-color="#ccff66"/>
    </style:style>
    <style:style style:name="P35" style:family="paragraph" style:parent-style-name="Table_20_Contents" style:list-style-name="L1">
      <style:text-properties officeooo:rsid="00209841" officeooo:paragraph-rsid="00147e25" fo:background-color="#ccff66"/>
    </style:style>
    <style:style style:name="P36" style:family="paragraph" style:parent-style-name="Table_20_Contents" style:list-style-name="L4">
      <style:text-properties officeooo:rsid="00209841" officeooo:paragraph-rsid="00147e25" fo:background-color="#ccff66"/>
    </style:style>
    <style:style style:name="P37" style:family="paragraph" style:parent-style-name="Table_20_Contents" style:list-style-name="L4">
      <style:text-properties officeooo:rsid="00209841" officeooo:paragraph-rsid="0014a5f7" fo:background-color="#ccff66"/>
    </style:style>
    <style:style style:name="P38" style:family="paragraph" style:parent-style-name="Table_20_Contents" style:list-style-name="L4">
      <style:text-properties officeooo:rsid="00209841" officeooo:paragraph-rsid="0013428d" fo:background-color="#ccff66"/>
    </style:style>
    <style:style style:name="P39" style:family="paragraph" style:parent-style-name="Table_20_Contents" style:list-style-name="L4">
      <style:text-properties officeooo:rsid="00209841" officeooo:paragraph-rsid="00188b44" fo:background-color="#ccff66"/>
    </style:style>
    <style:style style:name="P40" style:family="paragraph" style:parent-style-name="Table_20_Contents" style:list-style-name="L1">
      <style:text-properties officeooo:rsid="000f06e1" officeooo:paragraph-rsid="0013428d" fo:background-color="#ccff66"/>
    </style:style>
    <style:style style:name="P41" style:family="paragraph" style:parent-style-name="Table_20_Contents" style:list-style-name="L1">
      <style:text-properties officeooo:rsid="000f06e1" officeooo:paragraph-rsid="0014a5f7" fo:background-color="#ccff66"/>
    </style:style>
    <style:style style:name="P42" style:family="paragraph" style:parent-style-name="Table_20_Contents" style:list-style-name="L1">
      <style:text-properties officeooo:rsid="000f06e1" officeooo:paragraph-rsid="00166021" fo:background-color="#ccff66"/>
    </style:style>
    <style:style style:name="P43" style:family="paragraph" style:parent-style-name="Table_20_Contents" style:list-style-name="L4">
      <style:text-properties officeooo:rsid="000f06e1" officeooo:paragraph-rsid="0013428d" fo:background-color="#ccff66"/>
    </style:style>
    <style:style style:name="P44" style:family="paragraph" style:parent-style-name="Table_20_Contents" style:list-style-name="L4">
      <style:text-properties officeooo:rsid="000f06e1" officeooo:paragraph-rsid="00166021" fo:background-color="#ccff66"/>
    </style:style>
    <style:style style:name="P45" style:family="paragraph" style:parent-style-name="Table_20_Contents" style:list-style-name="L1">
      <style:text-properties officeooo:rsid="000f06e1" officeooo:paragraph-rsid="0011e613" fo:background-color="#ff99ff"/>
    </style:style>
    <style:style style:name="P46" style:family="paragraph" style:parent-style-name="Table_20_Contents" style:list-style-name="L1">
      <style:text-properties officeooo:rsid="000f06e1" officeooo:paragraph-rsid="00166021" fo:background-color="#ff99ff"/>
    </style:style>
    <style:style style:name="P47" style:family="paragraph" style:parent-style-name="Table_20_Contents" style:list-style-name="L1">
      <style:text-properties officeooo:rsid="00209841" officeooo:paragraph-rsid="0013428d" fo:background-color="#ff99ff"/>
    </style:style>
    <style:style style:name="P48" style:family="paragraph" style:parent-style-name="Table_20_Contents" style:list-style-name="L1">
      <style:text-properties officeooo:rsid="00209841" officeooo:paragraph-rsid="00166021" fo:background-color="#ff99ff"/>
    </style:style>
    <style:style style:name="P49" style:family="paragraph" style:parent-style-name="Table_20_Contents" style:list-style-name="L1">
      <style:text-properties officeooo:rsid="0021987e" officeooo:paragraph-rsid="0011e613" fo:background-color="#ff99ff"/>
    </style:style>
    <style:style style:name="P50" style:family="paragraph" style:parent-style-name="Table_20_Contents" style:list-style-name="L1">
      <style:text-properties officeooo:rsid="0021987e" officeooo:paragraph-rsid="00147e25" fo:background-color="#ff99ff"/>
    </style:style>
    <style:style style:name="P51" style:family="paragraph" style:parent-style-name="Table_20_Contents" style:list-style-name="L1">
      <style:text-properties officeooo:rsid="0021987e" officeooo:paragraph-rsid="0014a5f7" fo:background-color="#ff99ff"/>
    </style:style>
    <style:style style:name="P52" style:family="paragraph" style:parent-style-name="Table_20_Contents" style:list-style-name="L1">
      <style:text-properties officeooo:rsid="0021987e" officeooo:paragraph-rsid="00166021" fo:background-color="#ff99ff"/>
    </style:style>
    <style:style style:name="P53" style:family="paragraph" style:parent-style-name="Table_20_Contents" style:list-style-name="L1">
      <style:text-properties officeooo:rsid="0031c426" officeooo:paragraph-rsid="0011e613" fo:background-color="#ff99ff"/>
    </style:style>
    <style:style style:name="P54" style:family="paragraph" style:parent-style-name="Table_20_Contents" style:list-style-name="L1">
      <style:text-properties officeooo:rsid="0031c426" officeooo:paragraph-rsid="00147e25" fo:background-color="#ff99ff"/>
    </style:style>
    <style:style style:name="P55" style:family="paragraph" style:parent-style-name="Table_20_Contents" style:list-style-name="L1">
      <style:text-properties officeooo:rsid="0031c426" officeooo:paragraph-rsid="00166021" fo:background-color="#ff99ff"/>
    </style:style>
    <style:style style:name="P56" style:family="paragraph" style:parent-style-name="Table_20_Contents" style:list-style-name="L1">
      <style:text-properties officeooo:rsid="00339c9e" officeooo:paragraph-rsid="0011e613" fo:background-color="#ff99ff"/>
    </style:style>
    <style:style style:name="P57" style:family="paragraph" style:parent-style-name="Table_20_Contents" style:list-style-name="L1">
      <style:text-properties officeooo:rsid="00339c9e" officeooo:paragraph-rsid="0014a5f7" fo:background-color="#ff99ff"/>
    </style:style>
    <style:style style:name="P58" style:family="paragraph" style:parent-style-name="Table_20_Contents" style:list-style-name="L1">
      <style:text-properties officeooo:rsid="00339c9e" officeooo:paragraph-rsid="00166021" fo:background-color="#ff99ff"/>
    </style:style>
    <style:style style:name="P59" style:family="paragraph" style:parent-style-name="Table_20_Contents" style:list-style-name="L1">
      <style:text-properties officeooo:rsid="001c94da" officeooo:paragraph-rsid="0011e613"/>
    </style:style>
    <style:style style:name="P60" style:family="paragraph" style:parent-style-name="Table_20_Contents" style:list-style-name="L1">
      <style:text-properties officeooo:rsid="00209841" officeooo:paragraph-rsid="0011e613"/>
    </style:style>
    <style:style style:name="P61" style:family="paragraph" style:parent-style-name="Table_20_Contents" style:list-style-name="L4">
      <style:text-properties officeooo:rsid="00209841" officeooo:paragraph-rsid="0011e613"/>
    </style:style>
    <style:style style:name="P62" style:family="paragraph" style:parent-style-name="Table_20_Contents" style:list-style-name="L4">
      <style:text-properties officeooo:rsid="00209841" officeooo:paragraph-rsid="00188b44"/>
    </style:style>
    <style:style style:name="P63" style:family="paragraph" style:parent-style-name="Table_20_Contents" style:list-style-name="L1">
      <style:text-properties officeooo:rsid="0016554b" officeooo:paragraph-rsid="0011e613"/>
    </style:style>
    <style:style style:name="P64" style:family="paragraph" style:parent-style-name="Table_20_Contents" style:list-style-name="L1">
      <style:text-properties officeooo:rsid="001b3c59" officeooo:paragraph-rsid="0011e613"/>
    </style:style>
    <style:style style:name="P65" style:family="paragraph" style:parent-style-name="Table_20_Contents" style:list-style-name="L4">
      <style:text-properties officeooo:rsid="001b3c59" officeooo:paragraph-rsid="0011e613"/>
    </style:style>
    <style:style style:name="P66" style:family="paragraph" style:parent-style-name="Table_20_Contents" style:list-style-name="L1">
      <style:text-properties officeooo:rsid="001ee5c2" officeooo:paragraph-rsid="0011e613"/>
    </style:style>
    <style:style style:name="P67" style:family="paragraph" style:parent-style-name="Table_20_Contents" style:list-style-name="L1">
      <style:text-properties officeooo:rsid="000f06e1" officeooo:paragraph-rsid="0011e613"/>
    </style:style>
    <style:style style:name="P68" style:family="paragraph" style:parent-style-name="Table_20_Contents" style:list-style-name="L1">
      <style:text-properties officeooo:rsid="000e124e" officeooo:paragraph-rsid="0011e613"/>
    </style:style>
    <style:style style:name="P69" style:family="paragraph" style:parent-style-name="Table_20_Contents" style:list-style-name="L1">
      <style:text-properties officeooo:rsid="0021987e" officeooo:paragraph-rsid="0011e613"/>
    </style:style>
    <style:style style:name="P70" style:family="paragraph" style:parent-style-name="Table_20_Contents" style:list-style-name="L1">
      <style:text-properties fo:color="#990099" officeooo:rsid="002bf1e7" officeooo:paragraph-rsid="0014a5f7"/>
    </style:style>
    <style:style style:name="P71" style:family="paragraph" style:parent-style-name="Table_20_Contents" style:list-style-name="L4">
      <style:text-properties fo:color="#990099" officeooo:rsid="002bf1e7" officeooo:paragraph-rsid="0014a5f7"/>
    </style:style>
    <style:style style:name="P72" style:family="paragraph" style:parent-style-name="Table_20_Contents" style:list-style-name="L4">
      <style:text-properties fo:color="#990099" officeooo:rsid="0031c426" officeooo:paragraph-rsid="0014a5f7"/>
    </style:style>
    <style:style style:name="P73" style:family="paragraph" style:parent-style-name="Table_20_Contents" style:list-style-name="L1">
      <style:text-properties fo:color="#990099" officeooo:rsid="00302f88" officeooo:paragraph-rsid="0014a5f7"/>
    </style:style>
    <style:style style:name="P74" style:family="paragraph" style:parent-style-name="Table_20_Contents" style:list-style-name="L4">
      <style:text-properties fo:color="#990099" officeooo:rsid="002fd902" officeooo:paragraph-rsid="0014a5f7"/>
    </style:style>
    <style:style style:name="P75" style:family="paragraph" style:parent-style-name="Table_20_Contents" style:list-style-name="L1">
      <style:text-properties fo:color="#990099" officeooo:rsid="002fd902" officeooo:paragraph-rsid="0014a5f7"/>
    </style:style>
    <style:style style:name="P76" style:family="paragraph" style:parent-style-name="Table_20_Contents" style:list-style-name="L1">
      <style:text-properties fo:color="#990099" officeooo:rsid="002de513" officeooo:paragraph-rsid="0014a5f7"/>
    </style:style>
    <style:style style:name="P77" style:family="paragraph" style:parent-style-name="Table_20_Contents" style:list-style-name="L1">
      <style:text-properties fo:color="#990099" officeooo:rsid="00339c9e" officeooo:paragraph-rsid="0014a5f7"/>
    </style:style>
    <style:style style:name="P78" style:family="paragraph" style:parent-style-name="Table_20_Contents" style:list-style-name="L4">
      <style:text-properties fo:color="#990099" officeooo:rsid="002bf1e7" officeooo:paragraph-rsid="0014a5f7" fo:background-color="#dddddd"/>
    </style:style>
    <style:style style:name="P79" style:family="paragraph" style:parent-style-name="Table_20_Contents" style:list-style-name="L4">
      <style:text-properties fo:color="#990099" officeooo:rsid="002bf1e7" officeooo:paragraph-rsid="00188b44" fo:background-color="#dddddd"/>
    </style:style>
    <style:style style:name="P80" style:family="paragraph" style:parent-style-name="Table_20_Contents" style:list-style-name="L4">
      <style:text-properties fo:color="#990099" officeooo:rsid="002bf1e7" officeooo:paragraph-rsid="001713ac" fo:background-color="#dddddd"/>
    </style:style>
    <style:style style:name="P81" style:family="paragraph" style:parent-style-name="Table_20_Contents" style:list-style-name="L1">
      <style:text-properties fo:color="#990099" officeooo:rsid="002bf1e7" officeooo:paragraph-rsid="0014a5f7" fo:background-color="#dddddd"/>
    </style:style>
    <style:style style:name="P82" style:family="paragraph" style:parent-style-name="Table_20_Contents" style:list-style-name="L4">
      <style:text-properties fo:color="#990099" officeooo:rsid="002fd902" officeooo:paragraph-rsid="00188b44" fo:background-color="#dddddd"/>
    </style:style>
    <style:style style:name="P83" style:family="paragraph" style:parent-style-name="Table_20_Contents" style:list-style-name="L1">
      <style:text-properties fo:color="#990099" officeooo:rsid="000ba9dd" officeooo:paragraph-rsid="0014a5f7" fo:background-color="#dddddd"/>
    </style:style>
    <style:style style:name="P84" style:family="paragraph" style:parent-style-name="Table_20_Contents" style:list-style-name="L1">
      <style:text-properties fo:color="#990099" officeooo:rsid="0031c426" officeooo:paragraph-rsid="0014a5f7" fo:background-color="#dddddd"/>
    </style:style>
    <style:style style:name="P85" style:family="paragraph" style:parent-style-name="Table_20_Contents" style:list-style-name="L4">
      <style:text-properties fo:color="#990099" officeooo:rsid="0031c426" officeooo:paragraph-rsid="0014a5f7" fo:background-color="#dddddd"/>
    </style:style>
    <style:style style:name="P86" style:family="paragraph" style:parent-style-name="Table_20_Contents" style:list-style-name="L4">
      <style:text-properties fo:color="#990099" officeooo:rsid="0015bbde" officeooo:paragraph-rsid="0014a5f7" fo:background-color="#dddddd"/>
    </style:style>
    <style:style style:name="P87" style:family="paragraph" style:parent-style-name="Table_20_Contents" style:list-style-name="L4">
      <style:text-properties fo:color="#990099" officeooo:rsid="001e5cbd" officeooo:paragraph-rsid="0014a5f7" fo:background-color="#dddddd"/>
    </style:style>
    <style:style style:name="P88" style:family="paragraph" style:parent-style-name="Table_20_Contents" style:list-style-name="L1">
      <style:text-properties fo:color="#006600" officeooo:rsid="00308494" officeooo:paragraph-rsid="00166021"/>
    </style:style>
    <style:style style:name="P89" style:family="paragraph" style:parent-style-name="Table_20_Contents" style:list-style-name="L1">
      <style:text-properties fo:color="#006600" officeooo:rsid="00379f64" officeooo:paragraph-rsid="00166021"/>
    </style:style>
    <style:style style:name="P90" style:family="paragraph" style:parent-style-name="Table_20_Contents" style:list-style-name="L1">
      <style:text-properties fo:color="#006600" officeooo:rsid="00361ad1" officeooo:paragraph-rsid="00166021"/>
    </style:style>
    <style:style style:name="P91" style:family="paragraph" style:parent-style-name="Table_20_Contents" style:list-style-name="L1">
      <style:text-properties fo:color="#006600" officeooo:rsid="0031afd2" officeooo:paragraph-rsid="00166021"/>
    </style:style>
    <style:style style:name="P92" style:family="paragraph" style:parent-style-name="Table_20_Contents" style:list-style-name="L1">
      <style:text-properties fo:color="#006600" officeooo:rsid="0034174d" officeooo:paragraph-rsid="00166021"/>
    </style:style>
    <style:style style:name="P93" style:family="paragraph" style:parent-style-name="Table_20_Contents" style:list-style-name="L1">
      <style:text-properties fo:color="#006600" officeooo:rsid="001a6235" officeooo:paragraph-rsid="00166021"/>
    </style:style>
    <style:style style:name="P94" style:family="paragraph" style:parent-style-name="Table_20_Contents" style:list-style-name="L1">
      <style:text-properties fo:color="#006600" officeooo:rsid="0032cbfe" officeooo:paragraph-rsid="00166021"/>
    </style:style>
    <style:style style:name="P95" style:family="paragraph" style:parent-style-name="Table_20_Contents" style:list-style-name="L4">
      <style:text-properties fo:color="#006600" officeooo:rsid="00308494" officeooo:paragraph-rsid="00166021" fo:background-color="#dddddd"/>
    </style:style>
    <style:style style:name="P96" style:family="paragraph" style:parent-style-name="Table_20_Contents" style:list-style-name="L1">
      <style:text-properties fo:color="#006600" officeooo:rsid="00308494" officeooo:paragraph-rsid="00166021" fo:background-color="#dddddd"/>
    </style:style>
    <style:style style:name="P97" style:family="paragraph" style:parent-style-name="Table_20_Contents" style:list-style-name="L4">
      <style:text-properties fo:color="#006600" officeooo:rsid="00361ad1" officeooo:paragraph-rsid="00166021" fo:background-color="#dddddd"/>
    </style:style>
    <style:style style:name="P98" style:family="paragraph" style:parent-style-name="Table_20_Contents" style:list-style-name="L1">
      <style:text-properties fo:color="#006600" officeooo:rsid="00361ad1" officeooo:paragraph-rsid="00166021" fo:background-color="#dddddd"/>
    </style:style>
    <style:style style:name="P99" style:family="paragraph" style:parent-style-name="Table_20_Contents" style:list-style-name="L1">
      <style:text-properties fo:color="#006600" officeooo:rsid="00379f64" officeooo:paragraph-rsid="00166021" fo:background-color="#dddddd"/>
    </style:style>
    <style:style style:name="P100" style:family="paragraph" style:parent-style-name="Table_20_Contents" style:list-style-name="L4">
      <style:text-properties fo:color="#006600" officeooo:rsid="0031afd2" officeooo:paragraph-rsid="00166021" fo:background-color="#dddddd"/>
    </style:style>
    <style:style style:name="P101" style:family="paragraph" style:parent-style-name="Table_20_Contents" style:list-style-name="L4">
      <style:text-properties fo:color="#999999" officeooo:rsid="001c5e66" officeooo:paragraph-rsid="0011e613"/>
    </style:style>
    <style:style style:name="P102" style:family="paragraph" style:parent-style-name="Table_20_Contents" style:list-style-name="L4">
      <style:text-properties fo:color="#999999" officeooo:rsid="001c94da" officeooo:paragraph-rsid="0011e613"/>
    </style:style>
    <style:style style:name="P103" style:family="paragraph" style:parent-style-name="Table_20_Contents" style:list-style-name="L4">
      <style:text-properties fo:color="#999999" officeooo:rsid="001b3c59" officeooo:paragraph-rsid="0011e613"/>
    </style:style>
    <style:style style:name="P104" style:family="paragraph" style:parent-style-name="Table_20_Contents">
      <style:text-properties officeooo:rsid="001b3c59" officeooo:paragraph-rsid="00188b44" fo:background-color="#dddddd"/>
    </style:style>
    <style:style style:name="P105" style:family="paragraph" style:parent-style-name="Table_20_Contents" style:list-style-name="L1">
      <style:text-properties officeooo:rsid="001b3c59" officeooo:paragraph-rsid="0011e613" fo:background-color="#dddddd"/>
    </style:style>
    <style:style style:name="P106" style:family="paragraph" style:parent-style-name="Table_20_Contents" style:list-style-name="L4">
      <style:text-properties officeooo:rsid="001b3c59" officeooo:paragraph-rsid="00188b44" fo:background-color="#dddddd"/>
    </style:style>
    <style:style style:name="P107" style:family="paragraph" style:parent-style-name="Table_20_Contents" style:list-style-name="L4">
      <style:text-properties officeooo:rsid="000f06e1" officeooo:paragraph-rsid="00166021" fo:background-color="#dddddd"/>
    </style:style>
    <style:style style:name="P108" style:family="paragraph" style:parent-style-name="Table_20_Contents" style:list-style-name="L1">
      <style:text-properties officeooo:rsid="000ba9dd" officeooo:paragraph-rsid="0011c2ec" fo:background-color="#dddddd"/>
    </style:style>
    <style:style style:name="P109" style:family="paragraph" style:parent-style-name="Table_20_Contents" style:list-style-name="L4">
      <style:text-properties officeooo:rsid="000ba9dd" officeooo:paragraph-rsid="0011c2ec" fo:background-color="#dddddd"/>
    </style:style>
    <style:style style:name="P110" style:family="paragraph" style:parent-style-name="Table_20_Contents" style:list-style-name="L4">
      <style:text-properties officeooo:rsid="000ba9dd" officeooo:paragraph-rsid="0011e613" fo:background-color="#dddddd"/>
    </style:style>
    <style:style style:name="P111" style:family="paragraph" style:parent-style-name="Table_20_Contents" style:list-style-name="L4">
      <style:text-properties officeooo:rsid="000ba9dd" officeooo:paragraph-rsid="0013428d" fo:background-color="#dddddd"/>
    </style:style>
    <style:style style:name="P112" style:family="paragraph" style:parent-style-name="Table_20_Contents" style:list-style-name="L4">
      <style:text-properties officeooo:rsid="000ba9dd" officeooo:paragraph-rsid="00166021" fo:background-color="#dddddd"/>
    </style:style>
    <style:style style:name="P113" style:family="paragraph" style:parent-style-name="Table_20_Contents" style:list-style-name="L2">
      <style:text-properties officeooo:rsid="000ba9dd" officeooo:paragraph-rsid="0011c2ec" fo:background-color="#dddddd"/>
    </style:style>
    <style:style style:name="P114" style:family="paragraph" style:parent-style-name="Table_20_Contents" style:list-style-name="L1">
      <style:text-properties officeooo:rsid="0015bbde" officeooo:paragraph-rsid="0011c2ec" fo:background-color="#dddddd"/>
    </style:style>
    <style:style style:name="P115" style:family="paragraph" style:parent-style-name="Table_20_Contents" style:list-style-name="L2">
      <style:text-properties officeooo:rsid="0015bbde" officeooo:paragraph-rsid="0011c2ec" fo:background-color="#dddddd"/>
    </style:style>
    <style:style style:name="P116" style:family="paragraph" style:parent-style-name="Table_20_Contents" style:list-style-name="L1">
      <style:text-properties officeooo:rsid="0019d790" officeooo:paragraph-rsid="0011c2ec" fo:background-color="#dddddd"/>
    </style:style>
    <style:style style:name="P117" style:family="paragraph" style:parent-style-name="Table_20_Contents" style:list-style-name="L2">
      <style:text-properties officeooo:rsid="001a6235" officeooo:paragraph-rsid="001a6235" fo:background-color="#dddddd"/>
    </style:style>
    <style:style style:name="P118" style:family="paragraph" style:parent-style-name="Table_20_Contents" style:list-style-name="L1">
      <style:text-properties officeooo:rsid="001a6235" officeooo:paragraph-rsid="0011e613" fo:background-color="#dddddd"/>
    </style:style>
    <style:style style:name="P119" style:family="paragraph" style:parent-style-name="Table_20_Contents" style:list-style-name="L1">
      <style:text-properties officeooo:rsid="001e5cbd" officeooo:paragraph-rsid="0014a5f7" fo:background-color="#dddddd"/>
    </style:style>
    <style:style style:name="P120" style:family="paragraph" style:parent-style-name="Table_20_Contents" style:list-style-name="L1">
      <style:text-properties officeooo:rsid="001e5cbd" officeooo:paragraph-rsid="00166021" fo:background-color="#dddddd"/>
    </style:style>
    <style:style style:name="P121" style:family="paragraph" style:parent-style-name="Table_20_Contents" style:list-style-name="L1">
      <style:text-properties officeooo:rsid="001e5cbd" officeooo:paragraph-rsid="0011e613" fo:background-color="#dddddd"/>
    </style:style>
    <style:style style:name="P122" style:family="paragraph" style:parent-style-name="Table_20_Contents" style:list-style-name="L1">
      <style:text-properties officeooo:rsid="00209841" officeooo:paragraph-rsid="0013428d" fo:background-color="#dddddd"/>
    </style:style>
    <style:style style:name="P123" style:family="paragraph" style:parent-style-name="Table_20_Contents" style:list-style-name="L1">
      <style:text-properties officeooo:rsid="00209841" officeooo:paragraph-rsid="00166021" fo:background-color="#dddddd"/>
    </style:style>
    <style:style style:name="P124" style:family="paragraph" style:parent-style-name="Table_20_Contents" style:list-style-name="L1">
      <style:text-properties officeooo:rsid="00209841" officeooo:paragraph-rsid="0011e613" fo:background-color="#dddddd"/>
    </style:style>
    <style:style style:name="P125" style:family="paragraph" style:parent-style-name="Table_20_Contents" style:list-style-name="L1">
      <style:text-properties officeooo:rsid="001a20bf" officeooo:paragraph-rsid="0011e613" fo:background-color="#dddddd"/>
    </style:style>
    <style:style style:name="P126" style:family="paragraph" style:parent-style-name="Table_20_Contents" style:list-style-name="L4">
      <style:text-properties officeooo:rsid="001a20bf" officeooo:paragraph-rsid="0011e613" fo:background-color="#dddddd"/>
    </style:style>
    <style:style style:name="P127" style:family="paragraph" style:parent-style-name="Table_20_Contents" style:list-style-name="L1">
      <style:text-properties officeooo:rsid="001c94da" officeooo:paragraph-rsid="0011e613" fo:background-color="#dddddd"/>
    </style:style>
    <style:style style:name="P128" style:family="paragraph" style:parent-style-name="Table_20_Contents" style:list-style-name="L4">
      <style:text-properties officeooo:rsid="001c94da" officeooo:paragraph-rsid="0011e613" fo:background-color="#dddddd"/>
    </style:style>
    <style:style style:name="P129" style:family="paragraph" style:parent-style-name="Table_20_Contents" style:list-style-name="L1">
      <style:text-properties officeooo:rsid="0031c426" officeooo:paragraph-rsid="0011e613" fo:background-color="#dddddd"/>
    </style:style>
    <style:style style:name="P130" style:family="paragraph" style:parent-style-name="Table_20_Contents" style:list-style-name="L4">
      <style:text-properties officeooo:rsid="0031c426" officeooo:paragraph-rsid="0014a5f7" fo:background-color="#dddddd"/>
    </style:style>
    <style:style style:name="P131" style:family="paragraph" style:parent-style-name="Table_20_Contents" style:list-style-name="L4">
      <style:text-properties officeooo:rsid="0031c426" officeooo:paragraph-rsid="00166021" fo:background-color="#dddddd"/>
    </style:style>
    <style:style style:name="P132" style:family="paragraph" style:parent-style-name="Table_20_Contents" style:list-style-name="L4">
      <style:text-properties officeooo:rsid="001c5e66" officeooo:paragraph-rsid="0011e613" fo:background-color="#dddddd"/>
    </style:style>
    <style:style style:name="P133" style:family="paragraph" style:parent-style-name="Standard" style:list-style-name="L1">
      <style:text-properties fo:language="sl" fo:country="SI" fo:font-style="italic" officeooo:rsid="0002b52f" officeooo:paragraph-rsid="0011e613" style:font-size-asian="10.5pt" style:font-style-asian="italic" style:font-style-complex="italic"/>
    </style:style>
    <style:style style:name="P134" style:family="paragraph" style:parent-style-name="Standard" style:list-style-name="L1">
      <style:paragraph-properties fo:text-align="justify" style:justify-single-word="false"/>
      <style:text-properties fo:language="sl" fo:country="SI" fo:font-style="italic" officeooo:rsid="0006536d" officeooo:paragraph-rsid="0011e613" style:font-size-asian="10.5pt" style:font-style-asian="italic" style:font-style-complex="italic"/>
    </style:style>
    <style:style style:name="P135" style:family="paragraph" style:parent-style-name="Standard" style:list-style-name="L1">
      <style:text-properties fo:language="sl" fo:country="SI" fo:font-style="italic" officeooo:rsid="00037c2b" officeooo:paragraph-rsid="0011e613" style:font-size-asian="10.5pt" style:font-style-asian="italic" style:font-style-complex="italic"/>
    </style:style>
    <style:style style:name="P136" style:family="paragraph" style:parent-style-name="Standard" style:list-style-name="L1">
      <style:paragraph-properties fo:text-align="justify" style:justify-single-word="false"/>
      <style:text-properties fo:language="sl" fo:country="SI" fo:font-style="italic" officeooo:rsid="00037c2b" officeooo:paragraph-rsid="0011e613" style:font-size-asian="10.5pt" style:font-style-asian="italic" style:font-style-complex="italic"/>
    </style:style>
    <style:style style:name="P137" style:family="paragraph" style:parent-style-name="Standard" style:list-style-name="L1">
      <style:paragraph-properties fo:text-align="justify" style:justify-single-word="false"/>
      <style:text-properties fo:language="sl" fo:country="SI" fo:font-style="italic" officeooo:rsid="001ee5c2" officeooo:paragraph-rsid="0011e613" style:font-size-asian="10.5pt" style:font-style-asian="italic" style:font-style-complex="italic"/>
    </style:style>
    <style:style style:name="P138" style:family="paragraph" style:parent-style-name="Standard" style:list-style-name="L1">
      <style:paragraph-properties fo:text-align="justify" style:justify-single-word="false"/>
      <style:text-properties fo:language="sl" fo:country="SI" fo:font-style="italic" officeooo:rsid="00053a62" officeooo:paragraph-rsid="0011e613" style:font-size-asian="10.5pt" style:font-style-asian="italic" style:font-style-complex="italic"/>
    </style:style>
    <style:style style:name="P139" style:family="paragraph" style:parent-style-name="Standard" style:list-style-name="L1">
      <style:paragraph-properties fo:text-align="justify" style:justify-single-word="false"/>
      <style:text-properties fo:language="sl" fo:country="SI" fo:font-style="italic" officeooo:rsid="00055a93" officeooo:paragraph-rsid="0011e613" style:font-size-asian="10.5pt" style:font-style-asian="italic" style:font-style-complex="italic"/>
    </style:style>
    <style:style style:name="P140" style:family="paragraph" style:parent-style-name="Standard" style:list-style-name="L1">
      <style:paragraph-properties fo:text-align="justify" style:justify-single-word="false"/>
      <style:text-properties fo:language="sl" fo:country="SI" fo:font-style="italic" officeooo:rsid="001808a2" officeooo:paragraph-rsid="0011e613" style:font-size-asian="10.5pt" style:font-style-asian="italic" style:font-style-complex="italic"/>
    </style:style>
    <style:style style:name="P141" style:family="paragraph" style:parent-style-name="Standard" style:list-style-name="L1">
      <style:paragraph-properties fo:text-align="justify" style:justify-single-word="false"/>
      <style:text-properties fo:language="sl" fo:country="SI" fo:font-style="italic" officeooo:rsid="0021987e" officeooo:paragraph-rsid="0011e613" style:font-size-asian="10.5pt" style:font-style-asian="italic" style:font-style-complex="italic"/>
    </style:style>
    <style:style style:name="P142" style:family="paragraph" style:parent-style-name="Standard" style:list-style-name="L1">
      <style:paragraph-properties fo:text-align="justify" style:justify-single-word="false"/>
      <style:text-properties fo:language="sl" fo:country="SI" fo:font-style="italic" fo:font-weight="normal" officeooo:rsid="000d2cf4" officeooo:paragraph-rsid="0011e613" style:font-size-asian="10.5pt" style:font-style-asian="italic" style:font-weight-asian="normal" style:font-style-complex="italic" style:font-weight-complex="normal"/>
    </style:style>
    <style:style style:name="P143" style:family="paragraph" style:parent-style-name="Standard" style:list-style-name="L1">
      <style:text-properties fo:language="sl" fo:country="SI" fo:font-style="italic" officeooo:rsid="0001f8b8" officeooo:paragraph-rsid="0011c2ec" fo:background-color="#dddddd" style:font-size-asian="10.5pt" style:font-style-asian="italic" style:font-style-complex="italic"/>
    </style:style>
    <style:style style:name="P144" style:family="paragraph" style:parent-style-name="Standard">
      <style:text-properties fo:language="sl" fo:country="SI" fo:font-style="italic" officeooo:rsid="0001f8b8" officeooo:paragraph-rsid="0011c2ec" fo:background-color="#dddddd" style:font-size-asian="10.5pt" style:font-style-asian="italic" style:font-style-complex="italic"/>
    </style:style>
    <style:style style:name="P145" style:family="paragraph" style:parent-style-name="Standard" style:list-style-name="L1">
      <style:text-properties fo:language="sl" fo:country="SI" fo:font-style="italic" officeooo:rsid="00023159" officeooo:paragraph-rsid="0011e613" fo:background-color="#dddddd" style:font-size-asian="10.5pt" style:font-style-asian="italic" style:font-style-complex="italic"/>
    </style:style>
    <style:style style:name="P146" style:family="paragraph" style:parent-style-name="Standard" style:list-style-name="L4">
      <style:text-properties fo:language="sl" fo:country="SI" fo:font-style="italic" officeooo:rsid="00023159" officeooo:paragraph-rsid="0011e613" fo:background-color="#dddddd" style:font-size-asian="10.5pt" style:font-style-asian="italic" style:font-style-complex="italic"/>
    </style:style>
    <style:style style:name="P147" style:family="paragraph" style:parent-style-name="Standard" style:list-style-name="L1">
      <style:text-properties fo:language="sl" fo:country="SI" fo:font-style="italic" officeooo:rsid="0002b52f" officeooo:paragraph-rsid="0011e613" fo:background-color="#dddddd" style:font-size-asian="10.5pt" style:font-style-asian="italic" style:font-style-complex="italic"/>
    </style:style>
    <style:style style:name="P148" style:family="paragraph" style:parent-style-name="Standard" style:list-style-name="L1">
      <style:paragraph-properties fo:text-align="justify" style:justify-single-word="false"/>
      <style:text-properties fo:language="sl" fo:country="SI" fo:font-style="italic" officeooo:rsid="0006536d" officeooo:paragraph-rsid="0011e613" fo:background-color="#dddddd" style:font-size-asian="10.5pt" style:font-style-asian="italic" style:font-style-complex="italic"/>
    </style:style>
    <style:style style:name="P149" style:family="paragraph" style:parent-style-name="Standard" style:list-style-name="L1">
      <style:text-properties fo:language="sl" fo:country="SI" fo:font-style="italic" officeooo:rsid="00037c2b" officeooo:paragraph-rsid="0011e613" fo:background-color="#dddddd" style:font-size-asian="10.5pt" style:font-style-asian="italic" style:font-style-complex="italic"/>
    </style:style>
    <style:style style:name="P150" style:family="paragraph" style:parent-style-name="Standard" style:list-style-name="L1">
      <style:text-properties fo:language="sl" fo:country="SI" fo:font-style="italic" officeooo:rsid="0007fa2f" officeooo:paragraph-rsid="0011e613" fo:background-color="#dddddd" style:font-size-asian="10.5pt" style:font-style-asian="italic" style:font-style-complex="italic"/>
    </style:style>
    <style:style style:name="P151" style:family="paragraph" style:parent-style-name="Standard" style:list-style-name="L4">
      <style:paragraph-properties fo:text-align="justify" style:justify-single-word="false"/>
      <style:text-properties fo:language="sl" fo:country="SI" fo:font-style="italic" officeooo:rsid="00053a62" officeooo:paragraph-rsid="00188b44" fo:background-color="#dddddd" style:font-size-asian="10.5pt" style:font-style-asian="italic" style:font-style-complex="italic"/>
    </style:style>
    <style:style style:name="P152" style:family="paragraph" style:parent-style-name="Standard" style:list-style-name="L4">
      <style:paragraph-properties fo:text-align="justify" style:justify-single-word="false"/>
      <style:text-properties fo:language="sl" fo:country="SI" fo:font-style="italic" officeooo:rsid="00053a62" officeooo:paragraph-rsid="0011e613" fo:background-color="#dddddd" style:font-size-asian="10.5pt" style:font-style-asian="italic" style:font-style-complex="italic"/>
    </style:style>
    <style:style style:name="P153" style:family="paragraph" style:parent-style-name="Standard" style:list-style-name="L4">
      <style:text-properties fo:language="sl" fo:country="SI" fo:font-style="italic" officeooo:rsid="00053a62" officeooo:paragraph-rsid="00188b44" fo:background-color="#dddddd" style:font-size-asian="10.5pt" style:font-style-asian="italic" style:font-style-complex="italic"/>
    </style:style>
    <style:style style:name="P154" style:family="paragraph" style:parent-style-name="Standard" style:list-style-name="L4">
      <style:paragraph-properties fo:text-align="justify" style:justify-single-word="false"/>
      <style:text-properties fo:language="sl" fo:country="SI" fo:font-style="normal" officeooo:rsid="00053a62" officeooo:paragraph-rsid="0011e613" style:font-size-asian="10.5pt" style:font-style-asian="normal" style:font-style-complex="normal"/>
    </style:style>
    <style:style style:name="P155" style:family="paragraph" style:parent-style-name="Standard">
      <style:paragraph-properties fo:text-align="justify" style:justify-single-word="false"/>
      <style:text-properties fo:language="sl" fo:country="SI" fo:font-style="normal" officeooo:rsid="00053a62" officeooo:paragraph-rsid="00188b44" fo:background-color="#dddddd" style:font-size-asian="10.5pt" style:font-style-asian="normal" style:font-style-complex="normal"/>
    </style:style>
    <style:style style:name="P156" style:family="paragraph" style:parent-style-name="Standard" style:list-style-name="L1">
      <style:text-properties fo:font-style="italic" officeooo:rsid="0015bbde" officeooo:paragraph-rsid="0011e613" style:font-style-asian="italic" style:font-style-complex="italic"/>
    </style:style>
    <style:style style:name="P157" style:family="paragraph" style:parent-style-name="Standard" style:list-style-name="L1">
      <style:text-properties fo:font-style="italic" officeooo:rsid="0016554b" officeooo:paragraph-rsid="0011e613" style:font-style-asian="italic" style:font-style-complex="italic"/>
    </style:style>
    <style:style style:name="P158" style:family="paragraph" style:parent-style-name="Standard" style:list-style-name="L1">
      <style:paragraph-properties fo:text-align="justify" style:justify-single-word="false"/>
      <style:text-properties fo:font-style="italic" officeooo:rsid="0016554b" officeooo:paragraph-rsid="0011e613" style:font-style-asian="italic" style:font-style-complex="italic"/>
    </style:style>
    <style:style style:name="P159" style:family="paragraph" style:parent-style-name="Standard" style:list-style-name="L4">
      <style:paragraph-properties fo:text-align="justify" style:justify-single-word="false"/>
      <style:text-properties fo:font-style="italic" officeooo:rsid="0016554b" officeooo:paragraph-rsid="0011e613" style:font-style-asian="italic" style:font-style-complex="italic"/>
    </style:style>
    <style:style style:name="P160" style:family="paragraph" style:parent-style-name="Standard" style:list-style-name="L1">
      <style:paragraph-properties fo:text-align="justify" style:justify-single-word="false"/>
      <style:text-properties fo:font-style="italic" officeooo:rsid="001808a2" officeooo:paragraph-rsid="0011e613" style:font-style-asian="italic" style:font-style-complex="italic"/>
    </style:style>
    <style:style style:name="P161" style:family="paragraph" style:parent-style-name="Standard">
      <style:paragraph-properties fo:text-align="justify" style:justify-single-word="false"/>
      <style:text-properties fo:font-style="italic" officeooo:rsid="0016554b" officeooo:paragraph-rsid="00188b44" fo:background-color="#dddddd" style:font-style-asian="italic" style:font-style-complex="italic"/>
    </style:style>
    <style:style style:name="P162" style:family="paragraph" style:parent-style-name="Standard" style:list-style-name="L1">
      <style:text-properties fo:font-style="italic" officeooo:rsid="0016554b" officeooo:paragraph-rsid="0011e613" fo:background-color="#dddddd" style:font-style-asian="italic" style:font-style-complex="italic"/>
    </style:style>
    <style:style style:name="P163" style:family="paragraph" style:parent-style-name="Standard" style:list-style-name="L1">
      <style:text-properties fo:font-style="italic" officeooo:rsid="0001fe65" officeooo:paragraph-rsid="0011c2ec" fo:background-color="#dddddd" style:font-style-asian="italic" style:font-style-complex="italic"/>
    </style:style>
    <style:style style:name="P164" style:family="paragraph" style:parent-style-name="Standard">
      <style:text-properties fo:font-style="italic" officeooo:rsid="0015bbde" officeooo:paragraph-rsid="0015bbde" fo:background-color="#dddddd" style:font-style-asian="italic" style:font-style-complex="italic"/>
    </style:style>
    <style:style style:name="P165" style:family="paragraph" style:parent-style-name="Standard" style:list-style-name="L1">
      <style:text-properties fo:font-style="italic" officeooo:rsid="0015bbde" officeooo:paragraph-rsid="0011e613" fo:background-color="#dddddd" style:font-style-asian="italic" style:font-style-complex="italic"/>
    </style:style>
    <style:style style:name="P166" style:family="paragraph" style:parent-style-name="Standard" style:list-style-name="L4">
      <style:text-properties fo:font-style="italic" officeooo:rsid="0015bbde" officeooo:paragraph-rsid="0011e613" fo:background-color="#dddddd" style:font-style-asian="italic" style:font-style-complex="italic"/>
    </style:style>
    <style:style style:name="P167" style:family="paragraph" style:parent-style-name="Standard" style:list-style-name="L1">
      <style:paragraph-properties fo:text-align="justify" style:justify-single-word="false"/>
      <style:text-properties fo:font-style="italic" officeooo:rsid="000a30f7" officeooo:paragraph-rsid="0011e613" fo:background-color="#dddddd" style:font-style-asian="italic" style:font-style-complex="italic"/>
    </style:style>
    <style:style style:name="P168" style:family="paragraph" style:parent-style-name="Standard" style:list-style-name="L1">
      <style:text-properties officeooo:paragraph-rsid="0011e613"/>
    </style:style>
    <style:style style:name="P169" style:family="paragraph" style:parent-style-name="Standard" style:list-style-name="L1">
      <style:text-properties officeooo:paragraph-rsid="0013428d"/>
    </style:style>
    <style:style style:name="P170" style:family="paragraph" style:parent-style-name="Standard" style:list-style-name="L1">
      <style:text-properties officeooo:paragraph-rsid="00147e25"/>
    </style:style>
    <style:style style:name="P171" style:family="paragraph" style:parent-style-name="Standard" style:list-style-name="L1">
      <style:text-properties officeooo:paragraph-rsid="0014a5f7"/>
    </style:style>
    <style:style style:name="P172" style:family="paragraph" style:parent-style-name="Standard" style:list-style-name="L1">
      <style:text-properties officeooo:paragraph-rsid="00166021"/>
    </style:style>
    <style:style style:name="P173" style:family="paragraph" style:parent-style-name="Standard" style:list-style-name="L1">
      <style:text-properties fo:color="#003366" officeooo:paragraph-rsid="0013428d"/>
    </style:style>
    <style:style style:name="P174" style:family="paragraph" style:parent-style-name="Standard" style:list-style-name="L1">
      <style:text-properties fo:color="#003366" officeooo:paragraph-rsid="00147e25"/>
    </style:style>
    <style:style style:name="P175" style:family="paragraph" style:parent-style-name="Standard" style:list-style-name="L1">
      <style:text-properties fo:color="#003366" fo:font-style="italic" officeooo:rsid="0006328b" officeooo:paragraph-rsid="0013428d" style:font-style-asian="italic" style:font-style-complex="italic"/>
    </style:style>
    <style:style style:name="P176" style:family="paragraph" style:parent-style-name="Standard" style:list-style-name="L4">
      <style:text-properties fo:color="#003366" fo:font-style="italic" officeooo:rsid="0006328b" officeooo:paragraph-rsid="0013428d" style:font-style-asian="italic" style:font-style-complex="italic"/>
    </style:style>
    <style:style style:name="P177" style:family="paragraph" style:parent-style-name="Standard" style:list-style-name="L4">
      <style:paragraph-properties fo:text-align="justify" style:justify-single-word="false"/>
      <style:text-properties fo:color="#003366" fo:font-style="italic" officeooo:rsid="000670e6" officeooo:paragraph-rsid="0013428d" style:font-style-asian="italic" style:font-style-complex="italic"/>
    </style:style>
    <style:style style:name="P178" style:family="paragraph" style:parent-style-name="Standard" style:list-style-name="L1">
      <style:paragraph-properties fo:text-align="justify" style:justify-single-word="false"/>
      <style:text-properties fo:color="#003366" fo:font-style="italic" officeooo:rsid="000670e6" officeooo:paragraph-rsid="0013428d" style:font-style-asian="italic" style:font-style-complex="italic"/>
    </style:style>
    <style:style style:name="P179" style:family="paragraph" style:parent-style-name="Standard" style:list-style-name="L4">
      <style:text-properties fo:color="#003366" fo:font-style="italic" officeooo:rsid="000670e6" officeooo:paragraph-rsid="0013428d" style:font-style-asian="italic" style:font-style-complex="italic"/>
    </style:style>
    <style:style style:name="P180" style:family="paragraph" style:parent-style-name="Standard" style:list-style-name="L1">
      <style:paragraph-properties fo:text-align="justify" style:justify-single-word="false"/>
      <style:text-properties fo:color="#003366" fo:font-style="italic" officeooo:rsid="00086560" officeooo:paragraph-rsid="0013428d" style:font-style-asian="italic" style:font-style-complex="italic"/>
    </style:style>
    <style:style style:name="P181" style:family="paragraph" style:parent-style-name="Standard" style:list-style-name="L4">
      <style:paragraph-properties fo:text-align="justify" style:justify-single-word="false"/>
      <style:text-properties fo:color="#003366" fo:font-style="italic" officeooo:rsid="00086560" officeooo:paragraph-rsid="00147e25" style:font-style-asian="italic" style:font-style-complex="italic"/>
    </style:style>
    <style:style style:name="P182" style:family="paragraph" style:parent-style-name="Standard" style:list-style-name="L4">
      <style:paragraph-properties fo:text-align="justify" style:justify-single-word="false"/>
      <style:text-properties fo:color="#003366" fo:font-style="italic" officeooo:rsid="00086560" officeooo:paragraph-rsid="00188b44" style:font-style-asian="italic" style:font-style-complex="italic"/>
    </style:style>
    <style:style style:name="P183" style:family="paragraph" style:parent-style-name="Standard" style:list-style-name="L1">
      <style:paragraph-properties fo:text-align="justify" style:justify-single-word="false"/>
      <style:text-properties fo:color="#003366" fo:font-style="italic" officeooo:rsid="000a30f7" officeooo:paragraph-rsid="00147e25" style:font-style-asian="italic" style:font-style-complex="italic"/>
    </style:style>
    <style:style style:name="P184" style:family="paragraph" style:parent-style-name="Standard" style:list-style-name="L1">
      <style:paragraph-properties fo:text-align="justify" style:justify-single-word="false"/>
      <style:text-properties fo:color="#003366" fo:font-style="italic" officeooo:rsid="000b985a" officeooo:paragraph-rsid="00147e25" style:font-style-asian="italic" style:font-style-complex="italic"/>
    </style:style>
    <style:style style:name="P185" style:family="paragraph" style:parent-style-name="Standard" style:list-style-name="L1">
      <style:paragraph-properties fo:text-align="justify" style:justify-single-word="false"/>
      <style:text-properties fo:color="#003366" fo:font-style="italic" officeooo:rsid="000a9611" officeooo:paragraph-rsid="00147e25" style:font-style-asian="italic" style:font-style-complex="italic"/>
    </style:style>
    <style:style style:name="P186" style:family="paragraph" style:parent-style-name="Standard" style:list-style-name="L1">
      <style:paragraph-properties fo:text-align="justify" style:justify-single-word="false"/>
      <style:text-properties fo:color="#003366" fo:font-style="italic" officeooo:rsid="000d2cf4" officeooo:paragraph-rsid="00147e25" style:font-style-asian="italic" style:font-style-complex="italic"/>
    </style:style>
    <style:style style:name="P187" style:family="paragraph" style:parent-style-name="Standard" style:list-style-name="L1">
      <style:paragraph-properties fo:text-align="justify" style:justify-single-word="false"/>
      <style:text-properties fo:color="#003366" fo:font-style="italic" officeooo:rsid="000ed48b" officeooo:paragraph-rsid="00147e25" style:font-style-asian="italic" style:font-style-complex="italic"/>
    </style:style>
    <style:style style:name="P188" style:family="paragraph" style:parent-style-name="Standard" style:list-style-name="L1">
      <style:paragraph-properties fo:text-align="justify" style:justify-single-word="false"/>
      <style:text-properties fo:color="#003366" fo:font-style="italic" officeooo:rsid="000fc344" officeooo:paragraph-rsid="00147e25" style:font-style-asian="italic" style:font-style-complex="italic"/>
    </style:style>
    <style:style style:name="P189" style:family="paragraph" style:parent-style-name="Standard" style:list-style-name="L1">
      <style:text-properties fo:color="#003366" fo:font-style="italic" officeooo:rsid="0001fe65" officeooo:paragraph-rsid="0011c2ec" fo:background-color="#dddddd" style:font-style-asian="italic" style:font-style-complex="italic"/>
    </style:style>
    <style:style style:name="P190" style:family="paragraph" style:parent-style-name="Standard" style:list-style-name="L1">
      <style:text-properties fo:color="#003366" fo:font-style="italic" officeooo:rsid="0002c169" officeooo:paragraph-rsid="0011c2ec" fo:background-color="#dddddd" style:font-style-asian="italic" style:font-style-complex="italic"/>
    </style:style>
    <style:style style:name="P191" style:family="paragraph" style:parent-style-name="Standard" style:list-style-name="L1">
      <style:text-properties fo:color="#003366" fo:font-style="italic" officeooo:rsid="0002c169" officeooo:paragraph-rsid="0013428d" fo:background-color="#dddddd" style:font-style-asian="italic" style:font-style-complex="italic"/>
    </style:style>
    <style:style style:name="P192" style:family="paragraph" style:parent-style-name="Standard">
      <style:text-properties fo:color="#003366" fo:font-style="italic" officeooo:rsid="0002c169" officeooo:paragraph-rsid="0011c2ec" fo:background-color="#dddddd" style:font-style-asian="italic" style:font-style-complex="italic"/>
    </style:style>
    <style:style style:name="P193" style:family="paragraph" style:parent-style-name="Standard" style:list-style-name="L1">
      <style:text-properties fo:color="#003366" fo:font-style="italic" officeooo:rsid="000427fb" officeooo:paragraph-rsid="0013428d" fo:background-color="#dddddd" style:font-style-asian="italic" style:font-style-complex="italic"/>
    </style:style>
    <style:style style:name="P194" style:family="paragraph" style:parent-style-name="Standard">
      <style:text-properties fo:color="#003366" fo:font-style="italic" officeooo:rsid="00053cbf" officeooo:paragraph-rsid="0007afa7" fo:background-color="#dddddd" style:font-style-asian="italic" style:font-style-complex="italic"/>
    </style:style>
    <style:style style:name="P195" style:family="paragraph" style:parent-style-name="Standard">
      <style:text-properties fo:color="#003366" fo:font-style="italic" officeooo:rsid="0006328b" officeooo:paragraph-rsid="0007fa2f" fo:background-color="#dddddd" style:font-style-asian="italic" style:font-style-complex="italic"/>
    </style:style>
    <style:style style:name="P196" style:family="paragraph" style:parent-style-name="Standard" style:list-style-name="L4">
      <style:paragraph-properties fo:text-align="justify" style:justify-single-word="false"/>
      <style:text-properties fo:color="#003366" fo:font-style="italic" officeooo:rsid="000a7e4e" officeooo:paragraph-rsid="00147e25" fo:background-color="#dddddd" style:font-style-asian="italic" style:font-style-complex="italic"/>
    </style:style>
    <style:style style:name="P197" style:family="paragraph" style:parent-style-name="Standard" style:list-style-name="L4">
      <style:paragraph-properties fo:text-align="justify" style:justify-single-word="false"/>
      <style:text-properties fo:color="#003366" fo:font-style="italic" officeooo:rsid="000db71e" officeooo:paragraph-rsid="00147e25" fo:background-color="#dddddd" style:font-style-asian="italic" style:font-style-complex="italic"/>
    </style:style>
    <style:style style:name="P198" style:family="paragraph" style:parent-style-name="Standard" style:list-style-name="L4">
      <style:text-properties fo:color="#003366" fo:font-style="normal" officeooo:rsid="000670e6" officeooo:paragraph-rsid="0013428d" style:font-style-asian="normal" style:font-style-complex="normal"/>
    </style:style>
    <style:style style:name="P199" style:family="paragraph" style:parent-style-name="Standard" style:list-style-name="L4">
      <style:text-properties fo:color="#003366" officeooo:paragraph-rsid="0013428d"/>
    </style:style>
    <style:style style:name="P200" style:family="paragraph" style:parent-style-name="Standard" style:list-style-name="L1">
      <style:text-properties fo:color="#003366" officeooo:paragraph-rsid="0011c2ec" fo:background-color="#dddddd"/>
    </style:style>
    <style:style style:name="P201" style:family="paragraph" style:parent-style-name="Standard" style:list-style-name="L1">
      <style:text-properties fo:color="#003366" officeooo:paragraph-rsid="0013428d" fo:background-color="#dddddd"/>
    </style:style>
    <style:style style:name="P202" style:family="paragraph" style:parent-style-name="Standard">
      <style:text-properties fo:color="#003366" officeooo:paragraph-rsid="0011c2ec" fo:background-color="#dddddd"/>
    </style:style>
    <style:style style:name="P203" style:family="paragraph" style:parent-style-name="Standard" style:list-style-name="L4">
      <style:text-properties fo:color="#003366" officeooo:paragraph-rsid="00147e25" fo:background-color="#dddddd"/>
    </style:style>
    <style:style style:name="P204" style:family="paragraph" style:parent-style-name="Standard" style:list-style-name="L4">
      <style:text-properties officeooo:paragraph-rsid="0011e613"/>
    </style:style>
    <style:style style:name="P205" style:family="paragraph" style:parent-style-name="Standard" style:list-style-name="L4">
      <style:text-properties officeooo:paragraph-rsid="00188b44"/>
    </style:style>
    <style:style style:name="P206" style:family="paragraph" style:parent-style-name="Standard" style:list-style-name="L1">
      <style:text-properties officeooo:rsid="0021987e" officeooo:paragraph-rsid="00147e25" fo:background-color="#ff99ff"/>
    </style:style>
    <style:style style:name="P207" style:family="paragraph" style:parent-style-name="Standard" style:list-style-name="L1">
      <style:text-properties officeooo:rsid="0021987e" officeooo:paragraph-rsid="0014a5f7" fo:background-color="#ff99ff"/>
    </style:style>
    <style:style style:name="P208" style:family="paragraph" style:parent-style-name="Standard" style:list-style-name="L1">
      <style:text-properties officeooo:rsid="0021987e" officeooo:paragraph-rsid="00166021" fo:background-color="#ff99ff"/>
    </style:style>
    <style:style style:name="P209" style:family="paragraph" style:parent-style-name="Standard" style:list-style-name="L1">
      <style:text-properties officeooo:rsid="00209841" officeooo:paragraph-rsid="0014a5f7" fo:background-color="#ff99ff"/>
    </style:style>
    <style:style style:name="P210" style:family="paragraph" style:parent-style-name="Standard" style:list-style-name="L1">
      <style:text-properties officeooo:rsid="00209841" officeooo:paragraph-rsid="00166021" fo:background-color="#ff99ff"/>
    </style:style>
    <style:style style:name="P211" style:family="paragraph" style:parent-style-name="Standard" style:list-style-name="L1">
      <style:text-properties officeooo:rsid="00339c9e" officeooo:paragraph-rsid="0014a5f7" fo:background-color="#ff99ff"/>
    </style:style>
    <style:style style:name="P212" style:family="paragraph" style:parent-style-name="Standard" style:list-style-name="L1">
      <style:text-properties officeooo:rsid="00339c9e" officeooo:paragraph-rsid="00166021" fo:background-color="#ff99ff"/>
    </style:style>
    <style:style style:name="P213" style:family="paragraph" style:parent-style-name="Standard" style:list-style-name="L1">
      <style:text-properties officeooo:rsid="000f06e1" officeooo:paragraph-rsid="0013428d" fo:background-color="#ccff66"/>
    </style:style>
    <style:style style:name="P214" style:family="paragraph" style:parent-style-name="Standard" style:list-style-name="L1">
      <style:text-properties officeooo:rsid="000f06e1" officeooo:paragraph-rsid="0014a5f7" fo:background-color="#ccff66"/>
    </style:style>
    <style:style style:name="P215" style:family="paragraph" style:parent-style-name="Standard" style:list-style-name="L1">
      <style:text-properties officeooo:rsid="00209841" officeooo:paragraph-rsid="00147e25" fo:background-color="#ccff66"/>
    </style:style>
    <style:style style:name="P216" style:family="paragraph" style:parent-style-name="Standard" style:list-style-name="L4">
      <style:text-properties officeooo:rsid="00209841" officeooo:paragraph-rsid="0014a5f7" fo:background-color="#ccff66"/>
    </style:style>
    <style:style style:name="P217" style:family="paragraph" style:parent-style-name="Standard" style:list-style-name="L4">
      <style:text-properties officeooo:rsid="00209841" officeooo:paragraph-rsid="00188b44" fo:background-color="#ccff66"/>
    </style:style>
    <style:style style:name="P218" style:family="paragraph" style:parent-style-name="Standard" style:list-style-name="L1">
      <style:text-properties fo:color="#990099" fo:language="sl" fo:country="SI" fo:font-style="italic" officeooo:rsid="001d1a4b" officeooo:paragraph-rsid="0014a5f7" style:font-size-asian="10.5pt" style:font-style-asian="italic" style:font-style-complex="italic"/>
    </style:style>
    <style:style style:name="P219" style:family="paragraph" style:parent-style-name="Standard" style:list-style-name="L4">
      <style:text-properties fo:color="#990099" fo:language="sl" fo:country="SI" fo:font-style="italic" officeooo:rsid="0015bbde" officeooo:paragraph-rsid="0014a5f7" style:font-size-asian="10.5pt" style:font-style-asian="italic" style:font-style-complex="italic"/>
    </style:style>
    <style:style style:name="P220" style:family="paragraph" style:parent-style-name="Standard" style:list-style-name="L4">
      <style:text-properties fo:color="#990099" fo:language="sl" fo:country="SI" fo:font-style="italic" officeooo:rsid="0021d3b5" officeooo:paragraph-rsid="0014a5f7" style:font-size-asian="10.5pt" style:font-style-asian="italic" style:font-style-complex="italic"/>
    </style:style>
    <style:style style:name="P221" style:family="paragraph" style:parent-style-name="Standard" style:list-style-name="L1">
      <style:text-properties fo:color="#990099" fo:language="sl" fo:country="SI" fo:font-style="italic" officeooo:rsid="0021d3b5" officeooo:paragraph-rsid="0014a5f7" style:font-size-asian="10.5pt" style:font-style-asian="italic" style:font-style-complex="italic"/>
    </style:style>
    <style:style style:name="P222" style:family="paragraph" style:parent-style-name="Standard" style:list-style-name="L4">
      <style:paragraph-properties fo:text-align="justify" style:justify-single-word="false"/>
      <style:text-properties fo:color="#990099" fo:language="sl" fo:country="SI" fo:font-style="italic" officeooo:rsid="0025c2cb" officeooo:paragraph-rsid="0014a5f7" style:font-size-asian="10.5pt" style:font-style-asian="italic" style:font-style-complex="italic"/>
    </style:style>
    <style:style style:name="P223" style:family="paragraph" style:parent-style-name="Standard" style:list-style-name="L4">
      <style:paragraph-properties fo:text-align="justify" style:justify-single-word="false"/>
      <style:text-properties fo:color="#990099" fo:language="sl" fo:country="SI" fo:font-style="italic" officeooo:rsid="0026ccb2" officeooo:paragraph-rsid="0014a5f7" style:font-size-asian="10.5pt" style:font-style-asian="italic" style:font-style-complex="italic"/>
    </style:style>
    <style:style style:name="P224" style:family="paragraph" style:parent-style-name="Standard" style:list-style-name="L1">
      <style:text-properties fo:color="#990099" fo:language="sl" fo:country="SI" fo:font-style="italic" officeooo:rsid="0024a84e" officeooo:paragraph-rsid="0014a5f7" style:font-size-asian="10.5pt" style:font-style-asian="italic" style:font-style-complex="italic"/>
    </style:style>
    <style:style style:name="P225" style:family="paragraph" style:parent-style-name="Standard" style:list-style-name="L1">
      <style:text-properties fo:color="#990099" fo:language="sl" fo:country="SI" fo:font-style="italic" officeooo:rsid="002ac653" officeooo:paragraph-rsid="0014a5f7" style:font-size-asian="10.5pt" style:font-style-asian="italic" style:font-style-complex="italic"/>
    </style:style>
    <style:style style:name="P226" style:family="paragraph" style:parent-style-name="Standard" style:list-style-name="L1">
      <style:paragraph-properties fo:text-align="justify" style:justify-single-word="false"/>
      <style:text-properties fo:color="#990099" fo:language="sl" fo:country="SI" fo:font-style="italic" officeooo:rsid="002bc381" officeooo:paragraph-rsid="0014a5f7" style:font-size-asian="10.5pt" style:font-style-asian="italic" style:font-style-complex="italic"/>
    </style:style>
    <style:style style:name="P227" style:family="paragraph" style:parent-style-name="Standard" style:list-style-name="L1">
      <style:paragraph-properties fo:text-align="justify" style:justify-single-word="false"/>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28" style:family="paragraph" style:parent-style-name="Standard" style:list-style-name="L1">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29" style:family="paragraph" style:parent-style-name="Standard" style:list-style-name="L1">
      <style:paragraph-properties fo:text-align="justify" style:justify-single-word="false"/>
      <style:text-properties fo:color="#990099" fo:language="sl" fo:country="SI" fo:font-style="italic" fo:font-weight="normal" officeooo:rsid="002a5685" officeooo:paragraph-rsid="0014a5f7" style:font-size-asian="10.5pt" style:font-style-asian="italic" style:font-weight-asian="normal" style:font-style-complex="italic" style:font-weight-complex="normal"/>
    </style:style>
    <style:style style:name="P230" style:family="paragraph" style:parent-style-name="Standard" style:list-style-name="L1">
      <style:paragraph-properties fo:text-align="justify" style:justify-single-word="false"/>
      <style:text-properties fo:color="#990099" fo:language="sl" fo:country="SI" fo:font-style="italic" fo:font-weight="normal" officeooo:rsid="002d1b50" officeooo:paragraph-rsid="0014a5f7" style:font-size-asian="10.5pt" style:font-style-asian="italic" style:font-weight-asian="normal" style:font-style-complex="italic" style:font-weight-complex="normal"/>
    </style:style>
    <style:style style:name="P231" style:family="paragraph" style:parent-style-name="Standard" style:list-style-name="L4">
      <style:paragraph-properties fo:text-align="justify" style:justify-single-word="false"/>
      <style:text-properties fo:color="#990099" fo:language="sl" fo:country="SI" fo:font-style="italic" officeooo:rsid="0020745f" officeooo:paragraph-rsid="0014a5f7" fo:background-color="#dddddd" style:font-size-asian="10.5pt" style:font-style-asian="italic" style:font-style-complex="italic"/>
    </style:style>
    <style:style style:name="P232" style:family="paragraph" style:parent-style-name="Standard" style:list-style-name="L4">
      <style:text-properties fo:color="#990099" fo:language="sl" fo:country="SI" fo:font-style="italic" officeooo:rsid="0020745f" officeooo:paragraph-rsid="0014a5f7" fo:background-color="#dddddd" style:font-size-asian="10.5pt" style:font-style-asian="italic" style:font-style-complex="italic"/>
    </style:style>
    <style:style style:name="P233" style:family="paragraph" style:parent-style-name="Standard" style:list-style-name="L4">
      <style:paragraph-properties fo:text-align="justify" style:justify-single-word="false"/>
      <style:text-properties fo:color="#990099" fo:language="sl" fo:country="SI" fo:font-style="italic" officeooo:rsid="0025c2cb" officeooo:paragraph-rsid="00188b44" fo:background-color="#dddddd" style:font-size-asian="10.5pt" style:font-style-asian="italic" style:font-style-complex="italic"/>
    </style:style>
    <style:style style:name="P234" style:family="paragraph" style:parent-style-name="Standard" style:list-style-name="L4">
      <style:paragraph-properties fo:text-align="justify" style:justify-single-word="false"/>
      <style:text-properties fo:color="#990099" fo:language="sl" fo:country="SI" fo:font-style="italic" officeooo:rsid="0026ccb2" officeooo:paragraph-rsid="00188b44" fo:background-color="#dddddd" style:font-size-asian="10.5pt" style:font-style-asian="italic" style:font-style-complex="italic"/>
    </style:style>
    <style:style style:name="P235" style:family="paragraph" style:parent-style-name="Standard" style:list-style-name="L4">
      <style:text-properties fo:color="#990099" fo:language="sl" fo:country="SI" fo:font-style="italic" officeooo:rsid="0021d3b5" officeooo:paragraph-rsid="00188b44" fo:background-color="#dddddd" style:font-size-asian="10.5pt" style:font-style-asian="italic" style:font-style-complex="italic"/>
    </style:style>
    <style:style style:name="P236" style:family="paragraph" style:parent-style-name="Standard" style:list-style-name="L4">
      <style:text-properties fo:color="#990099" fo:language="sl" fo:country="SI" fo:font-style="italic" officeooo:rsid="0015bbde" officeooo:paragraph-rsid="00188b44" fo:background-color="#dddddd" style:font-size-asian="10.5pt" style:font-style-asian="italic" style:font-style-complex="italic"/>
    </style:style>
    <style:style style:name="P237" style:family="paragraph" style:parent-style-name="Standard" style:list-style-name="L1">
      <style:text-properties fo:color="#990099" fo:language="sl" fo:country="SI" fo:font-style="italic" officeooo:rsid="00255039" officeooo:paragraph-rsid="0014a5f7" fo:background-color="#dddddd" style:font-size-asian="10.5pt" style:font-style-asian="italic" style:font-style-complex="italic"/>
    </style:style>
    <style:style style:name="P238" style:family="paragraph" style:parent-style-name="Standard" style:list-style-name="L4">
      <style:text-properties fo:color="#990099" fo:language="sl" fo:country="SI" fo:font-style="italic" officeooo:rsid="00255039" officeooo:paragraph-rsid="001713ac" fo:background-color="#dddddd" style:font-size-asian="10.5pt" style:font-style-asian="italic" style:font-style-complex="italic"/>
    </style:style>
    <style:style style:name="P239" style:family="paragraph" style:parent-style-name="Standard" style:list-style-name="L4">
      <style:text-properties fo:color="#990099" fo:language="sl" fo:country="SI" fo:font-style="italic" officeooo:rsid="00180e26" officeooo:paragraph-rsid="0014a5f7" fo:background-color="#dddddd" style:font-size-asian="10.5pt" style:font-style-asian="italic" style:font-style-complex="italic"/>
    </style:style>
    <style:style style:name="P240" style:family="paragraph" style:parent-style-name="Standard" style:list-style-name="L4">
      <style:text-properties fo:color="#990099" fo:language="sl" fo:country="SI" fo:font-style="italic" officeooo:rsid="001b2904" officeooo:paragraph-rsid="0014a5f7" fo:background-color="#dddddd" style:font-size-asian="10.5pt" style:font-style-asian="italic" style:font-style-complex="italic"/>
    </style:style>
    <style:style style:name="P241" style:family="paragraph" style:parent-style-name="Standard" style:list-style-name="L1">
      <style:text-properties fo:color="#990099" fo:language="sl" fo:country="SI" fo:font-style="normal" officeooo:rsid="0025c2cb" officeooo:paragraph-rsid="0014a5f7" style:font-size-asian="10.5pt" style:font-style-asian="normal" style:font-style-complex="normal"/>
    </style:style>
    <style:style style:name="P242" style:family="paragraph" style:parent-style-name="Standard" style:list-style-name="L1">
      <style:paragraph-properties fo:text-align="justify" style:justify-single-word="false"/>
      <style:text-properties fo:color="#990099" fo:font-style="italic" officeooo:rsid="0016554b" officeooo:paragraph-rsid="0014a5f7" style:font-style-asian="italic" style:font-style-complex="italic"/>
    </style:style>
    <style:style style:name="P243" style:family="paragraph" style:parent-style-name="Standard" style:list-style-name="L4">
      <style:text-properties fo:color="#990099" fo:font-style="italic" officeooo:rsid="00237a01" officeooo:paragraph-rsid="0014a5f7" style:font-style-asian="italic" style:font-style-complex="italic"/>
    </style:style>
    <style:style style:name="P244" style:family="paragraph" style:parent-style-name="Standard" style:list-style-name="L1">
      <style:paragraph-properties fo:text-align="justify" style:justify-single-word="false"/>
      <style:text-properties fo:color="#990099" fo:font-style="italic" officeooo:rsid="002894ee" officeooo:paragraph-rsid="0014a5f7" style:font-style-asian="italic" style:font-style-complex="italic"/>
    </style:style>
    <style:style style:name="P245" style:family="paragraph" style:parent-style-name="Standard" style:list-style-name="L4">
      <style:paragraph-properties fo:text-align="justify" style:justify-single-word="false"/>
      <style:text-properties fo:color="#990099" fo:font-style="italic" fo:font-weight="normal" officeooo:rsid="002a5685" officeooo:paragraph-rsid="0014a5f7" style:font-style-asian="italic" style:font-weight-asian="normal" style:font-style-complex="italic" style:font-weight-complex="normal"/>
    </style:style>
    <style:style style:name="P246" style:family="paragraph" style:parent-style-name="Standard" style:list-style-name="L1">
      <style:text-properties fo:color="#990099" fo:font-style="italic" fo:font-weight="normal" officeooo:rsid="002d1b50" officeooo:paragraph-rsid="0014a5f7" style:font-style-asian="italic" style:font-weight-asian="normal" style:font-style-complex="italic" style:font-weight-complex="normal"/>
    </style:style>
    <style:style style:name="P247" style:family="paragraph" style:parent-style-name="Standard" style:list-style-name="L4">
      <style:paragraph-properties fo:text-align="justify" style:justify-single-word="false"/>
      <style:text-properties fo:color="#990099" fo:font-style="italic" fo:font-weight="normal" officeooo:rsid="002a5685" officeooo:paragraph-rsid="00188b44" fo:background-color="#dddddd" style:font-style-asian="italic" style:font-weight-asian="normal" style:font-style-complex="italic" style:font-weight-complex="normal"/>
    </style:style>
    <style:style style:name="P248" style:family="paragraph" style:parent-style-name="Standard" style:list-style-name="L4">
      <style:paragraph-properties fo:text-align="justify" style:justify-single-word="false"/>
      <style:text-properties fo:color="#990099" fo:font-style="italic" officeooo:rsid="0020745f" officeooo:paragraph-rsid="0014a5f7" fo:background-color="#dddddd" style:font-style-asian="italic" style:font-style-complex="italic"/>
    </style:style>
    <style:style style:name="P249" style:family="paragraph" style:parent-style-name="Standard" style:list-style-name="L4">
      <style:text-properties fo:color="#990099" fo:font-style="italic" officeooo:rsid="002a1356" officeooo:paragraph-rsid="0014a5f7" fo:background-color="#dddddd" style:font-style-asian="italic" style:font-style-complex="italic"/>
    </style:style>
    <style:style style:name="P250" style:family="paragraph" style:parent-style-name="Standard" style:list-style-name="L4">
      <style:text-properties fo:color="#990099" fo:font-style="italic" officeooo:rsid="00237a01" officeooo:paragraph-rsid="00188b44" fo:background-color="#dddddd" style:font-style-asian="italic" style:font-style-complex="italic"/>
    </style:style>
    <style:style style:name="P251" style:family="paragraph" style:parent-style-name="Standard" style:list-style-name="L1">
      <style:text-properties fo:color="#990099" fo:font-style="italic" officeooo:rsid="00178f81" officeooo:paragraph-rsid="0014a5f7" fo:background-color="#dddddd" style:font-style-asian="italic" style:font-style-complex="italic"/>
    </style:style>
    <style:style style:name="P252" style:family="paragraph" style:parent-style-name="Standard" style:list-style-name="L4">
      <style:text-properties fo:color="#990099" fo:font-style="italic" officeooo:rsid="00274f77" officeooo:paragraph-rsid="0014a5f7" fo:background-color="#dddddd" style:font-style-asian="italic" style:font-style-complex="italic"/>
    </style:style>
    <style:style style:name="P253" style:family="paragraph" style:parent-style-name="Standard" style:list-style-name="L4">
      <style:text-properties fo:color="#990099" fo:font-style="italic" officeooo:rsid="001b2904" officeooo:paragraph-rsid="0014a5f7" fo:background-color="#dddddd" style:font-style-asian="italic" style:font-style-complex="italic"/>
    </style:style>
    <style:style style:name="P254" style:family="paragraph" style:parent-style-name="Standard" style:list-style-name="L1">
      <style:text-properties fo:color="#990099" officeooo:paragraph-rsid="0014a5f7"/>
    </style:style>
    <style:style style:name="P255" style:family="paragraph" style:parent-style-name="Standard" style:list-style-name="L4">
      <style:text-properties fo:color="#990099" officeooo:paragraph-rsid="0014a5f7"/>
    </style:style>
    <style:style style:name="P256" style:family="paragraph" style:parent-style-name="Standard" style:list-style-name="L1">
      <style:text-properties fo:color="#990099" officeooo:paragraph-rsid="0014a5f7" fo:background-color="#dddddd"/>
    </style:style>
    <style:style style:name="P257" style:family="paragraph" style:parent-style-name="Standard" style:list-style-name="L4">
      <style:text-properties fo:color="#990099" officeooo:paragraph-rsid="0014a5f7" fo:background-color="#dddddd"/>
    </style:style>
    <style:style style:name="P258" style:family="paragraph" style:parent-style-name="Standard" style:list-style-name="L1">
      <style:text-properties fo:color="#006600" fo:language="sl" fo:country="SI" fo:font-style="italic" officeooo:rsid="002d1517" officeooo:paragraph-rsid="00166021" style:font-size-asian="10.5pt" style:font-style-asian="italic" style:font-style-complex="italic"/>
    </style:style>
    <style:style style:name="P259" style:family="paragraph" style:parent-style-name="Standard" style:list-style-name="L1">
      <style:text-properties fo:color="#006600" fo:language="sl" fo:country="SI" fo:font-style="italic" officeooo:rsid="00135b63" officeooo:paragraph-rsid="00166021" style:font-size-asian="10.5pt" style:font-style-asian="italic" style:font-style-complex="italic"/>
    </style:style>
    <style:style style:name="P260" style:family="paragraph" style:parent-style-name="Standard" style:list-style-name="L1">
      <style:paragraph-properties fo:text-align="justify" style:justify-single-word="false"/>
      <style:text-properties fo:color="#006600" fo:language="sl" fo:country="SI" fo:font-style="italic" officeooo:rsid="0034174d" officeooo:paragraph-rsid="00166021" style:font-size-asian="10.5pt" style:font-style-asian="italic" style:font-style-complex="italic"/>
    </style:style>
    <style:style style:name="P261" style:family="paragraph" style:parent-style-name="Standard" style:list-style-name="L1">
      <style:text-properties fo:color="#006600" fo:language="sl" fo:country="SI" fo:font-style="italic" officeooo:rsid="002f5f5d" officeooo:paragraph-rsid="00166021" style:font-size-asian="10.5pt" style:font-style-asian="italic" style:font-style-complex="italic"/>
    </style:style>
    <style:style style:name="P262" style:family="paragraph" style:parent-style-name="Standard" style:list-style-name="L1">
      <style:paragraph-properties fo:text-align="justify" style:justify-single-word="false">
        <style:tab-stops>
          <style:tab-stop style:position="3.6362in"/>
        </style:tab-stops>
      </style:paragraph-properties>
      <style:text-properties fo:color="#006600" fo:language="sl" fo:country="SI" fo:font-style="italic" style:text-underline-style="solid" style:text-underline-width="auto" style:text-underline-color="font-color" officeooo:rsid="001aa077" officeooo:paragraph-rsid="00166021" style:font-size-asian="10.5pt" style:font-style-asian="italic" style:font-style-complex="italic"/>
    </style:style>
    <style:style style:name="P263" style:family="paragraph" style:parent-style-name="Standard" style:list-style-name="L4">
      <style:text-properties fo:color="#006600" fo:language="sl" fo:country="SI" fo:font-style="italic" style:text-underline-style="solid" style:text-underline-width="auto" style:text-underline-color="font-color" officeooo:rsid="00169c9c" officeooo:paragraph-rsid="00166021" fo:background-color="#dddddd" style:font-size-asian="10.5pt" style:font-style-asian="italic" style:font-style-complex="italic"/>
    </style:style>
    <style:style style:name="P264" style:family="paragraph" style:parent-style-name="Standard" style:list-style-name="L1">
      <style:paragraph-properties fo:text-align="justify" style:justify-single-word="false"/>
      <style:text-properties fo:color="#006600" fo:language="sl" fo:country="SI" fo:font-style="italic" style:text-underline-style="none" officeooo:rsid="0018e51d" officeooo:paragraph-rsid="00166021" style:font-size-asian="10.5pt" style:font-style-asian="italic" style:font-style-complex="italic"/>
    </style:style>
    <style:style style:name="P265" style:family="paragraph" style:parent-style-name="Standard" style:list-style-name="L1">
      <style:paragraph-properties fo:text-align="justify" style:justify-single-word="false">
        <style:tab-stops>
          <style:tab-stop style:position="3.6362in"/>
        </style:tab-stops>
      </style:paragraph-properties>
      <style:text-properties fo:color="#006600" fo:language="sl" fo:country="SI" fo:font-style="italic" style:text-underline-style="none" officeooo:rsid="001aa077" officeooo:paragraph-rsid="00166021" style:font-size-asian="10.5pt" style:font-style-asian="italic" style:font-style-complex="italic"/>
    </style:style>
    <style:style style:name="P266" style:family="paragraph" style:parent-style-name="Standard" style:list-style-name="L1">
      <style:paragraph-properties fo:text-align="justify" style:justify-single-word="false">
        <style:tab-stops>
          <style:tab-stop style:position="3.6362in"/>
        </style:tab-stops>
      </style:paragraph-properties>
      <style:text-properties fo:color="#006600" fo:language="sl" fo:country="SI" fo:font-style="italic" style:text-underline-style="none" officeooo:rsid="00215d1d" officeooo:paragraph-rsid="00166021" style:font-size-asian="10.5pt" style:font-style-asian="italic" style:font-style-complex="italic"/>
    </style:style>
    <style:style style:name="P267" style:family="paragraph" style:parent-style-name="Standard" style:list-style-name="L4">
      <style:text-properties fo:color="#006600" fo:language="sl" fo:country="SI" fo:font-style="italic" officeooo:rsid="001217d1" officeooo:paragraph-rsid="00166021" fo:background-color="#dddddd" style:font-size-asian="10.5pt" style:font-style-asian="italic" style:font-style-complex="italic"/>
    </style:style>
    <style:style style:name="P268" style:family="paragraph" style:parent-style-name="Standard" style:list-style-name="L1">
      <style:text-properties fo:color="#006600" fo:language="sl" fo:country="SI" fo:font-style="italic" officeooo:rsid="0011d4d7" officeooo:paragraph-rsid="00166021" fo:background-color="#dddddd" style:font-size-asian="10.5pt" style:font-style-asian="italic" style:font-style-complex="italic"/>
    </style:style>
    <style:style style:name="P269" style:family="paragraph" style:parent-style-name="Standard" style:list-style-name="L1">
      <style:text-properties fo:color="#006600" fo:language="sl" fo:country="SI" fo:font-style="italic" officeooo:rsid="002d1517" officeooo:paragraph-rsid="00166021" fo:background-color="#dddddd" style:font-size-asian="10.5pt" style:font-style-asian="italic" style:font-style-complex="italic"/>
    </style:style>
    <style:style style:name="P270" style:family="paragraph" style:parent-style-name="Standard" style:list-style-name="L1">
      <style:text-properties fo:color="#006600" officeooo:paragraph-rsid="00166021"/>
    </style:style>
    <style:style style:name="P271" style:family="paragraph" style:parent-style-name="Standard" style:list-style-name="L4">
      <style:text-properties fo:color="#006600" fo:font-style="normal" officeooo:rsid="0011d4d7" officeooo:paragraph-rsid="00166021" fo:background-color="#dddddd" style:font-style-asian="normal" style:font-style-complex="normal"/>
    </style:style>
    <style:style style:name="P272" style:family="paragraph" style:parent-style-name="Standard" style:list-style-name="L1">
      <style:text-properties fo:color="#006600" fo:font-style="italic" officeooo:rsid="002d1517" officeooo:paragraph-rsid="00166021" style:font-style-asian="italic" style:font-style-complex="italic"/>
    </style:style>
    <style:style style:name="P273" style:family="paragraph" style:parent-style-name="Standard" style:list-style-name="L1">
      <style:paragraph-properties fo:text-align="justify" style:justify-single-word="false"/>
      <style:text-properties fo:color="#006600" fo:font-style="italic" officeooo:rsid="002d1517" officeooo:paragraph-rsid="00166021" style:font-style-asian="italic" style:font-style-complex="italic"/>
    </style:style>
    <style:style style:name="P274" style:family="paragraph" style:parent-style-name="Standard" style:list-style-name="L1">
      <style:text-properties fo:color="#006600" fo:font-style="italic" officeooo:rsid="00135b63" officeooo:paragraph-rsid="00166021" style:font-style-asian="italic" style:font-style-complex="italic"/>
    </style:style>
    <style:style style:name="P275" style:family="paragraph" style:parent-style-name="Standard" style:list-style-name="L1">
      <style:text-properties fo:color="#006600" fo:font-style="italic" style:text-underline-style="none" officeooo:rsid="0018e51d" officeooo:paragraph-rsid="00166021" style:font-style-asian="italic" style:font-style-complex="italic"/>
    </style:style>
    <style:style style:name="P276" style:family="paragraph" style:parent-style-name="Standard" style:list-style-name="L1">
      <style:paragraph-properties fo:text-align="justify" style:justify-single-word="false">
        <style:tab-stops>
          <style:tab-stop style:position="3.6362in"/>
        </style:tab-stops>
      </style:paragraph-properties>
      <style:text-properties fo:color="#006600" fo:font-style="italic" style:text-underline-style="none" officeooo:rsid="001aa077" officeooo:paragraph-rsid="00166021" style:font-style-asian="italic" style:font-style-complex="italic"/>
    </style:style>
    <style:style style:name="P277" style:family="paragraph" style:parent-style-name="Standard" style:list-style-name="L4">
      <style:text-properties fo:color="#006600" fo:font-style="italic" style:text-underline-style="none" officeooo:rsid="0015a5ee" officeooo:paragraph-rsid="00166021" fo:background-color="#dddddd" style:font-style-asian="italic" style:font-style-complex="italic"/>
    </style:style>
    <style:style style:name="P278" style:family="paragraph" style:parent-style-name="Standard" style:list-style-name="L4">
      <style:text-properties fo:color="#006600" fo:font-style="italic" officeooo:rsid="001217d1" officeooo:paragraph-rsid="00166021" fo:background-color="#dddddd" style:font-style-asian="italic" style:font-style-complex="italic"/>
    </style:style>
    <style:style style:name="P279" style:family="paragraph" style:parent-style-name="Standard" style:list-style-name="L4">
      <style:text-properties fo:color="#006600" officeooo:paragraph-rsid="00166021" fo:background-color="#dddddd"/>
    </style:style>
    <style:style style:name="P280" style:family="paragraph" style:parent-style-name="Standard" style:list-style-name="L1">
      <style:text-properties fo:color="#006600" officeooo:paragraph-rsid="00166021" fo:background-color="#dddddd"/>
    </style:style>
    <style:style style:name="P281" style:family="paragraph" style:parent-style-name="Standard" style:list-style-name="L4">
      <style:paragraph-properties fo:text-align="justify" style:justify-single-word="false"/>
      <style:text-properties fo:color="#999999" fo:language="sl" fo:country="SI" fo:font-style="italic" officeooo:rsid="00053a62" officeooo:paragraph-rsid="0011e613" style:font-size-asian="10.5pt" style:font-style-asian="italic" style:font-style-complex="italic"/>
    </style:style>
    <style:style style:name="P282" style:family="paragraph" style:parent-style-name="Standard" style:list-style-name="L4">
      <style:text-properties fo:color="#999999" fo:language="sl" fo:country="SI" fo:font-style="italic" officeooo:rsid="00053a62" officeooo:paragraph-rsid="0011e613" style:font-size-asian="10.5pt" style:font-style-asian="italic" style:font-style-complex="italic"/>
    </style:style>
    <style:style style:name="P283" style:family="paragraph" style:parent-style-name="Standard" style:list-style-name="L1">
      <style:text-properties officeooo:rsid="00209841" officeooo:paragraph-rsid="0013428d" fo:background-color="#dddddd"/>
    </style:style>
    <style:style style:name="P284" style:family="paragraph" style:parent-style-name="Standard" style:list-style-name="L1">
      <style:text-properties officeooo:rsid="00209841" officeooo:paragraph-rsid="0014a5f7" fo:background-color="#dddddd"/>
    </style:style>
    <style:style style:name="P285" style:family="paragraph" style:parent-style-name="Standard" style:list-style-name="L1">
      <style:text-properties officeooo:rsid="00209841" officeooo:paragraph-rsid="00166021" fo:background-color="#dddddd"/>
    </style:style>
    <style:style style:name="P286" style:family="paragraph" style:parent-style-name="Standard" style:list-style-name="L4">
      <style:text-properties officeooo:rsid="000ba9dd" officeooo:paragraph-rsid="00166021" fo:background-color="#dddddd"/>
    </style:style>
    <style:style style:name="P287" style:family="paragraph" style:parent-style-name="Standard" style:list-style-name="L4">
      <style:text-properties officeooo:rsid="000ba9dd" officeooo:paragraph-rsid="00188b44" fo:background-color="#dddddd"/>
    </style:style>
    <style:style style:name="P288" style:family="paragraph" style:parent-style-name="Standard" style:list-style-name="L4">
      <style:text-properties officeooo:rsid="000ba9dd" officeooo:paragraph-rsid="00147e25" fo:background-color="#dddddd"/>
    </style:style>
    <style:style style:name="P289" style:family="paragraph" style:parent-style-name="Standard" style:list-style-name="L4">
      <style:text-properties officeooo:rsid="000ba9dd" officeooo:paragraph-rsid="0014a5f7" fo:background-color="#dddddd"/>
    </style:style>
    <style:style style:name="P290" style:family="paragraph" style:parent-style-name="Standard" style:list-style-name="L4">
      <style:text-properties officeooo:rsid="0031c426" officeooo:paragraph-rsid="001713ac" fo:background-color="#dddddd"/>
    </style:style>
    <style:style style:name="P291" style:family="paragraph" style:parent-style-name="Standard">
      <style:text-properties officeooo:paragraph-rsid="0011c2ec" fo:background-color="#dddddd"/>
    </style:style>
    <style:style style:name="P292" style:family="paragraph" style:parent-style-name="Standard" style:list-style-name="L1">
      <style:text-properties officeooo:paragraph-rsid="0013428d" fo:background-color="#dddddd"/>
    </style:style>
    <style:style style:name="P293" style:family="paragraph" style:parent-style-name="Standard" style:list-style-name="L1">
      <style:text-properties officeooo:paragraph-rsid="0011e613" fo:background-color="#dddddd"/>
    </style:style>
    <style:style style:name="P294" style:family="paragraph" style:parent-style-name="Standard" style:list-style-name="L4">
      <style:text-properties officeooo:paragraph-rsid="00188b44" fo:background-color="#dddddd"/>
    </style:style>
    <style:style style:name="P295" style:family="paragraph" style:parent-style-name="Standard" style:list-style-name="L4">
      <style:text-properties officeooo:paragraph-rsid="001713ac" fo:background-color="#dddddd"/>
    </style:style>
    <style:style style:name="T1" style:family="text">
      <style:text-properties officeooo:rsid="0015bbde"/>
    </style:style>
    <style:style style:name="T2" style:family="text">
      <style:text-properties fo:language="sl" fo:country="SI" style:font-size-asian="10.5pt"/>
    </style:style>
    <style:style style:name="T3" style:family="text">
      <style:text-properties fo:language="sl" fo:country="SI" officeooo:rsid="0001f8b8" style:font-size-asian="10.5pt"/>
    </style:style>
    <style:style style:name="T4" style:family="text">
      <style:text-properties fo:language="sl" fo:country="SI" officeooo:rsid="0015bbde" style:font-size-asian="10.5pt"/>
    </style:style>
    <style:style style:name="T5" style:family="text">
      <style:text-properties fo:language="sl" fo:country="SI" officeooo:rsid="0002b52f" style:font-size-asian="10.5pt"/>
    </style:style>
    <style:style style:name="T6" style:family="text">
      <style:text-properties fo:language="sl" fo:country="SI" officeooo:rsid="00023159" style:font-size-asian="10.5pt"/>
    </style:style>
    <style:style style:name="T7" style:family="text">
      <style:text-properties fo:language="sl" fo:country="SI" officeooo:rsid="00053a62" style:font-size-asian="10.5pt"/>
    </style:style>
    <style:style style:name="T8" style:family="text">
      <style:text-properties fo:language="sl" fo:country="SI" officeooo:rsid="001808a2" style:font-size-asian="10.5pt"/>
    </style:style>
    <style:style style:name="T9" style:family="text">
      <style:text-properties fo:language="sl" fo:country="SI" officeooo:rsid="00037c2b" style:font-size-asian="10.5pt"/>
    </style:style>
    <style:style style:name="T10" style:family="text">
      <style:text-properties fo:language="sl" fo:country="SI" officeooo:rsid="00055a93" style:font-size-asian="10.5pt"/>
    </style:style>
    <style:style style:name="T11" style:family="text">
      <style:text-properties fo:language="sl" fo:country="SI" officeooo:rsid="00255039" style:font-size-asian="10.5pt"/>
    </style:style>
    <style:style style:name="T12" style:family="text">
      <style:text-properties fo:language="sl" fo:country="SI" officeooo:rsid="00274f77" style:font-size-asian="10.5pt"/>
    </style:style>
    <style:style style:name="T13" style:family="text">
      <style:text-properties fo:language="sl" fo:country="SI" officeooo:rsid="001890f6" style:font-size-asian="10.5pt"/>
    </style:style>
    <style:style style:name="T14" style:family="text">
      <style:text-properties fo:language="sl" fo:country="SI" officeooo:rsid="0019b525" style:font-size-asian="10.5pt"/>
    </style:style>
    <style:style style:name="T15" style:family="text">
      <style:text-properties fo:language="sl" fo:country="SI" officeooo:rsid="001b2904" style:font-size-asian="10.5pt"/>
    </style:style>
    <style:style style:name="T16" style:family="text">
      <style:text-properties fo:language="sl" fo:country="SI" officeooo:rsid="002ac653" style:font-size-asian="10.5pt"/>
    </style:style>
    <style:style style:name="T17" style:family="text">
      <style:text-properties fo:language="sl" fo:country="SI" officeooo:rsid="00306976" style:font-size-asian="10.5pt"/>
    </style:style>
    <style:style style:name="T18" style:family="text">
      <style:text-properties fo:language="sl" fo:country="SI" officeooo:rsid="002832ee" style:font-size-asian="10.5pt"/>
    </style:style>
    <style:style style:name="T19" style:family="text">
      <style:text-properties fo:language="sl" fo:country="SI" officeooo:rsid="0020745f" style:font-size-asian="10.5pt"/>
    </style:style>
    <style:style style:name="T20" style:family="text">
      <style:text-properties fo:language="sl" fo:country="SI" officeooo:rsid="00214195" style:font-size-asian="10.5pt"/>
    </style:style>
    <style:style style:name="T21" style:family="text">
      <style:text-properties fo:language="sl" fo:country="SI" officeooo:rsid="0021d3b5" style:font-size-asian="10.5pt"/>
    </style:style>
    <style:style style:name="T22" style:family="text">
      <style:text-properties fo:language="sl" fo:country="SI" officeooo:rsid="002d1517" style:font-size-asian="10.5pt"/>
    </style:style>
    <style:style style:name="T23" style:family="text">
      <style:text-properties fo:language="sl" fo:country="SI" officeooo:rsid="00361ad1" style:font-size-asian="10.5pt"/>
    </style:style>
    <style:style style:name="T24" style:family="text">
      <style:text-properties fo:language="sl" fo:country="SI" officeooo:rsid="00135b63" style:font-size-asian="10.5pt"/>
    </style:style>
    <style:style style:name="T25" style:family="text">
      <style:text-properties fo:language="sl" fo:country="SI" officeooo:rsid="00169c9c" style:font-size-asian="10.5pt"/>
    </style:style>
    <style:style style:name="T26" style:family="text">
      <style:text-properties fo:language="sl" fo:country="SI" officeooo:rsid="002f5f5d" style:font-size-asian="10.5pt"/>
    </style:style>
    <style:style style:name="T27" style:family="text">
      <style:text-properties fo:language="sl" fo:country="SI" fo:font-style="italic" style:font-size-asian="10.5pt" style:font-style-asian="italic" style:font-style-complex="italic"/>
    </style:style>
    <style:style style:name="T28" style:family="text">
      <style:text-properties fo:language="sl" fo:country="SI" fo:font-style="italic" officeooo:rsid="00023159" style:font-size-asian="10.5pt" style:font-style-asian="italic" style:font-style-complex="italic"/>
    </style:style>
    <style:style style:name="T29" style:family="text">
      <style:text-properties fo:language="sl" fo:country="SI" fo:font-style="italic" officeooo:rsid="001a20bf" style:font-size-asian="10.5pt" style:font-style-asian="italic" style:font-style-complex="italic"/>
    </style:style>
    <style:style style:name="T30" style:family="text">
      <style:text-properties fo:language="sl" fo:country="SI" fo:font-style="italic" officeooo:rsid="0015bbde" style:font-size-asian="10.5pt" style:font-style-asian="italic" style:font-style-complex="italic"/>
    </style:style>
    <style:style style:name="T31" style:family="text">
      <style:text-properties fo:language="sl" fo:country="SI" fo:font-style="italic" officeooo:rsid="0002b52f" style:font-size-asian="10.5pt" style:font-style-asian="italic" style:font-style-complex="italic"/>
    </style:style>
    <style:style style:name="T32" style:family="text">
      <style:text-properties fo:language="sl" fo:country="SI" fo:font-style="italic" officeooo:rsid="00037c2b" style:font-size-asian="10.5pt" style:font-style-asian="italic" style:font-style-complex="italic"/>
    </style:style>
    <style:style style:name="T33" style:family="text">
      <style:text-properties fo:language="sl" fo:country="SI" fo:font-style="italic" officeooo:rsid="000bc352" style:font-size-asian="10.5pt" style:font-style-asian="italic" style:font-style-complex="italic"/>
    </style:style>
    <style:style style:name="T34" style:family="text">
      <style:text-properties fo:language="sl" fo:country="SI" fo:font-style="italic" officeooo:rsid="0001f8b8" style:font-size-asian="10.5pt" style:font-style-asian="italic" style:font-style-complex="italic"/>
    </style:style>
    <style:style style:name="T35" style:family="text">
      <style:text-properties fo:language="sl" fo:country="SI" fo:font-style="italic" officeooo:rsid="002b215a" style:font-size-asian="10.5pt" style:font-style-asian="italic" style:font-style-complex="italic"/>
    </style:style>
    <style:style style:name="T36" style:family="text">
      <style:text-properties fo:language="sl" fo:country="SI" fo:font-weight="normal" officeooo:rsid="002bebb1" style:font-size-asian="10.5pt" style:font-weight-asian="normal" style:font-weight-complex="normal"/>
    </style:style>
    <style:style style:name="T37" style:family="text">
      <style:text-properties fo:language="sl" fo:country="SI" fo:font-weight="normal" officeooo:rsid="002ac653" style:font-size-asian="10.5pt" style:font-weight-asian="normal" style:font-weight-complex="normal"/>
    </style:style>
    <style:style style:name="T38" style:family="text">
      <style:text-properties fo:language="sl" fo:country="SI" fo:font-weight="bold" officeooo:rsid="00037c2b" style:font-size-asian="10.5pt" style:font-weight-asian="bold" style:font-weight-complex="bold"/>
    </style:style>
    <style:style style:name="T39" style:family="text">
      <style:text-properties fo:language="sl" fo:country="SI" style:text-underline-style="none" style:font-size-asian="10.5pt"/>
    </style:style>
    <style:style style:name="T40" style:family="text">
      <style:text-properties fo:language="sl" fo:country="SI" style:text-underline-style="none" officeooo:rsid="0018e51d" style:font-size-asian="10.5pt"/>
    </style:style>
    <style:style style:name="T41" style:family="text">
      <style:text-properties officeooo:rsid="001a20bf"/>
    </style:style>
    <style:style style:name="T42" style:family="text">
      <style:text-properties officeooo:rsid="00073138"/>
    </style:style>
    <style:style style:name="T43" style:family="text">
      <style:text-properties officeooo:rsid="0013c1db"/>
    </style:style>
    <style:style style:name="T44" style:family="text">
      <style:text-properties officeooo:rsid="000ba9dd"/>
    </style:style>
    <style:style style:name="T45" style:family="text">
      <style:text-properties officeooo:rsid="0011c2ec"/>
    </style:style>
    <style:style style:name="T46" style:family="text">
      <style:text-properties officeooo:rsid="000bc352"/>
    </style:style>
    <style:style style:name="T47" style:family="text">
      <style:text-properties officeooo:rsid="00209841"/>
    </style:style>
    <style:style style:name="T48" style:family="text">
      <style:text-properties officeooo:rsid="0021987e"/>
    </style:style>
    <style:style style:name="T49" style:family="text">
      <style:text-properties fo:font-style="italic" style:font-style-asian="italic" style:font-style-complex="italic"/>
    </style:style>
    <style:style style:name="T50" style:family="text">
      <style:text-properties fo:font-style="italic" officeooo:rsid="0015bbde" style:font-style-asian="italic" style:font-style-complex="italic"/>
    </style:style>
    <style:style style:name="T51" style:family="text">
      <style:text-properties fo:font-style="italic" officeooo:rsid="0006328b" style:font-style-asian="italic" style:font-style-complex="italic"/>
    </style:style>
    <style:style style:name="T52" style:family="text">
      <style:text-properties fo:font-style="italic" officeooo:rsid="00089633" style:font-style-asian="italic" style:font-style-complex="italic"/>
    </style:style>
    <style:style style:name="T53" style:family="text">
      <style:text-properties fo:font-style="italic" officeooo:rsid="0016554b" style:font-style-asian="italic" style:font-style-complex="italic"/>
    </style:style>
    <style:style style:name="T54" style:family="text">
      <style:text-properties fo:font-style="italic" officeooo:rsid="00167bad" style:font-style-asian="italic" style:font-style-complex="italic"/>
    </style:style>
    <style:style style:name="T55" style:family="text">
      <style:text-properties fo:font-style="italic" officeooo:rsid="0007fa2f" style:font-style-asian="italic" style:font-style-complex="italic"/>
    </style:style>
    <style:style style:name="T56" style:family="text">
      <style:text-properties fo:font-style="italic" officeooo:rsid="00086560" style:font-style-asian="italic" style:font-style-complex="italic"/>
    </style:style>
    <style:style style:name="T57" style:family="text">
      <style:text-properties fo:font-style="italic" officeooo:rsid="0008724d" style:font-style-asian="italic" style:font-style-complex="italic"/>
    </style:style>
    <style:style style:name="T58" style:family="text">
      <style:text-properties fo:font-style="italic" officeooo:rsid="000a30f7" style:font-style-asian="italic" style:font-style-complex="italic"/>
    </style:style>
    <style:style style:name="T59" style:family="text">
      <style:text-properties fo:font-style="italic" officeooo:rsid="000d8892" style:font-style-asian="italic" style:font-style-complex="italic"/>
    </style:style>
    <style:style style:name="T60" style:family="text">
      <style:text-properties fo:font-style="italic" officeooo:rsid="000d2cf4" style:font-style-asian="italic" style:font-style-complex="italic"/>
    </style:style>
    <style:style style:name="T61" style:family="text">
      <style:text-properties fo:font-style="italic" officeooo:rsid="000db71e" style:font-style-asian="italic" style:font-style-complex="italic"/>
    </style:style>
    <style:style style:name="T62" style:family="text">
      <style:text-properties fo:font-style="italic" officeooo:rsid="002ac653" style:font-style-asian="italic" style:font-style-complex="italic"/>
    </style:style>
    <style:style style:name="T63" style:family="text">
      <style:text-properties fo:font-style="italic" fo:font-weight="normal" officeooo:rsid="000d2cf4" style:font-style-asian="italic" style:font-weight-asian="normal" style:font-style-complex="italic" style:font-weight-complex="normal"/>
    </style:style>
    <style:style style:name="T64" style:family="text">
      <style:text-properties fo:font-style="italic" fo:font-weight="normal" officeooo:rsid="000db71e" style:font-style-asian="italic" style:font-weight-asian="normal" style:font-style-complex="italic" style:font-weight-complex="normal"/>
    </style:style>
    <style:style style:name="T65" style:family="text">
      <style:text-properties fo:font-style="italic" fo:font-weight="normal" officeooo:rsid="000a7e4e" style:font-style-asian="italic" style:font-weight-asian="normal" style:font-style-complex="italic" style:font-weight-complex="normal"/>
    </style:style>
    <style:style style:name="T66" style:family="text">
      <style:text-properties officeooo:rsid="001808a2"/>
    </style:style>
    <style:style style:name="T67" style:family="text">
      <style:text-properties fo:font-weight="normal" style:font-weight-asian="normal" style:font-weight-complex="normal"/>
    </style:style>
    <style:style style:name="T68" style:family="text">
      <style:text-properties fo:font-weight="normal" officeooo:rsid="000db71e" style:font-weight-asian="normal" style:font-weight-complex="normal"/>
    </style:style>
    <style:style style:name="T69" style:family="text">
      <style:text-properties fo:font-weight="normal" officeooo:rsid="001808a2" style:font-weight-asian="normal" style:font-weight-complex="normal"/>
    </style:style>
    <style:style style:name="T70" style:family="text">
      <style:text-properties fo:font-weight="normal" officeooo:rsid="002a1356" style:font-weight-asian="normal" style:font-weight-complex="normal"/>
    </style:style>
    <style:style style:name="T71" style:family="text">
      <style:text-properties fo:font-weight="normal" officeooo:rsid="002cccea" style:font-weight-asian="normal" style:font-weight-complex="normal"/>
    </style:style>
    <style:style style:name="T72" style:family="text">
      <style:text-properties officeooo:rsid="001ee5c2"/>
    </style:style>
    <style:style style:name="T73" style:family="text">
      <style:text-properties officeooo:rsid="0016554b"/>
    </style:style>
    <style:style style:name="T74" style:family="text">
      <style:text-properties officeooo:rsid="00097077"/>
    </style:style>
    <style:style style:name="T75" style:family="text">
      <style:text-properties officeooo:rsid="00037c2b"/>
    </style:style>
    <style:style style:name="T76" style:family="text">
      <style:text-properties officeooo:rsid="0008724d"/>
    </style:style>
    <style:style style:name="T77" style:family="text">
      <style:text-properties officeooo:rsid="000a30f7"/>
    </style:style>
    <style:style style:name="T78" style:family="text">
      <style:text-properties officeooo:rsid="001bb550"/>
    </style:style>
    <style:style style:name="T79" style:family="text">
      <style:text-properties officeooo:rsid="000427fb"/>
    </style:style>
    <style:style style:name="T80" style:family="text">
      <style:text-properties officeooo:rsid="0007afa7"/>
    </style:style>
    <style:style style:name="T81" style:family="text">
      <style:text-properties officeooo:rsid="0007fa2f"/>
    </style:style>
    <style:style style:name="T82" style:family="text">
      <style:text-properties officeooo:rsid="000670e6"/>
    </style:style>
    <style:style style:name="T83" style:family="text">
      <style:text-properties officeooo:rsid="000c45a2"/>
    </style:style>
    <style:style style:name="T84" style:family="text">
      <style:text-properties officeooo:rsid="00167bad"/>
    </style:style>
    <style:style style:name="T85" style:family="text">
      <style:text-properties officeooo:rsid="00089633"/>
    </style:style>
    <style:style style:name="T86" style:family="text">
      <style:text-properties officeooo:rsid="0014ec56"/>
    </style:style>
    <style:style style:name="T87" style:family="text">
      <style:text-properties officeooo:rsid="00147e25"/>
    </style:style>
    <style:style style:name="T88" style:family="text">
      <style:text-properties fo:font-weight="bold" officeooo:rsid="000e124e" style:font-weight-asian="bold" style:font-weight-complex="bold"/>
    </style:style>
    <style:style style:name="T89" style:family="text">
      <style:text-properties officeooo:rsid="000a7e4e"/>
    </style:style>
    <style:style style:name="T90" style:family="text">
      <style:text-properties officeooo:rsid="000b985a"/>
    </style:style>
    <style:style style:name="T91" style:family="text">
      <style:text-properties officeooo:rsid="000af162"/>
    </style:style>
    <style:style style:name="T92" style:family="text">
      <style:text-properties officeooo:rsid="001401fa"/>
    </style:style>
    <style:style style:name="T93" style:family="text">
      <style:text-properties officeooo:rsid="00178f81"/>
    </style:style>
    <style:style style:name="T94" style:family="text">
      <style:text-properties officeooo:rsid="0031c426"/>
    </style:style>
    <style:style style:name="T95" style:family="text">
      <style:text-properties officeooo:rsid="00274f77"/>
    </style:style>
    <style:style style:name="T96" style:family="text">
      <style:text-properties officeooo:rsid="0027e972"/>
    </style:style>
    <style:style style:name="T97" style:family="text">
      <style:text-properties officeooo:rsid="002832ee"/>
    </style:style>
    <style:style style:name="T98" style:family="text">
      <style:text-properties officeooo:rsid="001eb4b5"/>
    </style:style>
    <style:style style:name="T99" style:family="text">
      <style:text-properties officeooo:rsid="002bf1e7"/>
    </style:style>
    <style:style style:name="T100" style:family="text">
      <style:text-properties officeooo:rsid="002a1356"/>
    </style:style>
    <style:style style:name="T101" style:family="text">
      <style:text-properties officeooo:rsid="002ac653"/>
    </style:style>
    <style:style style:name="T102" style:family="text">
      <style:text-properties fo:font-style="normal" officeooo:rsid="002ac653" style:font-style-asian="normal" style:font-style-complex="normal"/>
    </style:style>
    <style:style style:name="T103" style:family="text">
      <style:text-properties officeooo:rsid="0025c2cb"/>
    </style:style>
    <style:style style:name="T104" style:family="text">
      <style:text-properties officeooo:rsid="002bc381"/>
    </style:style>
    <style:style style:name="T105" style:family="text">
      <style:text-properties officeooo:rsid="002b215a"/>
    </style:style>
    <style:style style:name="T106" style:family="text">
      <style:text-properties officeooo:rsid="0011d4d7"/>
    </style:style>
    <style:style style:name="T107" style:family="text">
      <style:text-properties officeooo:rsid="00379f64"/>
    </style:style>
    <style:style style:name="T108" style:family="text">
      <style:text-properties officeooo:rsid="00135b63"/>
    </style:style>
    <style:style style:name="T109" style:family="text">
      <style:text-properties officeooo:rsid="002d1517"/>
    </style:style>
    <style:style style:name="T110" style:family="text">
      <style:text-properties style:text-underline-style="none"/>
    </style:style>
    <style:style style:name="T111" style:family="text">
      <style:text-properties style:text-underline-style="none" officeooo:rsid="00142f01"/>
    </style:style>
    <style:style style:name="T112" style:family="text">
      <style:text-properties style:text-underline-style="none" officeooo:rsid="001791c5"/>
    </style:style>
    <style:style style:name="T113" style:family="text">
      <style:text-properties style:text-underline-style="none" officeooo:rsid="002d1517"/>
    </style:style>
    <style:style style:name="T114" style:family="text">
      <style:text-properties style:text-underline-style="none" officeooo:rsid="00215d1d"/>
    </style:style>
    <style:style style:name="T115" style:family="text">
      <style:text-properties style:text-underline-style="none" officeooo:rsid="00227315"/>
    </style:style>
    <style:style style:name="T116" style:family="text">
      <style:text-properties style:text-underline-style="none" officeooo:rsid="002f5f5d"/>
    </style:style>
    <style:style style:name="T117" style:family="text">
      <style:text-properties style:text-underline-style="none" officeooo:rsid="001c1386"/>
    </style:style>
    <style:style style:name="T118" style:family="text">
      <style:text-properties style:text-underline-style="none" officeooo:rsid="001f781f"/>
    </style:style>
    <style:style style:name="T119" style:family="text">
      <style:text-properties officeooo:rsid="0034174d"/>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6141907580157114" text:style-name="L1">
        <text:list-item>
          <text:p text:style-name="P1">Potrebni faktorji za uspešno genomsko selekcijo</text:p>
        </text:list-item>
        <text:list-item>
          <text:p text:style-name="P108"/>
        </text:list-item>
      </text:list>
      <table:table table:name="Table1" table:style-name="Table1">
        <table:table-column table:style-name="Table1.A"/>
        <table:table-column table:style-name="Table1.B"/>
        <table:table-column table:style-name="Table1.C"/>
        <table:table-row>
          <table:table-cell table:style-name="Table1.A1" office:value-type="string">
            <text:list xml:id="list84956110751005" text:continue-numbering="true" text:style-name="L1">
              <text:list-item>
                <text:p text:style-name="P143">To je napovedovanje plemenskih vrednosti na podlagi genomskega zapisa, ki se primerja z že znanimi fenotipskimi in proizvodnimi podatki in genomskimi podatki predhodnih generacij. Na podlagi tega se pol napovejo genomske plemenske vrednosti t<text:span text:style-name="T1">eh</text:span> živali, ki še nimajo svojih proizvodnih podatkov. </text:p>
              </text:list-item>
            </text:list>
          </table:table-cell>
          <table:table-cell table:style-name="Table1.A1" office:value-type="string">
            <text:list xml:id="list84954979657985" text:continue-numbering="true" text:style-name="L1">
              <text:list-item>
                <text:p text:style-name="P114">Kaj je genomska selekcija</text:p>
              </text:list-item>
            </text:list>
          </table:table-cell>
          <table:table-cell table:style-name="Table1.C1" office:value-type="string">
            <text:list xml:id="list84955436856205" text:continue-numbering="true" text:style-name="L1">
              <text:list-item>
                <text:p text:style-name="P114"/>
              </text:list-item>
            </text:list>
          </table:table-cell>
        </table:table-row>
        <table:table-row>
          <table:table-cell table:style-name="Table1.A2" office:value-type="string">
            <text:list xml:id="list84955910171010" text:continue-numbering="true" text:style-name="L1">
              <text:list-item>
                <text:p text:style-name="P163"><text:span text:style-name="T1">[] </text:span>… <text:s/><text:span text:style-name="T3">zanesljive podatke referenčne populacije za telesne lastnosti, pouizvodnje, zdravja, oz. </text:span><text:span text:style-name="T4">v</text:span><text:span text:style-name="T3">se kar pač želimo vedeti. Potrebujemo tudi njih</text:span><text:span text:style-name="T4">o</text:span><text:span text:style-name="T3">ve genome in genome t</text:span><text:span text:style-name="T4">eh</text:span><text:span text:style-name="T3"> živali, ki jih želimo oceniti.</text:span></text:p>
              </text:list-item>
            </text:list>
          </table:table-cell>
          <table:table-cell table:style-name="Table1.A2" office:value-type="string">
            <text:list xml:id="list84956714904162" text:continue-numbering="true" text:style-name="L1">
              <text:list-item>
                <text:p text:style-name="P116">Zane<text:span text:style-name="T41">s</text:span>ljivi fenotipski podatki</text:p>
              </text:list-item>
            </text:list>
          </table:table-cell>
          <table:table-cell table:style-name="Table1.C2" office:value-type="string">
            <text:list xml:id="list84955838459585" text:continue-numbering="true" text:style-name="L1">
              <text:list-item>
                <text:p text:style-name="P108">Potrebni faktorji za uspešno genomsko selekcijo</text:p>
              </text:list-item>
            </text:list>
          </table:table-cell>
        </table:table-row>
        <table:table-row>
          <table:table-cell table:style-name="Table1.A2" office:value-type="string">
            <text:p text:style-name="P164">[] <text:span text:style-name="T5">Ker če bi meli mi sam tabolše pregeldane, pol gPV ne bi ble glih realne.</text:span></text:p>
          </table:table-cell>
          <table:table-cell table:style-name="Table1.A2" office:value-type="string">
            <text:list xml:id="list9066616581075475056" text:style-name="L2">
              <text:list-item>
                <text:p text:style-name="P117">Pomembna sestava referenčne populacije</text:p>
              </text:list-item>
            </text:list>
          </table:table-cell>
          <table:table-cell table:style-name="Table1.C2" office:value-type="string">
            <text:list xml:id="list84956408699874" text:continue-list="list84955838459585" text:style-name="L1">
              <text:list-item>
                <text:p text:style-name="P108"/>
              </text:list-item>
            </text:list>
          </table:table-cell>
        </table:table-row>
      </table:table>
      <text:list xml:id="list84956089249695" text:continue-numbering="true" text:style-name="L1">
        <text:list-item>
          <text:p text:style-name="P200"/>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84955736174996" text:continue-numbering="true" text:style-name="L1">
              <text:list-item>
                <text:p text:style-name="P189"><text:span text:style-name="T42">Z</text:span>ato je pomembno, da imamo dobro to fenotipsko delo, meritve ane, v praksi, da so te zelo točne <text:span text:style-name="T42">[] </text:span>Če so podatki natančni, potem lahko ugotovimo ali pa potrdimo, kaj to pomeni za SNPe. </text:p>
              </text:list-item>
            </text:list>
          </table:table-cell>
          <table:table-cell table:style-name="Table2.A1" office:value-type="string">
            <text:list xml:id="list84956643959490" text:continue-numbering="true" text:style-name="L1">
              <text:list-item>
                <text:p text:style-name="P19">Točni fenotipski podatki</text:p>
              </text:list-item>
            </text:list>
          </table:table-cell>
          <table:table-cell table:style-name="Table2.C1" table:number-rows-spanned="3" office:value-type="string">
            <text:list xml:id="list84956932686496" text:continue-numbering="true" text:style-name="L1">
              <text:list-item>
                <text:p text:style-name="P22">Potrebni faktorji za uspešno genomsko selekcijo</text:p>
              </text:list-item>
            </text:list>
          </table:table-cell>
        </table:table-row>
        <table:table-row>
          <table:table-cell table:style-name="Table2.A2" office:value-type="string">
            <text:list xml:id="list84955312554133" text:continue-numbering="true" text:style-name="L1">
              <text:list-item>
                <text:p text:style-name="P189"><text:s/><text:span text:style-name="T42">[] </text:span>število teh podatkov je zelo pomembno <text:span text:style-name="T42">[] odvisno od populacije []</text:span></text:p>
              </text:list-item>
            </text:list>
          </table:table-cell>
          <table:table-cell table:style-name="Table2.A2" office:value-type="string">
            <text:list xml:id="list84955498908040" text:continue-numbering="true" text:style-name="L1">
              <text:list-item>
                <text:p text:style-name="P22">Veliko število podatkov</text:p>
              </text:list-item>
            </text:list>
          </table:table-cell>
          <table:covered-table-cell/>
        </table:table-row>
        <table:table-row>
          <table:table-cell table:style-name="Table2.A2" office:value-type="string">
            <text:list xml:id="list84956266474179" text:continue-numbering="true" text:style-name="L1">
              <text:list-item>
                <text:p text:style-name="P190">Ni tok pomembno, kakšen nivo črede ej to – al je to visok nivo <text:span text:style-name="T42">[] <text:s/></text:span>da se poznajo te črede, kakšen je manag<text:span text:style-name="T43">ment []</text:span></text:p>
              </text:list-item>
            </text:list>
          </table:table-cell>
          <table:table-cell table:style-name="Table2.A2" office:value-type="string">
            <text:list xml:id="list84955569332973" text:continue-numbering="true" text:style-name="L1">
              <text:list-item>
                <text:p text:style-name="P22">Poznani okoljski vplivi</text:p>
              </text:list-item>
            </text:list>
          </table:table-cell>
          <table:covered-table-cell/>
        </table:table-row>
      </table:table>
      <text:p text:style-name="P202"/>
      <table:table table:name="Table3" table:style-name="Table3">
        <table:table-column table:style-name="Table3.A"/>
        <table:table-row>
          <table:table-cell table:style-name="Table3.A1" office:value-type="string">
            <text:list xml:id="list3180224966980469104" text:style-name="L3">
              <text:list-item>
                <text:p text:style-name="P20">Razlog za uspeh genomske selekcije</text:p>
              </text:list-item>
            </text:list>
          </table:table-cell>
        </table:table-row>
      </table:table>
      <text:p text:style-name="P192">Zato, ker je hitrejša, ne. <text:span text:style-name="T42">[] <text:s/></text:span>hitreje se vrtijo generacije <text:span text:style-name="T42">[] </text:span><text:s/>Predvsem pri govedu je to pomembno, ker ima velik generacijski interval.<text:span text:style-name="T44">Razlog za uspeh genomske selekcijeHitrejša = krajši generacijski <text:s/>interval</text:span></text:p>
      <text:p text:style-name="P192"/>
      <table:table table:name="Table4" table:style-name="Table4">
        <table:table-column table:style-name="Table4.A"/>
        <table:table-column table:style-name="Table4.B"/>
        <table:table-column table:style-name="Table4.C"/>
        <table:table-row>
          <table:table-cell table:style-name="Table4.A1" office:value-type="string">
            <text:p text:style-name="P144">Predvsem je hitrejši generacijski interval. Mi že pri teličkih vemo, kakšne so njihove genomske plemeneske vrednosti in lahko že takrat odbiramo. <text:span text:style-name="T1">[] </text:span>Tk da lahko potem tu dobiš dve tri generaciji, ko lahk pr navadni selekciji dobiš eno.</text:p>
          </table:table-cell>
          <table:table-cell table:style-name="Table4.A1" office:value-type="string">
            <text:list xml:id="list84956365094522" text:continue-list="list9066616581075475056" text:style-name="L2">
              <text:list-item>
                <text:p text:style-name="P115">Hitrejši generacijski interval</text:p>
              </text:list-item>
              <text:list-item>
                <text:p text:style-name="P115">zgodnejša odbira teličk</text:p>
              </text:list-item>
            </text:list>
          </table:table-cell>
          <table:table-cell table:style-name="Table4.C1" office:value-type="string">
            <text:list xml:id="list84955692341578" text:continue-numbering="true" text:style-name="L2">
              <text:list-item>
                <text:p text:style-name="P113">Razlog za uspeh genomske selekcije</text:p>
              </text:list-item>
            </text:list>
          </table:table-cell>
        </table:table-row>
      </table:table>
      <text:p text:style-name="P291"/>
      <text:list xml:id="list84954937706872" text:continue-list="list84955569332973" text:style-name="L1">
        <text:list-item>
          <text:p text:style-name="P119"/>
        </text:list-item>
      </text:list>
      <table:table table:name="Table37" table:style-name="Table37">
        <table:table-column table:style-name="Table37.A"/>
        <table:table-column table:style-name="Table37.B"/>
        <table:table-column table:style-name="Table37.C"/>
        <text:soft-page-break/>
        <table:table-row>
          <table:table-cell table:style-name="Table37.A1" office:value-type="string">
            <text:list xml:id="list84955842359922" text:continue-numbering="true" text:style-name="L1">
              <text:list-item>
                <text:p text:style-name="P251"><text:span text:style-name="T5">Kar se pa tiče osemenjevanja, tam je pa, za centre je lahk pa to ful napredek. Za bika maš lahk ti naprimer, tam si čakal test 5 let – tule pa ne vem, če so hitri, v dveh letah se lahk že tele povrže, njegov potomc, </text:span><text:span text:style-name="T12">[]</text:span></text:p>
              </text:list-item>
            </text:list>
          </table:table-cell>
          <table:table-cell table:style-name="Table37.A1" office:value-type="string">
            <text:list xml:id="list84955694390084" text:continue-numbering="true" text:style-name="L1">
              <text:list-item>
                <text:p text:style-name="P81">Genomska selekcija pomaga OC – krajši generacijski inerval</text:p>
              </text:list-item>
            </text:list>
          </table:table-cell>
          <table:table-cell table:style-name="Table37.C1" office:value-type="string">
            <text:list xml:id="list84955333138945" text:continue-numbering="true" text:style-name="L1">
              <text:list-item>
                <text:p text:style-name="P83">Razlog za uspeh genomske selekcije</text:p>
              </text:list-item>
            </text:list>
          </table:table-cell>
        </table:table-row>
      </table:table>
      <text:list xml:id="list84955782745934" text:continue-numbering="true" text:style-name="L1">
        <text:list-item>
          <text:p text:style-name="P120"><text:s/></text:p>
        </text:list-item>
      </text:list>
      <table:table table:name="Table49" table:style-name="Table49">
        <table:table-column table:style-name="Table49.A"/>
        <table:table-column table:style-name="Table49.B"/>
        <table:table-column table:style-name="Table49.C"/>
        <table:table-row>
          <table:table-cell table:style-name="Table49.A1" office:value-type="string">
            <text:list xml:id="list84956143813371" text:continue-numbering="true" text:style-name="L1">
              <text:list-item>
                <text:p text:style-name="P268"><text:span text:style-name="T105">[g </text:span>da že na mladih živalih lahk dobiš rezultate, kaki so. Kaj genetika dosega v določeni živali – ne glede na to, da morš počakat da proizvodnja pokaže pol svoje. <text:span text:style-name="T105">[]</text:span> hitrejši razvoj v sami selekciji.</text:p>
              </text:list-item>
            </text:list>
          </table:table-cell>
          <table:table-cell table:style-name="Table49.A1" office:value-type="string">
            <text:list xml:id="list84955335382423" text:continue-numbering="true" text:style-name="L1">
              <text:list-item>
                <text:p text:style-name="P96">Krajši generacijski interval</text:p>
              </text:list-item>
            </text:list>
          </table:table-cell>
          <table:table-cell table:style-name="Table49.C1" table:number-rows-spanned="2" office:value-type="string">
            <text:list xml:id="list84956202469110" text:continue-numbering="true" text:style-name="L1">
              <text:list-item>
                <text:p text:style-name="P99">Razlogi za uspeh genomske selekcije</text:p>
              </text:list-item>
            </text:list>
          </table:table-cell>
        </table:table-row>
        <table:table-row>
          <table:table-cell table:style-name="Table49.A2" office:value-type="string">
            <text:list xml:id="list84956180840809" text:continue-numbering="true" text:style-name="L1">
              <text:list-item>
                <text:p text:style-name="P269">[] <text:span text:style-name="T106">selekcija stremi k boljšim rezultatom – Zdj pa, če je to hitrejši napredek, bi naj blo dejansko bolš, ko pa klasični ančin.</text:span></text:p>
              </text:list-item>
            </text:list>
          </table:table-cell>
          <table:table-cell table:style-name="Table49.A2" office:value-type="string">
            <text:list xml:id="list84956051567700" text:continue-numbering="true" text:style-name="L1">
              <text:list-item>
                <text:p text:style-name="P96">Boljši rezultati</text:p>
              </text:list-item>
            </text:list>
          </table:table-cell>
          <table:covered-table-cell/>
        </table:table-row>
      </table:table>
      <text:list xml:id="list84955109164918" text:continue-numbering="true" text:style-name="L1">
        <text:list-item>
          <text:p text:style-name="P120"/>
        </text:list-item>
        <text:list-item>
          <text:p text:style-name="P120">Priložnosti / <text:span text:style-name="T45">prednosti</text:span> genomske selekcije</text:p>
        </text:list-item>
        <text:list-item>
          <text:p text:style-name="P122"/>
        </text:list-item>
      </text:list>
      <table:table table:name="Table20" table:style-name="Table20">
        <table:table-column table:style-name="Table20.A"/>
        <table:table-column table:style-name="Table20.B"/>
        <table:table-column table:style-name="Table20.C"/>
        <table:table-row>
          <table:table-cell table:style-name="Table20.A1" office:value-type="string">
            <text:list xml:id="list84955981342586" text:continue-numbering="true" text:style-name="L1">
              <text:list-item>
                <text:p text:style-name="P191">Ogromno je še teh stvari, ki bi se lahko vključle tu zraven. In bi bile potem napovedi še boljše.</text:p>
              </text:list-item>
            </text:list>
          </table:table-cell>
          <table:table-cell table:style-name="Table20.A1" office:value-type="string">
            <text:list xml:id="list84955915438204" text:continue-numbering="true" text:style-name="L1">
              <text:list-item>
                <text:p text:style-name="P23">Dodatni fenotipi</text:p>
              </text:list-item>
            </text:list>
          </table:table-cell>
          <table:table-cell table:style-name="Table20.C1" table:number-rows-spanned="2" office:value-type="string">
            <text:list xml:id="list84954955892640" text:continue-numbering="true" text:style-name="L1">
              <text:list-item>
                <text:p text:style-name="P23">Izboljšanje (genomske) selekcije</text:p>
              </text:list-item>
            </text:list>
          </table:table-cell>
        </table:table-row>
        <table:table-row>
          <table:table-cell table:style-name="Table20.A2" office:value-type="string">
            <text:list xml:id="list84955671349396" text:continue-numbering="true" text:style-name="L1">
              <text:list-item>
                <text:p text:style-name="P191">Js mislim, da bi se dalo to še zboljšat <text:span text:style-name="T42">(glede zbiranja fenotipskih podatkov)</text:span>. <text:s/>da bi se marskidaj še dalo vključiti, marsikaj bi se dalo še <text:span text:style-name="T79">spremljalo, obračunavala, primerjalo</text:span></text:p>
              </text:list-item>
            </text:list>
          </table:table-cell>
          <table:table-cell table:style-name="Table20.A2" office:value-type="string">
            <text:list xml:id="list84956420757103" text:continue-numbering="true" text:style-name="L1">
              <text:list-item>
                <text:p text:style-name="P23">Izboljšanje točnost fenotipskih meritev</text:p>
              </text:list-item>
            </text:list>
          </table:table-cell>
          <table:covered-table-cell/>
        </table:table-row>
        <table:table-row>
          <table:table-cell table:style-name="Table20.A2" office:value-type="string">
            <text:list xml:id="list84956888552023" text:continue-numbering="true" text:style-name="L1">
              <text:list-item>
                <text:p text:style-name="P191"><text:s/><text:span text:style-name="T79">Prepričan sem, da ta genomika temelji na praksi, na praktičnem delu</text:span></text:p>
              </text:list-item>
            </text:list>
          </table:table-cell>
          <table:table-cell table:style-name="Table20.A2" office:value-type="string">
            <text:list xml:id="list84956440000938" text:continue-numbering="true" text:style-name="L1">
              <text:list-item>
                <text:p text:style-name="P23">Praksa (delo na terenu) </text:p>
              </text:list-item>
            </text:list>
          </table:table-cell>
          <table:table-cell table:style-name="Table20.C2" office:value-type="string">
            <text:list xml:id="list84955814411294" text:continue-numbering="true" text:style-name="L1">
              <text:list-item>
                <text:p text:style-name="P28"/>
              </text:list-item>
            </text:list>
          </table:table-cell>
        </table:table-row>
      </table:table>
      <text:list xml:id="list84955950326425" text:continue-numbering="true" text:style-name="L1">
        <text:list-item>
          <text:p text:style-name="P292"/>
        </text:list-item>
      </text:list>
      <table:table table:name="Table6" table:style-name="Table6">
        <table:table-column table:style-name="Table6.A"/>
        <table:table-column table:style-name="Table6.B"/>
        <table:table-column table:style-name="Table6.C"/>
        <table:table-row>
          <table:table-cell table:style-name="Table6.A1" office:value-type="string">
            <text:list xml:id="list84955023562385" text:continue-numbering="true" text:style-name="L1">
              <text:list-item>
                <text:p text:style-name="P165">[] <text:s/><text:span text:style-name="T6">ne vidijo koristi, ker ne poznajo, kk bi lahk ti uporabli, Strošek je pa tut </text:span><text:span text:style-name="T2">[]</text:span></text:p>
              </text:list-item>
            </text:list>
          </table:table-cell>
          <table:table-cell table:style-name="Table6.A1" office:value-type="string">
            <text:list xml:id="list84956925654360" text:continue-numbering="true" text:style-name="L1">
              <text:list-item>
                <text:p text:style-name="P125">Kmetje ne znajo uporabljati genomske informacije</text:p>
              </text:list-item>
            </text:list>
          </table:table-cell>
          <table:table-cell table:style-name="Table6.C1" table:number-rows-spanned="8" office:value-type="string">
            <text:list xml:id="list84956381542623" text:continue-numbering="true" text:style-name="L1">
              <text:list-item>
                <text:p text:style-name="P121">Priložnosti genomske selekcije</text:p>
              </text:list-item>
            </text:list>
          </table:table-cell>
        </table:table-row>
        <table:table-row>
          <table:table-cell table:style-name="Table6.A2" office:value-type="string">
            <text:list xml:id="list84956652776363" text:continue-numbering="true" text:style-name="L1">
              <text:list-item>
                <text:p text:style-name="P145">Že pri odbiri žvali si lahk pomagaš, pa pol tut pr parjenju. Da že pr telici veš, kere stvari bi mogu popravit pa ker bik bolj paše. </text:p>
              </text:list-item>
            </text:list>
          </table:table-cell>
          <table:table-cell table:style-name="Table6.A2" office:value-type="string">
            <text:list xml:id="list84955773745676" text:continue-numbering="true" text:style-name="L1">
              <text:list-item>
                <text:p text:style-name="P125">Pomoč pri odbiri živali in parjenju</text:p>
              </text:list-item>
              <text:list-item>
                <text:p text:style-name="P125">zgodnejše ukrepanje </text:p>
              </text:list-item>
              <text:list-item>
                <text:p text:style-name="P125">selekcije</text:p>
              </text:list-item>
            </text:list>
          </table:table-cell>
          <table:covered-table-cell/>
        </table:table-row>
        <table:table-row>
          <table:table-cell table:style-name="Table6.A2" office:value-type="string">
            <text:list xml:id="list84956604327289" text:continue-numbering="true" text:style-name="L1">
              <text:list-item>
                <text:p text:style-name="P145">Pa če maš kake genetske napake, ko so prikrite, al pa te posebnosti – tk ko kazeini, ki so pomembne.</text:p>
              </text:list-item>
            </text:list>
          </table:table-cell>
          <table:table-cell table:style-name="Table6.A2" office:value-type="string">
            <text:list xml:id="list84955318129802" text:continue-numbering="true" text:style-name="L1">
              <text:list-item>
                <text:p text:style-name="P125">Odbira proti boleznim</text:p>
              </text:list-item>
              <text:list-item>
                <text:p text:style-name="P125">selekcija za posebne lastnosti</text:p>
              </text:list-item>
            </text:list>
          </table:table-cell>
          <table:covered-table-cell/>
        </table:table-row>
        <table:table-row>
          <table:table-cell table:style-name="Table6.A2" office:value-type="string">
            <text:list xml:id="list84955566630083" text:continue-numbering="true" text:style-name="L1">
              <text:list-item>
                <text:p text:style-name="P145">V bistvu dost lahk pridobiš, da lahk odbereš žvali, ki ti bojo več prnesle <text:span text:style-name="T1">[] seksirano seme na najboljše telice [] </text:span></text:p>
              </text:list-item>
            </text:list>
          </table:table-cell>
          <table:table-cell table:style-name="Table6.A2" office:value-type="string">
            <text:list xml:id="list84955867896797" text:continue-numbering="true" text:style-name="L1">
              <text:list-item>
                <text:p text:style-name="P125">Boljši izkoristek najboljših živali</text:p>
              </text:list-item>
            </text:list>
          </table:table-cell>
          <table:covered-table-cell/>
        </table:table-row>
        <table:table-row>
          <table:table-cell table:style-name="Table6.A2" office:value-type="string">
            <text:list xml:id="list84956578247944" text:continue-numbering="true" text:style-name="L1">
              <text:list-item>
                <text:p text:style-name="P293"><text:span text:style-name="T50">[] <text:s/></text:span><text:span text:style-name="T28">čeprav je potem ponav</text:span><text:span text:style-name="T29">a</text:span><text:span text:style-name="T28">di težko ujeti prikluček, ko si že mal zadi. Tisti, ki prvi to zagrabijo, so povsod najhitrej. Morš pa to še povezan s samo rejo </text:span><text:span text:style-name="T30">[]</text:span></text:p>
              </text:list-item>
            </text:list>
          </table:table-cell>
          <table:table-cell table:style-name="Table6.A2" office:value-type="string">
            <text:list xml:id="list84955040018211" text:continue-numbering="true" text:style-name="L1">
              <text:list-item>
                <text:p text:style-name="P118">Največji profit tistim, ki so prvi zagrabili genomsko</text:p>
              </text:list-item>
            </text:list>
          </table:table-cell>
          <table:covered-table-cell/>
        </table:table-row>
        <table:table-row>
          <table:table-cell table:style-name="Table6.A2" office:value-type="string">
            <text:list xml:id="list84955368475056" text:continue-numbering="true" text:style-name="L1">
              <text:list-item>
                <text:p text:style-name="P147">Dej tuki pr genomiki je tut tk – ka je tvoj rejski bilj. A hočeš met bikovske matere, ki bojo skos mele bikce pa najvišje PV – pol morš res intenzivno it v genomiko, druge ni. <text:s/><text:span text:style-name="T1">[] <text:s/></text:span>Ampak tut za rejce je zanimivo – keri <text:s/>hočejo met kake posebne izdelke <text:span text:style-name="T1">[]</text:span></text:p>
              </text:list-item>
            </text:list>
          </table:table-cell>
          <table:table-cell table:style-name="Table6.A2" office:value-type="string">
            <text:list xml:id="list84955489542581" text:continue-numbering="true" text:style-name="L1">
              <text:list-item>
                <text:p text:style-name="P118">Uporaba genomske informacije odvisna od rejskega cilja</text:p>
              </text:list-item>
              <text:list-item>
                <text:p text:style-name="P118">zanimiva za posebne izdelke</text:p>
              </text:list-item>
            </text:list>
          </table:table-cell>
          <table:covered-table-cell/>
        </table:table-row>
        <table:table-row>
          <table:table-cell table:style-name="Table6.A2" office:value-type="string">
            <text:list xml:id="list84956228908064" text:continue-numbering="true" text:style-name="L1">
              <text:list-item>
                <text:p text:style-name="P167"><text:s/><text:span text:style-name="T66">[] <text:s/></text:span><text:span text:style-name="T7">kolk je skupni indeks pa kolk je mleka </text:span><text:span text:style-name="T8">(ali gledajo monogenske) [] </text:span><text:span text:style-name="T7"><text:s/>tisti, ki majo predelavo pogledajo kazeine pa A2 mleko </text:span><text:span text:style-name="T8">[]</text:span></text:p>
              </text:list-item>
            </text:list>
          </table:table-cell>
          <table:table-cell table:style-name="Table6.A2" office:value-type="string">
            <text:list xml:id="list84956005953190" text:continue-numbering="true" text:style-name="L1">
              <text:list-item>
                <text:p text:style-name="P127">Monogenskim namenjajo manj pozornosti</text:p>
              </text:list-item>
              <text:list-item>
                <text:p text:style-name="P127">pomembne za kmete s oposebnimi izdelki</text:p>
              </text:list-item>
            </text:list>
          </table:table-cell>
          <table:covered-table-cell/>
        </table:table-row>
        <table:table-row>
          <table:table-cell table:style-name="Table6.A2" office:value-type="string">
            <text:list xml:id="list84955317523575" text:continue-numbering="true" text:style-name="L1">
              <text:list-item>
                <text:p text:style-name="P148"><text:span text:style-name="T68">Genomska selekcija pa pripomore tudi pri selekciji na določene lastnosti – niša za proiz</text:span><text:span text:style-name="T69">vod</text:span><text:span text:style-name="T68">njo. </text:span><text:span text:style-name="T69">[] </text:span><text:span text:style-name="T67">Je tut do</text:span><text:span text:style-name="T69">br</text:span><text:span text:style-name="T67">r za nove lastnosti – zdravja <text:s/></text:span><text:span text:style-name="T69">[]</text:span></text:p>
              </text:list-item>
            </text:list>
          </table:table-cell>
          <table:table-cell table:style-name="Table6.A2" office:value-type="string">
            <text:list xml:id="list84955712395369" text:continue-numbering="true" text:style-name="L1">
              <text:list-item>
                <text:p text:style-name="P127">Prednost genomske selekcije za nišne proizvode</text:p>
              </text:list-item>
            </text:list>
          </table:table-cell>
          <table:covered-table-cell/>
        </table:table-row>
      </table:table>
      <text:list xml:id="list84956718459905" text:continue-numbering="true" text:style-name="L1">
        <text:list-item>
          <text:p text:style-name="P283"/>
        </text:list-item>
      </text:list>
      <table:table table:name="Table21" table:style-name="Table21">
        <table:table-column table:style-name="Table21.A"/>
        <table:table-column table:style-name="Table21.B"/>
        <table:table-row>
          <table:table-cell table:style-name="Table21.A1" office:value-type="string">
            <text:list xml:id="list84955781697526" text:continue-numbering="true" text:style-name="L1">
              <text:list-item>
                <text:p text:style-name="P193"><text:span text:style-name="T80">[]</text:span> js mislim, da bi se dalo dobit. <text:span text:style-name="T80">(nove lastnosti v genomiki). [] <text:s/></text:span>odvisno na kaj ciljamo <text:span text:style-name="T80">[] <text:s/></text:span>Če pa ciljaš na več lastnosti oz. skupni imenovalec nekih lastnosti, potem pa je veliko možnosti <text:span text:style-name="T80">[] </text:span>Če so pa še kake druge stvari zraven, potem je pa možnost, <text:span text:style-name="T80">[]</text:span></text:p>
              </text:list-item>
            </text:list>
          </table:table-cell>
          <table:table-cell table:style-name="Table21.A1" office:value-type="string">
            <text:list xml:id="list84955536088508" text:continue-numbering="true" text:style-name="L1">
              <text:list-item>
                <text:p text:style-name="P23">Selekcija na nove lastnosti</text:p>
              </text:list-item>
              <text:list-item>
                <text:p text:style-name="P23">predpogoj da je to želja rejcev</text:p>
              </text:list-item>
            </text:list>
          </table:table-cell>
        </table:table-row>
        <table:table-row>
          <table:table-cell table:style-name="Table21.A2" office:value-type="string">
            <text:list xml:id="list84955682046139" text:continue-numbering="true" text:style-name="L1">
              <text:list-item>
                <text:p text:style-name="P193">to je zelo pomembno <text:span text:style-name="T80">(lastnostni zdravja). <text:s text:c="2"/>[] </text:span>po eni strani, da so živali bolj odporne, da so ekonomsko bolj opravičljive, po drugi strani pa potrošnik tisti, ki zahteva vedno več oz. vse bazira na tem, zdrava hrana, zdrava hrana. <text:span text:style-name="T80">[] </text:span>ozaveščenim <text:s/>potrošnikom. <text:span text:style-name="T80">[]</text:span></text:p>
              </text:list-item>
            </text:list>
          </table:table-cell>
          <table:table-cell table:style-name="Table21.A2" office:value-type="string">
            <text:list xml:id="list84956962693015" text:continue-numbering="true" text:style-name="L1">
              <text:list-item>
                <text:p text:style-name="P23">Lastnosti zdravja </text:p>
              </text:list-item>
              <text:list-item>
                <text:p text:style-name="P23">odpornost živali</text:p>
              </text:list-item>
              <text:list-item>
                <text:p text:style-name="P23">želje potrošnikov</text:p>
              </text:list-item>
            </text:list>
          </table:table-cell>
        </table:table-row>
        <table:table-row>
          <table:table-cell table:style-name="Table21.A2" office:value-type="string">
            <text:list xml:id="list84955763996082" text:continue-numbering="true" text:style-name="L1">
              <text:list-item>
                <text:p text:style-name="P193"><text:span text:style-name="T80">[] </text:span>mali rejci, v nekih tekmah s kilažo, litražo, verjetno nimajo nekih vleikih možnosti, oz. ni nekega velikega benefita. <text:s/><text:span text:style-name="T80">[] </text:span>še neke variante, da na trgu ponudijo nekaj več, <text:span text:style-name="T80">[] da imajo karto v rokah, []</text:span></text:p>
              </text:list-item>
            </text:list>
          </table:table-cell>
          <table:table-cell table:style-name="Table21.A2" office:value-type="string">
            <text:list xml:id="list84955554740637" text:continue-numbering="true" text:style-name="L1">
              <text:list-item>
                <text:p text:style-name="P23">Novi proizvodi</text:p>
              </text:list-item>
              <text:list-item>
                <text:p text:style-name="P23">nišna proizvodnja</text:p>
              </text:list-item>
            </text:list>
          </table:table-cell>
        </table:table-row>
      </table:table>
      <text:list xml:id="list84955453752079" text:continue-numbering="true" text:style-name="L1">
        <text:list-item>
          <text:p text:style-name="P284"/>
        </text:list-item>
      </text:list>
      <table:table table:name="Table36" table:style-name="Table36">
        <table:table-column table:style-name="Table36.A"/>
        <table:table-column table:style-name="Table36.B"/>
        <table:table-column table:style-name="Table36.C"/>
        <table:table-row>
          <table:table-cell table:style-name="Table36.A1" office:value-type="string">
            <text:list xml:id="list84955282763345" text:continue-numbering="true" text:style-name="L1">
              <text:list-item>
                <text:p text:style-name="P237">[] <text:s/><text:span text:style-name="T93">ful napredek, kar se tiče bikov ane </text:span>[] <text:s/><text:span text:style-name="T93">kjer trgujejo s tem, tk ko v Avstriji al pa kje, tam maš velik lahk od tega. Tle pr nas <text:s/>pa sj veš, da tega ni </text:span>[] <text:s/><text:span text:style-name="T93">premal gledajo še </text:span><text:soft-page-break/><text:span text:style-name="T93">na to </text:span>[] <text:s/><text:span text:style-name="T93">zravn ti ful prpomoglo k dohodku </text:span>[]</text:p>
              </text:list-item>
            </text:list>
          </table:table-cell>
          <table:table-cell table:style-name="Table36.A1" office:value-type="string">
            <text:list xml:id="list84956224073737" text:continue-numbering="true" text:style-name="L1">
              <text:list-item>
                <text:p text:style-name="P81">Genomska selekcija <text:s/>v tujini kmetom prinese doho<text:span text:style-name="T94">d</text:span>ek</text:p>
              </text:list-item>
            </text:list>
          </table:table-cell>
          <table:table-cell table:style-name="Table36.C1" table:number-rows-spanned="2" office:value-type="string">
            <text:list xml:id="list84956890040024" text:continue-numbering="true" text:style-name="L1">
              <text:list-item>
                <text:p text:style-name="P84">Prednosti genomske selekcije</text:p>
              </text:list-item>
            </text:list>
          </table:table-cell>
        </table:table-row>
        <table:table-row>
          <table:table-cell table:style-name="Table36.A2" office:value-type="string">
            <text:list xml:id="list84955355756618" text:continue-numbering="true" text:style-name="L1">
              <text:list-item>
                <text:p text:style-name="P251"><text:span text:style-name="T11">[] </text:span><text:span text:style-name="T3">za svojo uporabo, pa lih tolk, da vidiš, kar se napak tiče – al pa na teličkah – če ti pokaže, da je okvir bolj majhen pa daš bolj vlkega.</text:span></text:p>
              </text:list-item>
            </text:list>
          </table:table-cell>
          <table:table-cell table:style-name="Table36.A2" office:value-type="string">
            <text:list xml:id="list84955069764942" text:continue-numbering="true" text:style-name="L1">
              <text:list-item>
                <text:p text:style-name="P81">Genomska informacija za odkrivanje napak </text:p>
              </text:list-item>
              <text:list-item>
                <text:p text:style-name="P81">za načrtovanje parjenja</text:p>
              </text:list-item>
            </text:list>
          </table:table-cell>
          <table:covered-table-cell/>
        </table:table-row>
      </table:table>
      <text:list xml:id="list84955487463018" text:continue-numbering="true" text:style-name="L1">
        <text:list-item>
          <text:p text:style-name="P285"/>
        </text:list-item>
      </text:list>
      <table:table table:name="Table54" table:style-name="Table54">
        <table:table-column table:style-name="Table54.A"/>
        <table:table-column table:style-name="Table54.B"/>
        <table:table-column table:style-name="Table54.C"/>
        <table:table-row>
          <table:table-cell table:style-name="Table54.A1" office:value-type="string">
            <text:list xml:id="list84955041023853" text:continue-numbering="true" text:style-name="L1">
              <text:list-item>
                <text:p text:style-name="P269">[] <text:span text:style-name="T111">Sam so pa tut sistemi reje vplivajo na podatke. Če boš pa ti šel iz enga, ko ma slabše pogoje reje genomsko testirat pa od unga, ko ma top pogoje, mogoč bojo pa glih obratno genomi pokazali. </text:span><text:span text:style-name="T110">[]</text:span></text:p>
              </text:list-item>
            </text:list>
          </table:table-cell>
          <table:table-cell table:style-name="Table54.A1" office:value-type="string">
            <text:list xml:id="list84956082786262" text:continue-numbering="true" text:style-name="L1">
              <text:list-item>
                <text:p text:style-name="P96">Rejci se zavedajo pomena okolja</text:p>
              </text:list-item>
              <text:list-item>
                <text:p text:style-name="P96">genomska PV lahko razkrije neodvisno od okolja</text:p>
              </text:list-item>
            </text:list>
          </table:table-cell>
          <table:table-cell table:style-name="Table54.C1" office:value-type="string">
            <text:list xml:id="list84956551927298" text:continue-numbering="true" text:style-name="L1">
              <text:list-item>
                <text:p text:style-name="P98">Priložnosti genomske selekcije</text:p>
              </text:list-item>
            </text:list>
          </table:table-cell>
        </table:table-row>
      </table:table>
      <text:list xml:id="list84956884726177" text:continue-numbering="true" text:style-name="L1">
        <text:list-item>
          <text:p text:style-name="P123"/>
        </text:list-item>
        <text:list-item>
          <text:p text:style-name="P123"/>
        </text:list-item>
        <text:list-item>
          <text:p text:style-name="P123">Nevarnosti genomske selekcije</text:p>
        </text:list-item>
        <text:list-item>
          <text:p text:style-name="P124"/>
        </text:list-item>
      </text:list>
      <table:table table:name="Table8" table:style-name="Table8">
        <table:table-column table:style-name="Table8.A"/>
        <table:table-column table:style-name="Table8.B"/>
        <table:table-column table:style-name="Table8.C"/>
        <table:table-row>
          <table:table-cell table:style-name="Table8.A1" office:value-type="string">
            <text:list xml:id="list84956242609248" text:continue-numbering="true" text:style-name="L1">
              <text:list-item>
                <text:p text:style-name="P162">[] <text:span text:style-name="T5">zanesljivost je pač manjša. Dost vlka nevarnost je, da rejci preveč stavijo na enga bika – sploh v majhnih čredah, </text:span><text:span text:style-name="T2">t</text:span><text:span text:style-name="T5">k ko mamo v Slovenij</text:span><text:span text:style-name="T2">[] </text:span><text:span text:style-name="T9">Pol če tri leta, ko bi pa rezultate dobil, bi pa ugotovili, da ni tk dober. <text:s/></text:span><text:span text:style-name="T2">[]</text:span></text:p>
              </text:list-item>
            </text:list>
          </table:table-cell>
          <table:table-cell table:style-name="Table8.A1" office:value-type="string">
            <text:list xml:id="list84956768043440" text:continue-numbering="true" text:style-name="L1">
              <text:list-item>
                <text:p text:style-name="P118">Slabost genomike: manjša zanesljivost</text:p>
              </text:list-item>
              <text:list-item>
                <text:p text:style-name="P118">prevelika uporaba slabšega bika</text:p>
              </text:list-item>
            </text:list>
          </table:table-cell>
          <table:table-cell table:style-name="Table8.C1" table:number-rows-spanned="5" office:value-type="string">
            <text:list xml:id="list84955015536557" text:continue-numbering="true" text:style-name="L1">
              <text:list-item>
                <text:p text:style-name="P124">Nevarnosti genomske selekcije</text:p>
              </text:list-item>
            </text:list>
          </table:table-cell>
        </table:table-row>
        <table:table-row>
          <table:table-cell table:style-name="Table8.A2" office:value-type="string">
            <text:list xml:id="list84955519481178" text:continue-numbering="true" text:style-name="L1">
              <text:list-item>
                <text:p text:style-name="P149">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ext:list-item>
            </text:list>
          </table:table-cell>
          <table:table-cell table:style-name="Table8.A2" office:value-type="string">
            <text:list xml:id="list84956269525921" text:continue-numbering="true" text:style-name="L1">
              <text:list-item>
                <text:p text:style-name="P118">Nevarnost prenehanja zbiranja fenotipov</text:p>
              </text:list-item>
            </text:list>
          </table:table-cell>
          <table:covered-table-cell/>
        </table:table-row>
        <table:table-row>
          <table:table-cell table:style-name="Table8.A2" office:value-type="string">
            <text:list xml:id="list84955543559422" text:continue-numbering="true" text:style-name="L1">
              <text:list-item>
                <text:p text:style-name="P149">IN tisti, ki se pa vključijo, so pa vedno tabolši genomci. <text:s/>Zdj pa vhlevijo sam ene 50 tabolših, niamš pol več porazdelitve taprav<text:span text:style-name="T73">e</text:span>.<text:span text:style-name="T73">[]</text:span></text:p>
              </text:list-item>
            </text:list>
          </table:table-cell>
          <table:table-cell table:style-name="Table8.A2" office:value-type="string">
            <text:list xml:id="list84956858884337" text:continue-numbering="true" text:style-name="L1">
              <text:list-item>
                <text:p text:style-name="P118">Nevarnost osveževanja referenčne populacije z najboljšimi biki</text:p>
              </text:list-item>
            </text:list>
          </table:table-cell>
          <table:covered-table-cell/>
        </table:table-row>
        <table:table-row>
          <table:table-cell table:style-name="Table8.A2" office:value-type="string">
            <text:list xml:id="list84956000632307" text:continue-numbering="true" text:style-name="L1">
              <text:list-item>
                <text:p text:style-name="P149">Je pa tut pol, mislim, dost je lahk sam, če gledaš sam na številke pa indeks <text:span text:style-name="T73">[]</text:span> da se v praksi potrdi, kar ma<text:span text:style-name="T74">š</text:span> na papirju.</text:p>
              </text:list-item>
            </text:list>
          </table:table-cell>
          <table:table-cell table:style-name="Table8.A2" office:value-type="string">
            <text:list xml:id="list84955504893952" text:continue-numbering="true" text:style-name="L1">
              <text:list-item>
                <text:p text:style-name="P105">Potreben dober managment za dobre rezultate</text:p>
              </text:list-item>
            </text:list>
          </table:table-cell>
          <table:covered-table-cell/>
        </table:table-row>
        <table:table-row>
          <table:table-cell table:style-name="Table8.A2" office:value-type="string">
            <text:list xml:id="list84955969311633" text:continue-numbering="true" text:style-name="L1">
              <text:list-item>
                <text:p text:style-name="P150">Pa ka je še ena past – da se še hitrej ožajo linije.</text:p>
              </text:list-item>
            </text:list>
          </table:table-cell>
          <table:table-cell table:style-name="Table8.A2" office:value-type="string">
            <text:list xml:id="list84956112283533" text:continue-numbering="true" text:style-name="L1">
              <text:list-item>
                <text:p text:style-name="P105">Inbriding kot nevarnost genomske selekcije</text:p>
              </text:list-item>
            </text:list>
          </table:table-cell>
          <table:covered-table-cell/>
        </table:table-row>
      </table:table>
      <text:list xml:id="list84956792349599" text:continue-numbering="true" text:style-name="L1">
        <text:list-item>
          <text:p text:style-name="P129">(ne)zaupanje genomski selekciji – razlogi</text:p>
        </text:list-item>
      </text:list>
      <text:list xml:id="list2744570489149616546" text:style-name="L4">
        <text:list-item>
          <text:p text:style-name="P109"><text:soft-page-break/>Uporaba genomske informacije (selekcije) <text:span text:style-name="T46">pri končnih uporabnikih – razlogi za / proti, vzroki ||| </text:span></text:p>
        </text:list-item>
        <text:list-item>
          <text:p text:style-name="P110"/>
        </text:list-item>
      </text:list>
      <table:table table:name="Table5" table:style-name="Table5">
        <table:table-column table:style-name="Table5.A"/>
        <table:table-column table:style-name="Table5.B"/>
        <table:table-row>
          <table:table-cell table:style-name="Table5.A1" office:value-type="string">
            <text:list xml:id="list84956229111267" text:continue-numbering="true" text:style-name="L4">
              <text:list-item>
                <text:p text:style-name="P166"/>
              </text:list-item>
              <text:list-item>
                <text:p text:style-name="P166"><text:span text:style-name="T3">Ja kr. </text:span><text:span text:style-name="T2">(uporablja genomsko selekcijo) </text:span>[] <text:s/><text:span text:style-name="T3">take bolj, ko so že take kombinacije. Pa zdj, ko so že starši genotipizirani, pol dam od tabolših </text:span><text:span text:style-name="T2">[] (koga da genotipizirat)</text:span></text:p>
              </text:list-item>
            </text:list>
          </table:table-cell>
          <table:table-cell table:style-name="Table5.A1" office:value-type="string">
            <text:list xml:id="list84956651429299" text:continue-numbering="true" text:style-name="L4">
              <text:list-item>
                <text:p text:style-name="P126">Uporaba genomske selekcije pri rejcih</text:p>
              </text:list-item>
              <text:list-item>
                <text:p text:style-name="P126">genotipizacija najboljših živali</text:p>
              </text:list-item>
            </text:list>
          </table:table-cell>
        </table:table-row>
        <table:table-row>
          <table:table-cell table:style-name="Table5.A2" office:value-type="string">
            <text:list xml:id="list84956871927525" text:continue-numbering="true" text:style-name="L4">
              <text:list-item>
                <text:p text:style-name="P146">Večinoma ja, kr držijo. <text:span text:style-name="T1">(ali odbiraš po gPV). [] </text:span>Pol, ko so telile, so pa ble razvrščene, ko so ble po genomiki.</text:p>
              </text:list-item>
            </text:list>
          </table:table-cell>
          <table:table-cell table:style-name="Table5.A2" office:value-type="string">
            <text:list xml:id="list84955683641305" text:continue-numbering="true" text:style-name="L4">
              <text:list-item>
                <text:p text:style-name="P126">Odbira na podlagi genomskih plemenskih vrednostih</text:p>
              </text:list-item>
              <text:list-item>
                <text:p text:style-name="P126">dodatna informacija</text:p>
              </text:list-item>
            </text:list>
          </table:table-cell>
        </table:table-row>
        <table:table-row>
          <table:table-cell table:style-name="Table5.A2" office:value-type="string">
            <text:list xml:id="list84956526109682" text:continue-numbering="true" text:style-name="L4">
              <text:list-item>
                <text:p text:style-name="P166">[] <text:span text:style-name="T6">Ker dost uporabljajo genomske bike – tist kr gledajo – pač nekateri. Za telice pa še bolj švoh. Ampak to je začetek.</text:span></text:p>
              </text:list-item>
            </text:list>
          </table:table-cell>
          <table:table-cell table:style-name="Table5.A2" office:value-type="string">
            <text:list xml:id="list84955668964716" text:continue-numbering="true" text:style-name="L4">
              <text:list-item>
                <text:p text:style-name="P126">Kmetje uporabljajo genomsko testirane bike</text:p>
              </text:list-item>
              <text:list-item>
                <text:p text:style-name="P126">ne dajejo genotipizirati, ker je to še na začetku</text:p>
              </text:list-item>
            </text:list>
          </table:table-cell>
        </table:table-row>
      </table:table>
      <text:list xml:id="list84956561283569" text:continue-numbering="true" text:style-name="L4">
        <text:list-item>
          <text:p text:style-name="P111"><text:span text:style-name="T33"/></text:p>
        </text:list-item>
        <text:list-item>
          <text:p text:style-name="P112"><text:span text:style-name="T33"/></text:p>
        </text:list-item>
      </text:list>
      <table:table table:name="Table50" table:style-name="Table50">
        <table:table-column table:style-name="Table50.A"/>
        <table:table-column table:style-name="Table50.B"/>
        <table:table-column table:style-name="Table50.C"/>
        <table:table-row>
          <table:table-cell table:style-name="Table50.A1" office:value-type="string">
            <text:list xml:id="list84955031096592" text:continue-numbering="true" text:style-name="L4">
              <text:list-item>
                <text:p text:style-name="P271"><text:span text:style-name="T34">Zaenkrat še nismo, ko je bla zdj ene dvakrat, trikrat kaka možnost, da prjaviš </text:span><text:span text:style-name="T35">[] <text:s/></text:span><text:span text:style-name="T27">ja, uporabljamo pa te iz katalogov tut – te genomsko testirane tut. </text:span><text:span text:style-name="T35">[] </text:span><text:span text:style-name="T27">Ne, ne bi niti neke razlike delal. Pač pogledaš rezultate, kk kej kažejo. Ne pa da bi zdj en genomc dobre rezultate kazal pa ga sam za to ne bi uporabljali, ker je na genomski način testiran.</text:span></text:p>
              </text:list-item>
            </text:list>
          </table:table-cell>
          <table:table-cell table:style-name="Table50.A1" office:value-type="string">
            <text:list xml:id="list84956487566521" text:continue-numbering="true" text:style-name="L4">
              <text:list-item>
                <text:p text:style-name="P95">Uporaba genomsko testiranih živali</text:p>
              </text:list-item>
              <text:list-item>
                <text:p text:style-name="P95">nerazlikovanje živali glede na način testiranja</text:p>
              </text:list-item>
            </text:list>
          </table:table-cell>
          <table:table-cell table:style-name="Table50.C1" office:value-type="string">
            <text:list xml:id="list84955196138299" text:continue-numbering="true" text:style-name="L4">
              <text:list-item>
                <text:p text:style-name="P97">Uporaba genomske in<text:span text:style-name="T107">f</text:span>o<text:span text:style-name="T107">r</text:span>macije pri rejcih</text:p>
              </text:list-item>
            </text:list>
          </table:table-cell>
        </table:table-row>
      </table:table>
      <text:list xml:id="list84956556201645" text:continue-numbering="true" text:style-name="L4">
        <text:list-item>
          <text:p text:style-name="P286"><text:span text:style-name="T33"/></text:p>
        </text:list-item>
        <text:list-item>
          <text:p text:style-name="P111"><text:span text:style-name="T33">razlog za neuspeh genomske selekcije ||| Razlog za neuporabo genomske informacije pri kmetih</text:span></text:p>
        </text:list-item>
      </text:list>
      <table:table table:name="Table10" table:style-name="Table10">
        <table:table-column table:style-name="Table10.A"/>
        <table:table-column table:style-name="Table10.B"/>
        <table:table-row>
          <table:table-cell table:style-name="Table10.A1" office:value-type="string">
            <text:p text:style-name="P194"><text:span text:style-name="T80">[] b</text:span>olj zraven, jih zelo zanima. Druge manj zanima, bolj mogoče še mislijo, da je to neka modna muha in da to ne more neki dost prnest. <text:span text:style-name="T80">[] </text:span>da se je zadeva kar prijela. <text:span text:style-name="T80">[] <text:s/></text:span>vedo, vidijo, slišijo. Sej navsezdanje – zdj je ta vir informaij in tok informacij je hiter in vejo prblićno, za kaj se gre.</text:p>
          </table:table-cell>
          <table:table-cell table:style-name="Table10.A1" office:value-type="string">
            <text:list xml:id="list84955354328175" text:continue-list="list3180224966980469104" text:style-name="L3">
              <text:list-item>
                <text:p text:style-name="P21">Zanimanje rejcev za genomsko selekcijo</text:p>
              </text:list-item>
              <text:list-item>
                <text:p text:style-name="P21">tok informacij</text:p>
              </text:list-item>
            </text:list>
          </table:table-cell>
        </table:table-row>
        <table:table-row>
          <table:table-cell table:style-name="Table10.A2" office:value-type="string">
            <text:p text:style-name="P194"><text:s/><text:span text:style-name="T80">[] </text:span>tisti, ki so najbolj zraven, tisti so že tut zdj že v praksi vidli, kaj pomeni</text:p>
          </table:table-cell>
          <table:table-cell table:style-name="Table10.A2" office:value-type="string">
            <text:list xml:id="list84956101856622" text:continue-numbering="true" text:style-name="L3">
              <text:list-item>
                <text:p text:style-name="P21">Razlog za zaupanje v genomsko selekcijo</text:p>
              </text:list-item>
            </text:list>
          </table:table-cell>
        </table:table-row>
        <table:table-row>
          <table:table-cell table:style-name="Table10.A2" office:value-type="string">
            <text:p text:style-name="P194">Vejo, da ni 100% <text:span text:style-name="T80">[] vpliv okolja ostaja isti [] </text:span>Ta direktni izračun genomskih plemenskih vrednsoti <text:s/>je pač en pokazatelj in vpliv okolja je še vedno ostal in vprašanje, ali se oni tega zavedajo. <text:span text:style-name="T80">[] </text:span>živinorejci, nekak precenjujejo genetski vpliv. Sj to večkrat slišimo – sej to so vaši biki, sej to so vaši biki krivi. Pa naj bojo to klasično al pa genomsko testirani.</text:p>
          </table:table-cell>
          <table:table-cell table:style-name="Table10.A2" office:value-type="string">
            <text:list xml:id="list84956622632193" text:continue-numbering="true" text:style-name="L3">
              <text:list-item>
                <text:p text:style-name="P21">Zanesljivost genomske selekcije</text:p>
              </text:list-item>
              <text:list-item>
                <text:p text:style-name="P21">vpliv okolja</text:p>
              </text:list-item>
              <text:list-item>
                <text:p text:style-name="P21">nepoznavanje vpliva genetike</text:p>
              </text:list-item>
            </text:list>
          </table:table-cell>
        </table:table-row>
        <table:table-row>
          <table:table-cell table:style-name="Table10.A2" office:value-type="string">
            <text:p text:style-name="P195"><text:span text:style-name="T80">[] </text:span>kombinacija enga in druzga <text:span text:style-name="T80">(ne razumejo in prelagajo krivdo). [] <text:s/></text:span>verjetno včasih to lahko tudi kakšna <text:soft-page-break/>tolažba. <text:span text:style-name="T81">[] </text:span>sej smo tudi tisti, ki delamo na tem sokrivi – takšne plemenjake imamo, takšno genetiko ponujamo. Pri parjenju pač pride kombinacija</text:p>
          </table:table-cell>
          <table:table-cell table:style-name="Table10.A2" office:value-type="string">
            <text:list xml:id="list84956401921808" text:continue-numbering="true" text:style-name="L3">
              <text:list-item>
                <text:p text:style-name="P24">Razlog za precenjevanje genetskega <text:soft-page-break/>vpliva</text:p>
              </text:list-item>
              <text:list-item>
                <text:p text:style-name="P24">Nerazumevanje genomske selekcije (kmetje)</text:p>
              </text:list-item>
              <text:list-item>
                <text:p text:style-name="P24">prelaganje krivde na selekcijsko službo (tolažba)</text:p>
              </text:list-item>
            </text:list>
          </table:table-cell>
        </table:table-row>
      </table:table>
      <text:list xml:id="list84954884711668" text:continue-list="list84956556201645" text:style-name="L4">
        <text:list-item>
          <text:p text:style-name="P287"/>
        </text:list-item>
      </text:list>
      <table:table table:name="Table63" table:style-name="Table63">
        <table:table-column table:style-name="Table63.A"/>
        <table:table-column table:style-name="Table63.B"/>
        <table:table-row>
          <table:table-cell table:style-name="Table63.A1" office:value-type="string">
            <text:list xml:id="list84955264474504" text:continue-numbering="true" text:style-name="L4">
              <text:list-item>
                <text:p text:style-name="P151">To je pa kr vprašanje, to je težko rečt. <text:span text:style-name="T66">(bi rejci zaupali domači selekciji)</text:span> Mogoč na začetku ne bi tolk – najbrž bi mogli pol počakat na rezultate. Vseen bi mogli počakat pol en 5 let al pa, da se ti rezultati pol potrdijo. </text:p>
              </text:list-item>
            </text:list>
          </table:table-cell>
          <table:table-cell table:style-name="Table63.A1" office:value-type="string">
            <text:list xml:id="list84954975677159" text:continue-numbering="true" text:style-name="L4">
              <text:list-item>
                <text:p text:style-name="P106">Rejci bi zaupali lastni selekciji po potrjenih rezultatih</text:p>
              </text:list-item>
            </text:list>
          </table:table-cell>
        </table:table-row>
        <table:table-row>
          <table:table-cell table:style-name="Table63.A2" office:value-type="string">
            <text:list xml:id="list84956255821446" text:continue-numbering="true" text:style-name="L4">
              <text:list-item>
                <text:p text:style-name="P153"><text:span text:style-name="T77">en vpogled v dedne napake, kaka je situacija, mogoče bi najdlji nove linije pa ugotovili, da mamo čist napačne bikovske matere [g </text:span>Tuki so kr vlke razlike lahk in tuki bi bil kr dober plus.</text:p>
              </text:list-item>
            </text:list>
          </table:table-cell>
          <table:table-cell table:style-name="Table63.A2" office:value-type="string">
            <text:list xml:id="list84955965534514" text:continue-numbering="true" text:style-name="L4">
              <text:list-item>
                <text:p text:style-name="P106">Možnost <text:span text:style-name="T78">lastne genomske – vpogled v napake</text:span></text:p>
              </text:list-item>
            </text:list>
          </table:table-cell>
        </table:table-row>
      </table:table>
      <text:list xml:id="list84956679809847" text:continue-numbering="true" text:style-name="L4">
        <text:list-item>
          <text:p text:style-name="P294"/>
        </text:list-item>
      </text:list>
      <table:table table:name="Table14" table:style-name="Table14">
        <table:table-column table:style-name="Table14.A"/>
        <table:table-column table:style-name="Table14.B"/>
        <table:table-row>
          <table:table-cell table:style-name="Table14.A1" office:value-type="string">
            <text:list xml:id="list84956154437565" text:continue-numbering="true" text:style-name="L4">
              <text:list-item>
                <text:p text:style-name="P152">Ja, js mislim, da rejci še ne razumejo, kaj jim lahk to prnese. Nekak bi jim blo treba to prkazat kot dodano vrednost, da lahk s tem nekaj več doseežejo. <text:span text:style-name="T66">[] <text:s/></text:span>pol čez dve leti pomenlo finančno, ane <text:span text:style-name="T66">[] </text:span>Nekak je strošek in ga morš nekak oplemenitit. Predvsem bi se moglo poudarit, kolk dobiš ti informacije o teletu pa kak jih lahk uporabiš za parjenja.</text:p>
              </text:list-item>
            </text:list>
          </table:table-cell>
          <table:table-cell table:style-name="Table14.A1" office:value-type="string">
            <text:list xml:id="list84956849810810" text:continue-numbering="true" text:style-name="L4">
              <text:list-item>
                <text:p text:style-name="P132">Nerazumevanje rejcev kor razlog za neinvestiranje v genotipizacijo</text:p>
              </text:list-item>
              <text:list-item>
                <text:p text:style-name="P128">dodana vrednost genomske selekcije kot motivacija</text:p>
              </text:list-item>
              <text:list-item>
                <text:p text:style-name="P128">opravičiti / oplemeniti strošek</text:p>
              </text:list-item>
            </text:list>
          </table:table-cell>
        </table:table-row>
      </table:table>
      <text:list xml:id="list84955942790229" text:continue-numbering="true" text:style-name="L4">
        <text:list-item>
          <text:p text:style-name="P288"/>
        </text:list-item>
      </text:list>
      <table:table table:name="Table32" table:style-name="Table32">
        <table:table-column table:style-name="Table32.A"/>
        <table:table-column table:style-name="Table32.B"/>
        <table:table-column table:style-name="Table32.C"/>
        <table:table-row>
          <table:table-cell table:style-name="Table32.A1" office:value-type="string">
            <text:list xml:id="list84956720316817" text:continue-numbering="true" text:style-name="L4">
              <text:list-item>
                <text:p text:style-name="P196">[] v teh demokratičnih državah je kar slabo glede tega in se ve, da vso posledice prevzame rejec []</text:p>
              </text:list-item>
            </text:list>
          </table:table-cell>
          <table:table-cell table:style-name="Table32.A1" office:value-type="string">
            <text:list xml:id="list84956863776149" text:continue-numbering="true" text:style-name="L4">
              <text:list-item>
                <text:p text:style-name="P25">Rejci se bojijo posledic</text:p>
              </text:list-item>
            </text:list>
          </table:table-cell>
          <table:table-cell table:style-name="Table32.C1" table:number-rows-spanned="3" office:value-type="string">
            <text:list xml:id="list84955017843377" text:continue-numbering="true" text:style-name="L4">
              <text:list-item>
                <text:p text:style-name="P26">Razlog za neuporabo genomske informacije pri kmetih</text:p>
              </text:list-item>
            </text:list>
          </table:table-cell>
        </table:table-row>
        <table:table-row>
          <table:table-cell table:style-name="Table32.A2" office:value-type="string">
            <text:list xml:id="list84956922572995" text:continue-numbering="true" text:style-name="L4">
              <text:list-item>
                <text:p text:style-name="P27">[] <text:s/><text:span text:style-name="T59">kmetje so bolj konzervativni ljudje </text:span><text:span text:style-name="T49">[] <text:s/></text:span><text:span text:style-name="T59">vse napake sami plačajo </text:span><text:span text:style-name="T49">[]</text:span></text:p>
              </text:list-item>
            </text:list>
          </table:table-cell>
          <table:table-cell table:style-name="Table32.A2" office:value-type="string">
            <text:list xml:id="list84957020772362" text:continue-numbering="true" text:style-name="L4">
              <text:list-item>
                <text:p text:style-name="P25">Konzervativnosti kmetov</text:p>
              </text:list-item>
            </text:list>
          </table:table-cell>
          <table:covered-table-cell/>
        </table:table-row>
        <table:table-row>
          <table:table-cell table:style-name="Table32.A2" office:value-type="string">
            <text:list xml:id="list84955808911611" text:continue-numbering="true" text:style-name="L4">
              <text:list-item>
                <text:p text:style-name="P197">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p>
              </text:list-item>
            </text:list>
          </table:table-cell>
          <table:table-cell table:style-name="Table32.A2" office:value-type="string">
            <text:list xml:id="list84956563332862" text:continue-numbering="true" text:style-name="L4">
              <text:list-item>
                <text:p text:style-name="P25">Strah kmetov pred neuspehom je razlog za nauporabo genomske selekcije</text:p>
              </text:list-item>
            </text:list>
          </table:table-cell>
          <table:covered-table-cell/>
        </table:table-row>
      </table:table>
      <text:list xml:id="list84955335018037" text:continue-numbering="true" text:style-name="L4">
        <text:list-item>
          <text:p text:style-name="P289"/>
        </text:list-item>
      </text:list>
      <table:table table:name="Table38" table:style-name="Table38">
        <table:table-column table:style-name="Table38.A"/>
        <table:table-column table:style-name="Table38.B"/>
        <table:table-column table:style-name="Table38.C"/>
        <table:table-row>
          <table:table-cell table:style-name="Table38.A1" office:value-type="string">
            <text:list xml:id="list84956040273726" text:continue-numbering="true" text:style-name="L4">
              <text:list-item>
                <text:p text:style-name="P239">Ne. <text:span text:style-name="T95">(kaj rabimo za genomsko napoved)</text:span></text:p>
              </text:list-item>
            </text:list>
          </table:table-cell>
          <table:table-cell table:style-name="Table38.A1" office:value-type="string">
            <text:list xml:id="list84956657041649" text:continue-numbering="true" text:style-name="L4">
              <text:list-item>
                <text:p text:style-name="P78">Nerazumevanje genomske napovedi</text:p>
              </text:list-item>
            </text:list>
          </table:table-cell>
          <table:table-cell table:style-name="Table38.C1" office:value-type="string">
            <text:list xml:id="list84956825283704" text:continue-numbering="true" text:style-name="L4">
              <text:list-item>
                <text:p text:style-name="P86"/>
              </text:list-item>
            </text:list>
          </table:table-cell>
        </table:table-row>
        <table:table-row>
          <table:table-cell table:style-name="Table38.A2" office:value-type="string">
            <text:list xml:id="list84956077389553" text:continue-numbering="true" text:style-name="L4">
              <text:list-item>
                <text:p text:style-name="P252"><text:span text:style-name="T2">[] </text:span><text:span text:style-name="T13">zdj sm dal pa sam ene par unih izbranih. </text:span><text:span text:style-name="T2">[] </text:span><text:span text:style-name="T14">Vejžde je smiselno. Sam pa vsepovsod se pol pr dnarju konča </text:span><text:span text:style-name="T2">[] <text:s/></text:span><text:span text:style-name="T14">Vžde bi delal pol odbiro kr na tem </text:span><text:span text:style-name="T2">[] </text:span><text:span text:style-name="T15">Ne, ker so </text:span><text:soft-page-break/><text:span text:style-name="T15">pol vse kr doma ostale. </text:span><text:span text:style-name="T2">(a si že delali odbiro na tem)</text:span></text:p>
              </text:list-item>
            </text:list>
          </table:table-cell>
          <table:table-cell table:style-name="Table38.A2" office:value-type="string">
            <text:list xml:id="list84956528606992" text:continue-numbering="true" text:style-name="L4">
              <text:list-item>
                <text:p text:style-name="P78">Uporaba genomske selekcije smiselna</text:p>
              </text:list-item>
              <text:list-item>
                <text:p text:style-name="P78">omejitveni faktor je denar</text:p>
              </text:list-item>
            </text:list>
          </table:table-cell>
          <table:table-cell table:style-name="Table38.C2" office:value-type="string">
            <text:list xml:id="list84955624577176" text:continue-numbering="true" text:style-name="L4">
              <text:list-item>
                <text:p text:style-name="P87"/>
              </text:list-item>
            </text:list>
          </table:table-cell>
        </table:table-row>
      </table:table>
      <text:list xml:id="list84955034286821" text:continue-numbering="true" text:style-name="L4">
        <text:list-item>
          <text:p text:style-name="P130"/>
        </text:list-item>
      </text:list>
      <table:table table:name="Table39" table:style-name="Table39">
        <table:table-column table:style-name="Table39.A"/>
        <table:table-column table:style-name="Table39.B"/>
        <table:table-column table:style-name="Table39.C"/>
        <table:table-row>
          <table:table-cell table:style-name="Table39.A1" office:value-type="string">
            <text:list xml:id="list84954956458718" text:continue-numbering="true" text:style-name="L4">
              <text:list-item>
                <text:p text:style-name="P240">Ja, js verjamem. <text:span text:style-name="T95">(gPV)</text:span></text:p>
              </text:list-item>
            </text:list>
          </table:table-cell>
          <table:table-cell table:style-name="Table39.A1" office:value-type="string">
            <text:list xml:id="list84956609206141" text:continue-numbering="true" text:style-name="L4">
              <text:list-item>
                <text:p text:style-name="P78">Zaupanje v genomsko selekcijo</text:p>
              </text:list-item>
            </text:list>
          </table:table-cell>
          <table:table-cell table:style-name="Table39.C1" table:number-rows-spanned="3" office:value-type="string">
            <text:list xml:id="list84955727225648" text:continue-numbering="true" text:style-name="L4">
              <text:list-item>
                <text:p text:style-name="P85">(ne)zaupanje genomski selekciji - razlogi</text:p>
              </text:list-item>
            </text:list>
          </table:table-cell>
        </table:table-row>
        <table:table-row>
          <table:table-cell table:style-name="Table39.A2" office:value-type="string">
            <text:list xml:id="list84956148102870" text:continue-numbering="true" text:style-name="L4">
              <text:list-item>
                <text:p text:style-name="P253"><text:span text:style-name="T6">Ne verjamejo. </text:span><text:span text:style-name="T12">(kmetje genomski selekciji). <text:s/>[] </text:span></text:p>
              </text:list-item>
            </text:list>
          </table:table-cell>
          <table:table-cell table:style-name="Table39.A2" office:value-type="string">
            <text:list xml:id="list84955501609605" text:continue-numbering="true" text:style-name="L4">
              <text:list-item>
                <text:p text:style-name="P78">Kmetje ne verjamejo in zaupajo genomski selekciji</text:p>
                <text:p text:style-name="P78"/>
              </text:list-item>
            </text:list>
          </table:table-cell>
          <table:covered-table-cell/>
        </table:table-row>
        <table:table-row>
          <table:table-cell table:style-name="Table39.A2" office:value-type="string">
            <text:list xml:id="list84955449384438" text:continue-numbering="true" text:style-name="L4">
              <text:list-item>
                <text:p text:style-name="P253"><text:span text:style-name="T2">noben bik še ni pokazal tolk, da bi lahk šou npr. v Novo Gorico, ka šele na center. Recimo, prej so šli, zdj pa ne.</text:span><text:span text:style-name="T12">[] </text:span><text:span text:style-name="T2">pa nikakršne genomike. In pol on to ne verjame, ker to je pol brezveze. Ker kao on pač ve, da je njegova dobra, potomcev pa ni.</text:span></text:p>
              </text:list-item>
            </text:list>
          </table:table-cell>
          <table:table-cell table:style-name="Table39.A2" office:value-type="string">
            <text:list xml:id="list84956726976363" text:continue-numbering="true" text:style-name="L4">
              <text:list-item>
                <text:p text:style-name="P78">Za neuspeh krivijo genomsko selekcijo</text:p>
              </text:list-item>
              <text:list-item>
                <text:p text:style-name="P78">rezultati neskladni s klasičnimi PV</text:p>
              </text:list-item>
            </text:list>
          </table:table-cell>
          <table:covered-table-cell/>
        </table:table-row>
      </table:table>
      <text:list xml:id="list84956449602831" text:continue-numbering="true" text:style-name="L4">
        <text:list-item>
          <text:p text:style-name="P290"/>
        </text:list-item>
      </text:list>
      <table:table table:name="Table62" table:style-name="Table62">
        <table:table-column table:style-name="Table62.A"/>
        <table:table-column table:style-name="Table62.B"/>
        <table:table-row>
          <table:table-cell table:style-name="Table62.A1" office:value-type="string">
            <text:list xml:id="list84956025547583" text:continue-numbering="true" text:style-name="L4">
              <text:list-item>
                <text:p text:style-name="P238">[] <text:s/><text:span text:style-name="T93">ful napredek, kar se tiče bikov ane </text:span>[] <text:s/><text:span text:style-name="T93">kjer trgujejo s tem, tk ko v Avstriji al pa kje, tam maš velik lahk od tega. Tle pr nas <text:s/>pa sj veš, da tega ni </text:span>[] <text:s/><text:span text:style-name="T93">premal gledajo še na to </text:span>[] <text:s/><text:span text:style-name="T93">zravn ti ful prpomoglo k dohodku </text:span>[]</text:p>
              </text:list-item>
            </text:list>
          </table:table-cell>
          <table:table-cell table:style-name="Table62.A1" office:value-type="string">
            <text:list xml:id="list84955628743125" text:continue-numbering="true" text:style-name="L4">
              <text:list-item>
                <text:p text:style-name="P80">Genomska selekcija <text:s/>v tujini kmetom prinese doho<text:span text:style-name="T94">d</text:span>ek</text:p>
              </text:list-item>
            </text:list>
          </table:table-cell>
        </table:table-row>
      </table:table>
      <text:list xml:id="list84954903033015" text:continue-numbering="true" text:style-name="L4">
        <text:list-item>
          <text:p text:style-name="P295"/>
        </text:list-item>
      </text:list>
      <table:table table:name="Table55" table:style-name="Table55">
        <table:table-column table:style-name="Table55.A"/>
        <table:table-column table:style-name="Table55.B"/>
        <table:table-column table:style-name="Table55.C"/>
        <table:table-row>
          <table:table-cell table:style-name="Table55.A1" office:value-type="string">
            <text:list xml:id="list84955309140305" text:continue-numbering="true" text:style-name="L4">
              <text:list-item>
                <text:p text:style-name="P277"><text:s/>Ampak če pa nimašp pogojev, se pa tut ne pokaže vn<text:span text:style-name="T4"> </text:span><text:span text:style-name="T22">[] </text:span><text:span text:style-name="T25">Pa boš dobu vn teličko, ko ma 15,000 laktacije, sam če maš pa ti v štali pogoje take, da ne more živet, ti tisto nč ne koristi.</text:span></text:p>
              </text:list-item>
            </text:list>
          </table:table-cell>
          <table:table-cell table:style-name="Table55.A1" office:value-type="string">
            <text:list xml:id="list84956562096326" text:continue-numbering="true" text:style-name="L4">
              <text:list-item>
                <text:p text:style-name="P100">Rezultati niso odvisni samo od selekcije</text:p>
              </text:list-item>
            </text:list>
          </table:table-cell>
          <table:table-cell table:style-name="Table55.C1" table:number-rows-spanned="2" office:value-type="string">
            <text:list xml:id="list84956290809379" text:continue-numbering="true" text:style-name="L4">
              <text:list-item>
                <text:p text:style-name="P97">Razlog za neuspeh genomske selekcije</text:p>
              </text:list-item>
            </text:list>
          </table:table-cell>
        </table:table-row>
        <table:table-row>
          <table:table-cell table:style-name="Table55.A2" office:value-type="string">
            <text:list xml:id="list84956780615543" text:continue-numbering="true" text:style-name="L4">
              <text:list-item>
                <text:p text:style-name="P263"><text:span text:style-name="T110">Ne vem, nismo še tolk … </text:span><text:span text:style-name="T112">Ja, sej no – tole mi je blo daj prvo, na kak način se genomska dela. </text:span><text:span text:style-name="T113">[] </text:span></text:p>
              </text:list-item>
            </text:list>
          </table:table-cell>
          <table:table-cell table:style-name="Table55.A2" office:value-type="string">
            <text:list xml:id="list84956362525292" text:continue-numbering="true" text:style-name="L4">
              <text:list-item>
                <text:p text:style-name="P100">Nepoznavanje genomske selekcije razlog za neposvojitev tehnologije</text:p>
              </text:list-item>
            </text:list>
          </table:table-cell>
          <table:covered-table-cell/>
        </table:table-row>
      </table:table>
      <text:list xml:id="list84955493907338" text:continue-numbering="true" text:style-name="L4">
        <text:list-item>
          <text:p text:style-name="P131"/>
        </text:list-item>
        <text:list-item>
          <text:p text:style-name="P31">___________________________________________________________________________________________________________</text:p>
        </text:list-item>
        <text:list-item>
          <text:p text:style-name="P31">Uporaba domačega semena pri rejcih</text:p>
          <text:p text:style-name="P32"/>
        </text:list-item>
        <text:list-item>
          <text:p text:style-name="P32">Prednosti / možnosti / <text:span text:style-name="T87">mnenje o / </text:span>domače selekcije</text:p>
        </text:list-item>
        <text:list-item>
          <text:p text:style-name="P32"/>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161">[] <text:s/><text:span text:style-name="T7">pasma se je prilagodila našim razmeram</text:span><text:span text:style-name="T2">[] </text:span><text:span text:style-name="T7">kolk so se geni prilagodili med različnimi okolji. Tut med sami štalami so razilke – v eni štali bo en bik lahk se ful dober obnesu, v drugi pa ne tolk. Tuki bi lahk bli plusi.</text:span></text:p>
          </table:table-cell>
          <table:table-cell table:style-name="Table12.A1" office:value-type="string">
            <text:p text:style-name="P104">Prednost lastne selekcije: prilagoditev pasme</text:p>
            <text:p text:style-name="P104">razlike med državami, rejci</text:p>
          </table:table-cell>
          <table:table-cell table:style-name="Table12.C1" table:number-rows-spanned="2" office:value-type="string">
            <text:list xml:id="list84956304945688" text:continue-numbering="true" text:style-name="L4">
              <text:list-item>
                <text:p text:style-name="P62">Prednosti domače selekcije</text:p>
              </text:list-item>
            </text:list>
          </table:table-cell>
        </table:table-row>
        <table:table-row>
          <table:table-cell table:style-name="Table12.A2" office:value-type="string">
            <text:p text:style-name="P155"><text:span text:style-name="T53">[] </text:span><text:span text:style-name="T49">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text:span><text:span text:style-name="T53">[]</text:span></text:p>
          </table:table-cell>
          <table:table-cell table:style-name="Table12.A2" office:value-type="string">
            <text:p text:style-name="P104">Negativen vpliv velikih populacij v združeni referenčni populaciji</text:p>
          </table:table-cell>
          <table:covered-table-cell/>
        </table:table-row>
      </table:table>
      <text:list xml:id="list84954971757779" text:continue-numbering="true" text:style-name="L4">
        <text:list-item>
          <text:p text:style-name="P39"/>
        </text:list-item>
      </text:list>
      <table:table table:name="Table28" table:style-name="Table28">
        <table:table-column table:style-name="Table28.A"/>
        <table:table-column table:style-name="Table28.B"/>
        <table:table-row>
          <table:table-cell table:style-name="Table28.A1" office:value-type="string">
            <text:list xml:id="list84955081376125" text:continue-numbering="true" text:style-name="L4">
              <text:list-item>
                <text:p text:style-name="P182"><text:span text:style-name="T76">Js mislim, da v Sloveniji smo mal zaspali v tistem obdobju, da niso naši, tisti, ki so prav ukvarjali se s to genetiko, z obračunom, ad niso bili takoj zraven. [] medel odziv naših vrhunskih inštitucij in stroke.[] <text:s/>misliš, da je muha enodnevnica [] Ampak zdj se je izkazalo, da to ni res in mi smo takrat zaspali. Tut potem ni blo pravih finančnih vložkov kar se tega tiče.</text:span></text:p>
              </text:list-item>
            </text:list>
          </table:table-cell>
          <table:table-cell table:style-name="Table28.A1" office:value-type="string">
            <text:list xml:id="list84956027161688" text:continue-numbering="true" text:style-name="L4">
              <text:list-item>
                <text:p text:style-name="P15">Zamujena priložnost Slovenije</text:p>
              </text:list-item>
              <text:list-item>
                <text:p text:style-name="P15">nepripravljenost inštitucij in znanosti</text:p>
              </text:list-item>
              <text:list-item>
                <text:p text:style-name="P15">pomanjkanje financ</text:p>
              </text:list-item>
            </text:list>
          </table:table-cell>
        </table:table-row>
      </table:table>
      <text:list xml:id="list84956421845520" text:continue-numbering="true" text:style-name="L4">
        <text:list-item>
          <text:p text:style-name="P217"/>
        </text:list-item>
      </text:list>
      <table:table table:name="Table42" table:style-name="Table42">
        <table:table-column table:style-name="Table42.A"/>
        <table:table-column table:style-name="Table42.B"/>
        <table:table-row>
          <table:table-cell table:style-name="Table42.A1" office:value-type="string">
            <text:list xml:id="list84956600138916" text:continue-numbering="true" text:style-name="L4">
              <text:list-item>
                <text:p text:style-name="P236">Ziher je prav, da jo mamo. Ker če je ne bomo meli, bomo dobili tist, kar bo ostalo, ane. Če ne bo konkurence, če nimaš svojga semena, uni tujci ti bojo ceno nabili, dali ti bojo pa tut klump. Sj veš, kk je – če si neodivsn. Če maš svojo, se lahk mal upiraš, ane. <text:s/></text:p>
              </text:list-item>
            </text:list>
          </table:table-cell>
          <table:table-cell table:style-name="Table42.A1" office:value-type="string">
            <text:list xml:id="list84956529310994" text:continue-numbering="true" text:style-name="L4">
              <text:list-item>
                <text:p text:style-name="P79">Podpiranje domače selekcije</text:p>
              </text:list-item>
              <text:list-item>
                <text:p text:style-name="P79">domača selekcija za zagotavljanje konkurenčnosti in ohranjanje trga</text:p>
              </text:list-item>
            </text:list>
          </table:table-cell>
        </table:table-row>
        <table:table-row>
          <table:table-cell table:style-name="Table42.A2" office:value-type="string">
            <text:list xml:id="list84956429180323" text:continue-numbering="true" text:style-name="L4">
              <text:list-item>
                <text:p text:style-name="P235"><text:span text:style-name="T99">[] </text:span>unih odročnih, ko ne morejo met tolk mleka, <text:span text:style-name="T100">[] <text:s/></text:span>Pa ni nujno, da je mogoče slabša <text:span text:style-name="T100">[] </text:span>Una se pa pase tam pol leta pa en more tolk met. In dj bojo tut uni pršli naprej, ko najbrž niso bli tk slabi. </text:p>
              </text:list-item>
            </text:list>
          </table:table-cell>
          <table:table-cell table:style-name="Table42.A2" office:value-type="string">
            <text:list xml:id="list84955884083380" text:continue-numbering="true" text:style-name="L4">
              <text:list-item>
                <text:p text:style-name="P79">Možnost za gorske / hribovske rejce</text:p>
              </text:list-item>
              <text:list-item>
                <text:p text:style-name="P79">reje v drugačnih (tećavnih) pogojih</text:p>
              </text:list-item>
            </text:list>
          </table:table-cell>
        </table:table-row>
        <table:table-row>
          <table:table-cell table:style-name="Table42.A2" office:value-type="string">
            <text:list xml:id="list84956034686948" text:continue-numbering="true" text:style-name="L4">
              <text:list-item>
                <text:p text:style-name="P250"><text:span text:style-name="T2">Recimo tam, Tolminci, uni so drgač – za njihove razmere pravijo, da je domač bik bolš, ko pa tuj. Sej uni pravijo, da so že semenili tuje, sam so se naši boljš pokazali. <text:s/></text:span><text:span text:style-name="T16">[] </text:span><text:span text:style-name="T2">So pa uvoženi. </text:span><text:span text:style-name="T16">(za razmere intenzivne reje)</text:span></text:p>
              </text:list-item>
            </text:list>
          </table:table-cell>
          <table:table-cell table:style-name="Table42.A2" office:value-type="string">
            <text:list xml:id="list84954973963966" text:continue-numbering="true" text:style-name="L4">
              <text:list-item>
                <text:p text:style-name="P79">Domači biki boljši za težavna okolja</text:p>
              </text:list-item>
            </text:list>
          </table:table-cell>
        </table:table-row>
        <table:table-row>
          <table:table-cell table:style-name="Table42.A2" office:value-type="string">
            <text:list xml:id="list84955717993174" text:continue-numbering="true" text:style-name="L4">
              <text:list-item>
                <text:p text:style-name="P233"><text:span text:style-name="T101">[] </text:span>sej je res, že po teletih se vidi. Teleti so uvoženi čist drgačešni. Ampak morš pa priznat, da jih je pa velik, so pa, kk bi ti rekla, so pa bolj občutljivi tule v našem okolju. <text:span text:style-name="T101">[] Sam pol je pa tk občutljivo, ko ttale roža lej, če jo boš mičkeno ruknala, se bo pa zlomla. To je to.</text:span></text:p>
              </text:list-item>
              <text:list-item>
                <text:p text:style-name="P234"/>
              </text:list-item>
            </text:list>
          </table:table-cell>
          <table:table-cell table:style-name="Table42.A2" office:value-type="string">
            <text:list xml:id="list84956650956643" text:continue-numbering="true" text:style-name="L4">
              <text:list-item>
                <text:p text:style-name="P82">Domače živali bolj odporne</text:p>
              </text:list-item>
            </text:list>
          </table:table-cell>
        </table:table-row>
        <table:table-row>
          <table:table-cell table:style-name="Table42.A2" office:value-type="string">
            <text:list xml:id="list84955653447113" text:continue-numbering="true" text:style-name="L4">
              <text:list-item>
                <text:p text:style-name="P247"><text:span text:style-name="T2">Pa mi do tabolših </text:span><text:span text:style-name="T16">(tujih)</text:span><text:span text:style-name="T2"> tk nikol ne pridemo. Mi jih ne dobimo, une doma ponucajo. Pa to kljub temu, da mamo svoje. Če pa enkrat ne bi meli, če ne bi blo selekcije, da ne bi meli svojga semena, pol pa tk dobiš, kar ostane. Tk da tist, da se uniči naša, js sigurno nise</text:span><text:span text:style-name="T17">m</text:span><text:span text:style-name="T2"> za.</text:span></text:p>
              </text:list-item>
            </text:list>
          </table:table-cell>
          <table:table-cell table:style-name="Table42.A2" office:value-type="string">
            <text:list xml:id="list84955064906982" text:continue-numbering="true" text:style-name="L4">
              <text:list-item>
                <text:p text:style-name="P82">Domača selekcija nujna za trgovanje</text:p>
              </text:list-item>
            </text:list>
          </table:table-cell>
        </table:table-row>
      </table:table>
      <text:list xml:id="list84955439249179" text:continue-numbering="true" text:style-name="L4">
        <text:list-item>
          <text:p text:style-name="P39"/>
        </text:list-item>
      </text:list>
      <table:table table:name="Table13" table:style-name="Table13">
        <table:table-column table:style-name="Table13.A"/>
        <table:table-column table:style-name="Table13.B"/>
        <table:table-column table:style-name="Table13.C"/>
        <table:table-row>
          <table:table-cell table:style-name="Table13.A1" office:value-type="string">
            <text:list xml:id="list84955899173539" text:continue-numbering="true" text:style-name="L4">
              <text:list-item>
                <text:p text:style-name="P281">To je pa kr vprašanje, to je težko rečt. <text:span text:style-name="T66">(bi rejci zaupali domači selekciji)</text:span> Mogoč na začetku ne bi tolk – najbrž bi mogli pol počakat na rezultate. <text:soft-page-break/>Vseen bi mogli počakat pol en 5 let al pa, da se ti rezultati pol potrdijo. </text:p>
              </text:list-item>
            </text:list>
          </table:table-cell>
          <table:table-cell table:style-name="Table13.A1" office:value-type="string">
            <text:list xml:id="list84955638032594" text:continue-numbering="true" text:style-name="L4">
              <text:list-item>
                <text:p text:style-name="P103">Rejci bi zaupali lastni selekciji po potrjenih <text:soft-page-break/>rezultatih</text:p>
              </text:list-item>
            </text:list>
          </table:table-cell>
          <table:table-cell table:style-name="Table13.C1" table:number-rows-spanned="3" office:value-type="string">
            <text:list xml:id="list84956027806291" text:continue-numbering="true" text:style-name="L4">
              <text:list-item>
                <text:p text:style-name="P61">Uporaba produktov domače selekcije pri rejcih</text:p>
              </text:list-item>
            </text:list>
          </table:table-cell>
        </table:table-row>
        <table:table-row>
          <table:table-cell table:style-name="Table13.A2" office:value-type="string">
            <text:list xml:id="list84955764898835" text:continue-numbering="true" text:style-name="L4">
              <text:list-item>
                <text:p text:style-name="P282"><text:span text:style-name="T77">en vpogled v dedne napake, kaka je situacija, mogoče bi najdlji nove linije pa ugotovili, da mamo čist napačne bikovske matere [g </text:span>Tuki so kr vlke razlike lahk in tuki bi bil kr dober plus.</text:p>
              </text:list-item>
            </text:list>
          </table:table-cell>
          <table:table-cell table:style-name="Table13.A2" office:value-type="string">
            <text:list xml:id="list84955806792402" text:continue-numbering="true" text:style-name="L4">
              <text:list-item>
                <text:p text:style-name="P103">Možnost <text:span text:style-name="T78">lastne genomske – vpogled v napake</text:span></text:p>
              </text:list-item>
            </text:list>
          </table:table-cell>
          <table:covered-table-cell/>
        </table:table-row>
        <table:table-row>
          <table:table-cell table:style-name="Table13.A2" office:value-type="string">
            <text:list xml:id="list84956461927768" text:continue-numbering="true" text:style-name="L4">
              <text:list-item>
                <text:p text:style-name="P281">Ja, js mislim, da rejci še ne razumejo, kaj jim lahk to prnese. Nekak bi jim blo treba to prkazat kot dodano vrednost, da lahk s tem nekaj več doseežejo. <text:span text:style-name="T66">[] <text:s/></text:span>pol čez dve leti pomenlo finančno, ane <text:span text:style-name="T66">[] </text:span>Nekak je strošek in ga morš nekak oplemenitit. Predvsem bi se moglo poudarit, kolk dobiš ti informacije o teletu pa kak jih lahk uporabiš za parjenja.</text:p>
              </text:list-item>
            </text:list>
          </table:table-cell>
          <table:table-cell table:style-name="Table13.A2" office:value-type="string">
            <text:list xml:id="list84956183520667" text:continue-numbering="true" text:style-name="L4">
              <text:list-item>
                <text:p text:style-name="P101">Nerazumevanje rejcev kor razlog za neinvestiranje v genotipizacijo</text:p>
              </text:list-item>
              <text:list-item>
                <text:p text:style-name="P102">dodana vrednost genomske selekcije kot motivacija</text:p>
              </text:list-item>
              <text:list-item>
                <text:p text:style-name="P102">opravičiti / oplemeniti strošek</text:p>
              </text:list-item>
            </text:list>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list xml:id="list84955695464417" text:continue-numbering="true" text:style-name="L4">
              <text:list-item>
                <text:p text:style-name="P232">Za dobre. <text:span text:style-name="T97">(za katere krave uporabljaš tujo seme).</text:span></text:p>
              </text:list-item>
            </text:list>
          </table:table-cell>
          <table:table-cell table:style-name="Table43.A1" office:value-type="string">
            <text:list xml:id="list84955969785924" text:continue-numbering="true" text:style-name="L4">
              <text:list-item>
                <text:p text:style-name="P78">Uporaba tujega semena za najboljše krave</text:p>
              </text:list-item>
            </text:list>
          </table:table-cell>
          <table:table-cell table:style-name="Table43.C1" table:number-rows-spanned="6" office:value-type="string">
            <text:list xml:id="list84956496737907" text:continue-numbering="true" text:style-name="L4">
              <text:list-item>
                <text:p text:style-name="P72">Uporaba domačega semena pri rejcih</text:p>
              </text:list-item>
            </text:list>
          </table:table-cell>
        </table:table-row>
        <table:table-row>
          <table:table-cell table:style-name="Table43.A2" office:value-type="string">
            <text:list xml:id="list84955099780224" text:continue-numbering="true" text:style-name="L4">
              <text:list-item>
                <text:p text:style-name="P248"><text:span text:style-name="T8">sam če ni primla ene trikrat po tujcu, pol sem pa dal tstga. </text:span><text:span text:style-name="T18">(SLO bika). </text:span><text:span text:style-name="T2">Čeprav je tut bil priporočen iz strani strokovnega tajnika, ampak sm dal prvo rajš uvoz.</text:span></text:p>
              </text:list-item>
            </text:list>
          </table:table-cell>
          <table:table-cell table:style-name="Table43.A2" office:value-type="string">
            <text:list xml:id="list84956285910726" text:continue-numbering="true" text:style-name="L4">
              <text:list-item>
                <text:p text:style-name="P78">Slovenski biki kot izhod v sili</text:p>
              </text:list-item>
            </text:list>
          </table:table-cell>
          <table:covered-table-cell/>
        </table:table-row>
        <table:table-row>
          <table:table-cell table:style-name="Table43.A2" office:value-type="string">
            <text:list xml:id="list84955017890746" text:continue-numbering="true" text:style-name="L4">
              <text:list-item>
                <text:p text:style-name="P231"><text:span text:style-name="T69">Ja, iz zgodovine, ja. Pa sj jih tut vidiš.</text:span><text:span text:style-name="T70">(uporaba tujega semena)</text:span></text:p>
              </text:list-item>
            </text:list>
          </table:table-cell>
          <table:table-cell table:style-name="Table43.A2" office:value-type="string">
            <text:list xml:id="list84956538266222" text:continue-numbering="true" text:style-name="L4">
              <text:list-item>
                <text:p text:style-name="P78">Nezaupanje izhaja iz zgodovine</text:p>
              </text:list-item>
              <text:list-item>
                <text:p text:style-name="P78">vizualno drugačne živali</text:p>
              </text:list-item>
            </text:list>
          </table:table-cell>
          <table:covered-table-cell/>
        </table:table-row>
        <table:table-row>
          <table:table-cell table:style-name="Table43.A2" office:value-type="string">
            <text:list xml:id="list84955483805710" text:continue-numbering="true" text:style-name="L4">
              <text:list-item>
                <text:p text:style-name="P249"><text:span text:style-name="T19">Čeprav Gorjanc pa tt zagovarjata,</text:span><text:span text:style-name="T2"> </text:span><text:span text:style-name="T19">da ker je za naše razmere, bi naš – js ne vem, a je kaj na tem, a je to res,</text:span><text:span text:style-name="T2">[]</text:span></text:p>
              </text:list-item>
            </text:list>
          </table:table-cell>
          <table:table-cell table:style-name="Table43.A2" office:value-type="string">
            <text:list xml:id="list84955379485147" text:continue-numbering="true" text:style-name="L4">
              <text:list-item>
                <text:p text:style-name="P78">Rejci ne verjamejo, ali je naša populacija genetsko drugačna</text:p>
              </text:list-item>
            </text:list>
          </table:table-cell>
          <table:covered-table-cell/>
        </table:table-row>
        <table:table-row>
          <table:table-cell table:style-name="Table43.A2" office:value-type="string">
            <text:list xml:id="list84955301889203" text:continue-numbering="true" text:style-name="L4">
              <text:list-item>
                <text:p text:style-name="P249"><text:span text:style-name="T20">Sj dle, tte ko najbolj molzejo, so po slovenskem biku. Ne bmo reku, da so zanč, dalč od tega. </text:span><text:span text:style-name="T2">[]</text:span></text:p>
              </text:list-item>
            </text:list>
          </table:table-cell>
          <table:table-cell table:style-name="Table43.A2" office:value-type="string">
            <text:list xml:id="list84956683026686" text:continue-numbering="true" text:style-name="L4">
              <text:list-item>
                <text:p text:style-name="P78">Dobri rezultati slovenskih bikov</text:p>
              </text:list-item>
            </text:list>
          </table:table-cell>
          <table:covered-table-cell/>
        </table:table-row>
        <table:table-row>
          <table:table-cell table:style-name="Table43.A2" office:value-type="string">
            <text:list xml:id="list84955868883096" text:continue-numbering="true" text:style-name="L4">
              <text:list-item>
                <text:p text:style-name="P249"><text:span text:style-name="T2"><text:s/>Težko (da bi uporabljal samo domače). [] <text:s/></text:span><text:span text:style-name="T20">tut zarad okvirja</text:span><text:span text:style-name="T2">[] </text:span><text:span text:style-name="T20">Ko sem bil takle pobček, smo hodli taj v Tolmin na sejem.</text:span><text:span text:style-name="T2">[] </text:span><text:span text:style-name="T20">telice. A veš, kako so ble – vse po unih ameriških merah – kura </text:span><text:span text:style-name="T21">sm si mislu, da bi pa js tut to kdaj doma mel.</text:span></text:p>
              </text:list-item>
            </text:list>
          </table:table-cell>
          <table:table-cell table:style-name="Table43.A2" office:value-type="string">
            <text:list xml:id="list84956849474194" text:continue-numbering="true" text:style-name="L4">
              <text:list-item>
                <text:p text:style-name="P78">Tuji biki večji</text:p>
              </text:list-item>
              <text:list-item>
                <text:p text:style-name="P78">sanje iz preteklosti</text:p>
              </text:list-item>
            </text:list>
          </table:table-cell>
          <table:covered-table-cell/>
        </table:table-row>
      </table:table>
      <text:list xml:id="list84956804809930" text:continue-numbering="true" text:style-name="L4">
        <text:list-item>
          <text:p text:style-name="P107"/>
        </text:list-item>
      </text:list>
      <table:table table:name="Table51" table:style-name="Table51">
        <table:table-column table:style-name="Table51.A"/>
        <table:table-column table:style-name="Table51.B"/>
        <table:table-column table:style-name="Table51.C"/>
        <table:table-row>
          <table:table-cell table:style-name="Table51.A1" office:value-type="string">
            <text:list xml:id="list84956931676544" text:continue-numbering="true" text:style-name="L4">
              <text:list-item>
                <text:p text:style-name="P278"><text:span text:style-name="T2">Seveda uporabljamo oboje bike, domače in tuje. </text:span><text:span text:style-name="T22">[] </text:span><text:span text:style-name="T2">Skor več slovenskih ko tujih.</text:span><text:span text:style-name="T22">[]</text:span></text:p>
              </text:list-item>
            </text:list>
          </table:table-cell>
          <table:table-cell table:style-name="Table51.A1" office:value-type="string">
            <text:list xml:id="list84955520391091" text:continue-numbering="true" text:style-name="L4">
              <text:list-item>
                <text:p text:style-name="P95">Uporaba domačih /tujih bikov</text:p>
              </text:list-item>
            </text:list>
          </table:table-cell>
          <table:table-cell table:style-name="Table51.C1" table:number-rows-spanned="2" office:value-type="string">
            <text:list xml:id="list84956708700912" text:continue-numbering="true" text:style-name="L4">
              <text:list-item>
                <text:p text:style-name="P97">Uporaba domačih / tujih bikov</text:p>
              </text:list-item>
            </text:list>
          </table:table-cell>
        </table:table-row>
        <table:table-row>
          <table:table-cell table:style-name="Table51.A2" office:value-type="string">
            <text:list xml:id="list84956776403653" text:continue-numbering="true" text:style-name="L4">
              <text:list-item>
                <text:p text:style-name="P267">eni bolj prsegajo na tujo selekcijo: Težko je tuje rezultate čist vnest v naše okolje – čist <text:soft-page-break/>do potankosti jim verjet – kk bi se tste živali v naših razmerah obnašale in odrezale. <text:span text:style-name="T108">Ne vem – mal z rezervo tut malo selekcijo uporabljaš tuje rezultatw. Je pa res, da so v tujini večje populacije in da je možno boljše živali vzredit. Pa tut tradicionalno je će bojši pristop, []</text:span></text:p>
              </text:list-item>
            </text:list>
          </table:table-cell>
          <table:table-cell table:style-name="Table51.A2" office:value-type="string">
            <text:list xml:id="list84954921161283" text:continue-numbering="true" text:style-name="L4">
              <text:list-item>
                <text:p text:style-name="P95">Skepticizem glede tujih <text:soft-page-break/>rezultatov zaradi različnega okolja</text:p>
              </text:list-item>
              <text:list-item>
                <text:p text:style-name="P95">boljši pogoji za selekcijo v tujini</text:p>
              </text:list-item>
            </text:list>
          </table:table-cell>
          <table:covered-table-cell/>
        </table:table-row>
      </table:table>
      <text:list xml:id="list84955529809518" text:continue-numbering="true" text:style-name="L4">
        <text:list-item>
          <text:p text:style-name="P107"/>
        </text:list-item>
        <text:list-item>
          <text:p text:style-name="P44"/>
        </text:list-item>
        <text:list-item>
          <text:p text:style-name="P44">Uporaba tujega semena pri rejcih in rejskih organizacijah</text:p>
        </text:list-item>
        <text:list-item>
          <text:p text:style-name="P43"/>
        </text:list-item>
      </text:list>
      <table:table table:name="Table23" table:style-name="Table23">
        <table:table-column table:style-name="Table23.A"/>
        <table:table-column table:style-name="Table23.B"/>
        <table:table-column table:style-name="Table23.C"/>
        <table:table-row>
          <table:table-cell table:style-name="Table23.A1" office:value-type="string">
            <text:list xml:id="list84956114371526" text:continue-numbering="true" text:style-name="L4">
              <text:list-item>
                <text:p text:style-name="P176"><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ext:list-item>
            </text:list>
          </table:table-cell>
          <table:table-cell table:style-name="Table23.A1" office:value-type="string">
            <text:list xml:id="list84956393852005" text:continue-numbering="true" text:style-name="L4">
              <text:list-item>
                <text:p text:style-name="P5">Uporaba tujega semena odločitev kmetov</text:p>
              </text:list-item>
              <text:list-item>
                <text:p text:style-name="P5">primerjava</text:p>
              </text:list-item>
              <text:list-item>
                <text:p text:style-name="P5">povratna informacije</text:p>
              </text:list-item>
            </text:list>
          </table:table-cell>
          <table:table-cell table:style-name="Table23.C1" table:number-rows-spanned="7" office:value-type="string">
            <text:list xml:id="list84956592919395" text:continue-numbering="true" text:style-name="L4">
              <text:list-item>
                <text:p text:style-name="P9">Uporaba tujega semena pri rejcih in rejskih organizacijah</text:p>
              </text:list-item>
            </text:list>
          </table:table-cell>
        </table:table-row>
        <table:table-row>
          <table:table-cell table:style-name="Table23.A2" office:value-type="string">
            <text:list xml:id="list84956480461336" text:continue-numbering="true" text:style-name="L4">
              <text:list-item>
                <text:p text:style-name="P176"><text:span text:style-name="T81">[] </text:span>glavni razlog, da je blo <text:s/>določeno obdobje, ko je bla ta zadeva zaprta. In prepovedane stvari so najslajše, so najbolj mamljive. <text:s/>In je pršlo do teh tihih zamer, tihega negodovanja, nasprotovanja zadevi in potem, zdj, ko <text:span text:style-name="T81">se</text:span> je odprlo <text:span text:style-name="T81">[...] </text:span></text:p>
              </text:list-item>
            </text:list>
          </table:table-cell>
          <table:table-cell table:style-name="Table23.A2" office:value-type="string">
            <text:list xml:id="list84956094884346" text:continue-numbering="true" text:style-name="L4">
              <text:list-item>
                <text:p text:style-name="P5">Uporaba tujega semena kot odgovor na prepoved v prešnjem obdobju</text:p>
              </text:list-item>
              <text:list-item>
                <text:p text:style-name="P5">stare zamere</text:p>
              </text:list-item>
            </text:list>
          </table:table-cell>
          <table:covered-table-cell/>
        </table:table-row>
        <table:table-row>
          <table:table-cell table:style-name="Table23.A2" office:value-type="string">
            <text:list xml:id="list84955207917870" text:continue-numbering="true" text:style-name="L4">
              <text:list-item>
                <text:p text:style-name="P176">Ampak je pa tu tudi marketinški prijemi – <text:span text:style-name="T81">[] </text:span>se mi zdi, da smo <text:span text:style-name="T82">mi – al pa, da se zmeri smo – mal švoh.</text:span></text:p>
              </text:list-item>
            </text:list>
          </table:table-cell>
          <table:table-cell table:style-name="Table23.A2" office:value-type="string">
            <text:list xml:id="list84956334250577" text:continue-numbering="true" text:style-name="L4">
              <text:list-item>
                <text:p text:style-name="P5">Slab marketing slovenskih ponudnikov</text:p>
              </text:list-item>
            </text:list>
          </table:table-cell>
          <table:covered-table-cell/>
        </table:table-row>
        <table:table-row>
          <table:table-cell table:style-name="Table23.A2" office:value-type="string">
            <text:list xml:id="list84954971442528" text:continue-numbering="true" text:style-name="L4">
              <text:list-item>
                <text:p text:style-name="P179"><text:span text:style-name="T81">[] </text:span>bolj se znajo približat ljudem, bolj ta blišč zanjo prikazat <text:span text:style-name="T81">(tujina). [] <text:s/></text:span>ač uporabljajo najnovejše tehnologije komuniciranja – kar smo pa mi mogoče preslabi – vsaj js tako sumim, da smo premal agresivni. <text:span text:style-name="T81">[g </text:span>da je tuki tut en razlog, da smo manj uspešni.</text:p>
              </text:list-item>
            </text:list>
          </table:table-cell>
          <table:table-cell table:style-name="Table23.A2" office:value-type="string">
            <text:list xml:id="list84955953536059" text:continue-numbering="true" text:style-name="L4">
              <text:list-item>
                <text:p text:style-name="P5">Tujina ima agresiven marketing</text:p>
              </text:list-item>
              <text:list-item>
                <text:p text:style-name="P5">najnovejše tehnologije komuniciranje</text:p>
                <text:p text:style-name="P5"/>
              </text:list-item>
            </text:list>
          </table:table-cell>
          <table:covered-table-cell/>
        </table:table-row>
        <table:table-row>
          <table:table-cell table:style-name="Table23.A2" office:value-type="string">
            <text:list xml:id="list84956651080039" text:continue-numbering="true" text:style-name="L4">
              <text:list-item>
                <text:p text:style-name="P198">Ja, mi pri rjavi že uporabljamo tudi semenske bike tudi za <text:span text:style-name="T81">[načrtna parjenja]. [] <text:s/></text:span><text:span text:style-name="T49">js res upam, da se bo kakšna kombinacija posrečla </text:span><text:span text:style-name="T55">[]</text:span></text:p>
              </text:list-item>
            </text:list>
          </table:table-cell>
          <table:table-cell table:style-name="Table23.A2" office:value-type="string">
            <text:list xml:id="list84955012599952" text:continue-numbering="true" text:style-name="L4">
              <text:list-item>
                <text:p text:style-name="P5">Uporaba slovenskih bikov v elitnih parjenjih</text:p>
              </text:list-item>
            </text:list>
          </table:table-cell>
          <table:covered-table-cell/>
        </table:table-row>
        <table:table-row>
          <table:table-cell table:style-name="Table23.A2" office:value-type="string">
            <text:list xml:id="list84955207415858" text:continue-numbering="true" text:style-name="L4">
              <text:list-item>
                <text:p text:style-name="P179"><text:s/>Ja mi uporabljamo – js mislim, da to mormo. Ker drgač svoje delo negiraš pa mu ne zaupaš. Js zaupam zadevi in verjamem te zadevi, genomski selekciji – seveda mormo pa stvari še izboljšat. </text:p>
              </text:list-item>
            </text:list>
          </table:table-cell>
          <table:table-cell table:style-name="Table23.A2" office:value-type="string">
            <text:list xml:id="list84956748817883" text:continue-numbering="true" text:style-name="L4">
              <text:list-item>
                <text:p text:style-name="P10">Zaupanje v slovensko selekcijo</text:p>
              </text:list-item>
              <text:list-item>
                <text:p text:style-name="P10">prostor za izboljšanje</text:p>
              </text:list-item>
            </text:list>
          </table:table-cell>
          <table:covered-table-cell/>
        </table:table-row>
        <table:table-row>
          <table:table-cell table:style-name="Table23.A2" office:value-type="string">
            <text:list xml:id="list84954960151680" text:continue-numbering="true" text:style-name="L4">
              <text:list-item>
                <text:p text:style-name="P177">Ti nobenmu ne moreš rečt, da ne sme uporablat top plemenjaka – nimaš pravice, da ga s tem ga že ponižuješ. Ampak je, seveda je. Zato se mi zdi, da bi mogli bolj ozaveščat, pa da se ljudje pol bolj sami najdejo v tem. </text:p>
              </text:list-item>
            </text:list>
          </table:table-cell>
          <table:table-cell table:style-name="Table23.A2" office:value-type="string">
            <text:list xml:id="list84956855792993" text:continue-numbering="true" text:style-name="L4">
              <text:list-item>
                <text:p text:style-name="P10">Uporaba top bikov pri slabših bikih</text:p>
              </text:list-item>
            </text:list>
          </table:table-cell>
          <table:covered-table-cell/>
        </table:table-row>
      </table:table>
      <text:list xml:id="list84955540835786" text:continue-numbering="true" text:style-name="L4">
        <text:list-header>
          <text:p text:style-name="P38"><text:soft-page-break/></text:p>
        </text:list-header>
        <text:list-item>
          <text:p text:style-name="P37"/>
        </text:list-item>
        <text:list-item>
          <text:p text:style-name="P37">Mednarodna združenja</text:p>
        </text:list-item>
      </text:list>
      <text:list xml:id="list84955573352850" text:continue-list="list84956792349599" text:style-name="L1">
        <text:list-item>
          <text:p text:style-name="P33"/>
        </text:list-item>
      </text:list>
      <table:table table:name="Table7" table:style-name="Table7">
        <table:table-column table:style-name="Table7.A"/>
        <table:table-column table:style-name="Table7.B"/>
        <table:table-column table:style-name="Table7.C"/>
        <table:table-row>
          <table:table-cell table:style-name="Table7.A1" office:value-type="string">
            <text:list xml:id="list84956086036576" text:continue-numbering="true" text:style-name="L1">
              <text:list-item>
                <text:p text:style-name="P156">[] <text:span text:style-name="T5">tale varianta je dost ugodna – ko je 35€. Ka pa vem no – ker v tujini majo v glavnem draže – italijani majo okrog 60€. </text:span><text:span text:style-name="T2">[]</text:span></text:p>
              </text:list-item>
            </text:list>
          </table:table-cell>
          <table:table-cell table:style-name="Table7.A1" office:value-type="string">
            <text:list xml:id="list84955369194349" text:continue-numbering="true" text:style-name="L1">
              <text:list-item>
                <text:p text:style-name="P2">Ugodna ponudba genotipizacije v Sloveniji</text:p>
              </text:list-item>
            </text:list>
          </table:table-cell>
          <table:table-cell table:style-name="Table7.C1" table:number-rows-spanned="4" office:value-type="string">
            <text:list xml:id="list84955975242923" text:continue-numbering="true" text:style-name="L1">
              <text:list-item>
                <text:p text:style-name="P60">Mednarodna združenja</text:p>
              </text:list-item>
            </text:list>
          </table:table-cell>
        </table:table-row>
        <table:table-row>
          <table:table-cell table:style-name="Table7.A2" office:value-type="string">
            <text:list xml:id="list84955817501157" text:continue-numbering="true" text:style-name="L1">
              <text:list-item>
                <text:p text:style-name="P157">[] <text:span text:style-name="T5">Tk da rjavi majo kr srečo, da je tk majhna populacija, da rabijo en drugega ane.</text:span><text:span text:style-name="T2">[]</text:span></text:p>
              </text:list-item>
            </text:list>
          </table:table-cell>
          <table:table-cell table:style-name="Table7.A2" office:value-type="string">
            <text:list xml:id="list84955895753668" text:continue-numbering="true" text:style-name="L1">
              <text:list-item>
                <text:p text:style-name="P2">Prednost združenja I<text:span text:style-name="T72">n</text:span>tergenomics</text:p>
              </text:list-item>
            </text:list>
          </table:table-cell>
          <table:covered-table-cell/>
        </table:table-row>
        <table:table-row>
          <table:table-cell table:style-name="Table7.A2" office:value-type="string">
            <text:list xml:id="list84955475416218" text:continue-numbering="true" text:style-name="L1">
              <text:list-item>
                <text:p text:style-name="P63"><text:span text:style-name="T51">[</text:span><text:span text:style-name="T49">] </text:span><text:span text:style-name="T31">Ampak težko je, če nimaš take populacije bikov. Ampak tk maš primerjavo z drugimi. Ker zdj lahk SLO bike pogledaš, kake majo pV v Nemčiji, Italiji, Avstriji, pa da maš mal občutka, kje si. </text:span><text:span text:style-name="T27">[]</text:span></text:p>
              </text:list-item>
            </text:list>
          </table:table-cell>
          <table:table-cell table:style-name="Table7.A2" office:value-type="string">
            <text:list xml:id="list84955602057224" text:continue-numbering="true" text:style-name="L1">
              <text:list-item>
                <text:p text:style-name="P2">Mednarodna združenja omogočajo večjo točnost in primerjavo</text:p>
              </text:list-item>
            </text:list>
          </table:table-cell>
          <table:covered-table-cell/>
        </table:table-row>
        <table:table-row>
          <table:table-cell table:style-name="Table7.A2" office:value-type="string">
            <text:list xml:id="list84955948649020" text:continue-numbering="true" text:style-name="L1">
              <text:list-item>
                <text:p text:style-name="P133">Ja, pa ga lahk pol preveriš na naši populaciji, tist je kr fajn. Ker tist dost <text:span text:style-name="T73">p</text:span>ogledam – ko so kaki biki, pol tut pogledam, kako majo za Slovenijo genomiko <text:span text:style-name="T73">[] </text:span>Ker je – ni nujno, da je v Švici nek top, v Sloveniji mogoč ne bo. In pol če daš takega bika ne neko kravo, ni dost verjetno, da boš dobu bikca, ki bo v redu.</text:p>
              </text:list-item>
            </text:list>
          </table:table-cell>
          <table:table-cell table:style-name="Table7.A2" office:value-type="string">
            <text:list xml:id="list84956585439930" text:continue-numbering="true" text:style-name="L1">
              <text:list-item>
                <text:p text:style-name="P2">Primerjava dobra zaradi razlik med populacijami</text:p>
              </text:list-item>
            </text:list>
          </table:table-cell>
          <table:covered-table-cell/>
        </table:table-row>
      </table:table>
      <text:list xml:id="list84956943344092" text:continue-numbering="true" text:style-name="L1">
        <text:list-item>
          <text:p text:style-name="P33"/>
        </text:list-item>
      </text:list>
      <table:table table:name="Table26" table:style-name="Table26">
        <table:table-column table:style-name="Table26.A"/>
        <table:table-column table:style-name="Table26.B"/>
        <table:table-row>
          <table:table-cell table:style-name="Table26.A1" office:value-type="string">
            <text:list xml:id="list84955039524163" text:continue-numbering="true" text:style-name="L1">
              <text:list-item>
                <text:p text:style-name="P180"><text:span text:style-name="T85">J</text:span>s mislim, da je prav, da podpiramo domače. <text:span text:style-name="T85">[] </text:span>d<text:span text:style-name="T86">a</text:span> tut lastno znanje, da napreduje.<text:span text:style-name="T85">[] </text:span>Mislim, da je prav, da se domače znanje podpira in da je treba sledit stvarem. <text:span text:style-name="T85">[] </text:span>Vprašanje pa je kako in ali smo pripravljeni.</text:p>
              </text:list-item>
            </text:list>
          </table:table-cell>
          <table:table-cell table:style-name="Table26.A1" office:value-type="string">
            <text:list xml:id="list84956046865303" text:continue-numbering="true" text:style-name="L1">
              <text:list-item>
                <text:p text:style-name="P12">Podpiranje domače selekcije in znanja</text:p>
              </text:list-item>
              <text:list-item>
                <text:p text:style-name="P12">dilema glede pripravljenost</text:p>
              </text:list-item>
            </text:list>
          </table:table-cell>
        </table:table-row>
      </table:table>
      <text:list xml:id="list84955710667884" text:continue-numbering="true" text:style-name="L1">
        <text:list-item>
          <text:p text:style-name="P215"/>
        </text:list-item>
      </text:list>
      <table:table table:name="Table27" table:style-name="Table27">
        <table:table-column table:style-name="Table27.A"/>
        <table:table-column table:style-name="Table27.B"/>
        <table:table-row>
          <table:table-cell table:style-name="Table27.A1" office:value-type="string">
            <text:list xml:id="list84957051252376" text:continue-numbering="true" text:style-name="L1">
              <text:list-item>
                <text:p text:style-name="P3"><text:s/><text:span text:style-name="T85">[] </text:span><text:span text:style-name="T56">glavni problem je, da če mi ne bi bli tu, ko smo, sploh domačega ne bi imeli. </text:span><text:span text:style-name="T52">(Intergenomics). </text:span></text:p>
              </text:list-item>
            </text:list>
          </table:table-cell>
          <table:table-cell table:style-name="Table27.A1" office:value-type="string">
            <text:list xml:id="list84957042098157" text:continue-numbering="true" text:style-name="L1">
              <text:list-item>
                <text:p text:style-name="P13">Ključna pomoč tujine</text:p>
              </text:list-item>
            </text:list>
          </table:table-cell>
        </table:table-row>
        <table:table-row>
          <table:table-cell table:style-name="Table27.A2" office:value-type="string">
            <text:list xml:id="list84955855537104" text:continue-numbering="true" text:style-name="L1">
              <text:list-item>
                <text:p text:style-name="P16">[] <text:span text:style-name="T56">2008 do 2012 so bla ta prelomna leta, ko so se te stvari postavljale. </text:span><text:span text:style-name="T49">[] In</text:span><text:span text:style-name="T57"> zato se je pač ustvarla ta skupina. </text:span><text:span text:style-name="T49">[]</text:span><text:span text:style-name="T57"> In hvala bogu, da smo bli zraven. </text:span></text:p>
              </text:list-item>
            </text:list>
          </table:table-cell>
          <table:table-cell table:style-name="Table27.A2" office:value-type="string">
            <text:list xml:id="list84954922239901" text:continue-numbering="true" text:style-name="L1">
              <text:list-item>
                <text:p text:style-name="P13">Vključenost v mednarodna združenja</text:p>
              </text:list-item>
            </text:list>
          </table:table-cell>
        </table:table-row>
      </table:table>
      <text:list xml:id="list84955148441773" text:continue-numbering="true" text:style-name="L1">
        <text:list-item>
          <text:p text:style-name="P35"/>
        </text:list-item>
        <text:list-item>
          <text:p text:style-name="P35">Mnenje o uvozu in uporaba tujega semena pri rejcih in rejskih organizacijah <text:span text:style-name="T45">||| Primerjava tuje in domače selekcije ||| Mnenje o uvozu semenskega materiala ||| Uporaba domačih / tujih bikov ||| Mnenje o tuji selekciji</text:span></text:p>
        </text:list-item>
        <text:list-item>
          <text:p text:style-name="P34"/>
        </text:list-item>
      </text:list>
      <table:table table:name="Table22" table:style-name="Table22">
        <table:table-column table:style-name="Table22.A"/>
        <table:table-column table:style-name="Table22.B"/>
        <table:table-column table:style-name="Table22.C"/>
        <table:table-row>
          <table:table-cell table:style-name="Table22.A1" office:value-type="string">
            <text:list xml:id="list84956194533211" text:continue-numbering="true" text:style-name="L1">
              <text:list-item>
                <text:p text:style-name="P6">[] <text:s/><text:span text:style-name="T51">konkurenca je vedno dobra in konkur</text:span><text:span text:style-name="T54">e</text:span><text:span text:style-name="T51">nca je vedno dobrodošla in to je </text:span><text:soft-page-break/><text:span text:style-name="T51">gonilo napredka. In če nimaš konkurence, se nimaš s kom primerja</text:span><text:span text:style-name="T49">t</text:span><text:span text:style-name="T51">. </text:span></text:p>
              </text:list-item>
            </text:list>
          </table:table-cell>
          <table:table-cell table:style-name="Table22.A1" office:value-type="string">
            <text:list xml:id="list84955166762347" text:continue-numbering="true" text:style-name="L1">
              <text:list-item>
                <text:p text:style-name="P4">Tuja konkurenca je odobra</text:p>
              </text:list-item>
            </text:list>
          </table:table-cell>
          <table:table-cell table:style-name="Table22.C1" table:number-rows-spanned="2" office:value-type="string">
            <text:list xml:id="list84956692601383" text:continue-numbering="true" text:style-name="L1">
              <text:list-item>
                <text:p text:style-name="P7">Mnenje o uvozu <text:soft-page-break/>semenskega materiala</text:p>
              </text:list-item>
            </text:list>
          </table:table-cell>
        </table:table-row>
        <table:table-row>
          <table:table-cell table:style-name="Table22.A2" office:value-type="string">
            <text:list xml:id="list84956541161566" text:continue-numbering="true" text:style-name="L1">
              <text:list-item>
                <text:p text:style-name="P175"><text:span text:style-name="T81">In</text:span> js mislim, da se ne bi smeli zapirat. Js tuki nimam nč oz. ne vidim neke potrebe, razloga da se zapiramo, ker smo premajhni. Dobro, razen pri avtohtonih pasmah, <text:span text:style-name="T81">[]</text:span></text:p>
              </text:list-item>
            </text:list>
          </table:table-cell>
          <table:table-cell table:style-name="Table22.A2" office:value-type="string">
            <text:list xml:id="list84955681703474" text:continue-numbering="true" text:style-name="L1">
              <text:list-item>
                <text:p text:style-name="P4">Odprtost za uvoz</text:p>
              </text:list-item>
              <text:list-item>
                <text:p text:style-name="P4">majhnost populacije</text:p>
              </text:list-item>
              <text:list-item>
                <text:p text:style-name="P4">avtohtone pasme</text:p>
              </text:list-item>
            </text:list>
          </table:table-cell>
          <table:covered-table-cell/>
        </table:table-row>
      </table:table>
      <text:list xml:id="list84956492394853" text:continue-numbering="true" text:style-name="L1">
        <text:list-item>
          <text:p text:style-name="P169"/>
        </text:list-item>
      </text:list>
      <table:table table:name="Table9" table:style-name="Table9">
        <table:table-column table:style-name="Table9.A"/>
        <table:table-column table:style-name="Table9.B"/>
        <table:table-column table:style-name="Table9.C"/>
        <table:table-row>
          <table:table-cell table:style-name="Table9.A1" office:value-type="string">
            <text:list xml:id="list84956723118396" text:continue-numbering="true" text:style-name="L1">
              <text:list-item>
                <text:p text:style-name="P135"><text:span text:style-name="T73">[] S</text:span>lovenija mora neki nove krvi pridit vsako leto. Morš pa pazit pri uvozu, da pripeljše take, ko pr nas niso tolk popularni biki iz preteklosti – da nimajo istih linij. <text:span text:style-name="T73">[] </text:span>mislim, da v SLO se še vedno uporablja kar veliko domačih bikov. <text:span text:style-name="T73">[] </text:span>Je pa razlika, kok se porabijo po terenu, v kakih kombinacijah. <text:span text:style-name="T73">[]</text:span></text:p>
              </text:list-item>
            </text:list>
          </table:table-cell>
          <table:table-cell table:style-name="Table9.A1" office:value-type="string">
            <text:list xml:id="list84955946860951" text:continue-numbering="true" text:style-name="L1">
              <text:list-item>
                <text:p text:style-name="P64">Uvoz je nujen za Slovenijo</text:p>
              </text:list-item>
              <text:list-item>
                <text:p text:style-name="P64">previdnost pri uvozu glede inbiriginga</text:p>
              </text:list-item>
              <text:list-item>
                <text:p text:style-name="P64">visoka uporaba domačih bikov</text:p>
              </text:list-item>
              <text:list-item>
                <text:p text:style-name="P64">uporabijo se v slabših kombinacijah</text:p>
              </text:list-item>
            </text:list>
          </table:table-cell>
          <table:table-cell table:style-name="Table9.C1" table:number-rows-spanned="6" office:value-type="string">
            <text:list xml:id="list84955720991106" text:continue-numbering="true" text:style-name="L1">
              <text:list-item>
                <text:p text:style-name="P60">Mnenje o uvozu in uporaba tujega semena pri rejcih in rejskih organizacijah</text:p>
              </text:list-item>
            </text:list>
          </table:table-cell>
        </table:table-row>
        <table:table-row>
          <table:table-cell table:style-name="Table9.A2" office:value-type="string">
            <text:list xml:id="list84955625179821" text:continue-numbering="true" text:style-name="L1">
              <text:list-item>
                <text:p text:style-name="P158">[] <text:span text:style-name="T9">da če bi dali na isti imenovalc naše bike pa tuje genomske, da naši biki ne </text:span><text:span text:style-name="T2">od</text:span><text:span text:style-name="T9">stopajo ne vem kolk.</text:span></text:p>
              </text:list-item>
            </text:list>
          </table:table-cell>
          <table:table-cell table:style-name="Table9.A2" office:value-type="string">
            <text:list xml:id="list84956633281584" text:continue-numbering="true" text:style-name="L1">
              <text:list-item>
                <text:p text:style-name="P64">Primerljivost domačih bikov</text:p>
              </text:list-item>
            </text:list>
          </table:table-cell>
          <table:covered-table-cell/>
        </table:table-row>
        <table:table-row>
          <table:table-cell table:style-name="Table9.A2" office:value-type="string">
            <text:list xml:id="list84955583932100" text:continue-numbering="true" text:style-name="L1">
              <text:list-item>
                <text:p text:style-name="P158">[] <text:span text:style-name="T9">Mislim, da če bi enkrat genomska selekcija zaživela, pa da bi prav cajt odkrili slovenske dobre bike, da bi lahk tut te uporabljali.</text:span><text:span text:style-name="T2">[] </text:span><text:span text:style-name="T9">Sam niso pa še bli bikci, ki bi odstopali od teh bikov.</text:span></text:p>
              </text:list-item>
            </text:list>
          </table:table-cell>
          <table:table-cell table:style-name="Table9.A2" office:value-type="string">
            <text:list xml:id="list84956684470546" text:continue-numbering="true" text:style-name="L1">
              <text:list-item>
                <text:p text:style-name="P64">SLO biki preslabi in prepozno odkriti za načrtna parjenja</text:p>
              </text:list-item>
            </text:list>
          </table:table-cell>
          <table:covered-table-cell/>
        </table:table-row>
        <table:table-row>
          <table:table-cell table:style-name="Table9.A2" office:value-type="string">
            <text:list xml:id="list84956407556463" text:continue-numbering="true" text:style-name="L1">
              <text:list-item>
                <text:p text:style-name="P158">[] <text:span text:style-name="T9"><text:s/>kolk so rejci prpravljeni na bikovske matere dat slovenskega bika.</text:span><text:span text:style-name="T2">[] </text:span><text:span text:style-name="T9">zdj tk navadli v teh letih, ko so bli skos sam uvoženi za BM. Mogoč so res pol te potomke mal izstopale. </text:span><text:span text:style-name="T2">[]</text:span></text:p>
              </text:list-item>
            </text:list>
          </table:table-cell>
          <table:table-cell table:style-name="Table9.A2" office:value-type="string">
            <text:list xml:id="list84956660474562" text:continue-numbering="true" text:style-name="L1">
              <text:list-item>
                <text:p text:style-name="P64">Skepticizem rejcem glede uporabe slovenskih bikov na bikovskim materah</text:p>
              </text:list-item>
              <text:list-item>
                <text:p text:style-name="P64">uporaba tujih bikov stvar navade</text:p>
              </text:list-item>
            </text:list>
          </table:table-cell>
          <table:covered-table-cell/>
        </table:table-row>
        <table:table-row>
          <table:table-cell table:style-name="Table9.A2" office:value-type="string">
            <text:list xml:id="list84957007439222" text:continue-numbering="true" text:style-name="L1">
              <text:list-item>
                <text:p text:style-name="P136">Ampak mislim pa, da zdj, ko lahk ti primerjaš SLO genomskega s tujimi, pa da vidiš na lestvici, da je slovenski lahk tut isto visoko, pol ni ovir glih, da bi. Ampak je pa treba to rejcem predstavit.</text:p>
              </text:list-item>
            </text:list>
          </table:table-cell>
          <table:table-cell table:style-name="Table9.A2" office:value-type="string">
            <text:list xml:id="list84956880641932" text:continue-numbering="true" text:style-name="L1">
              <text:list-item>
                <text:p text:style-name="P64">Ni ovir za uporaba primerljivo dobrih slovenskih bikovske</text:p>
              </text:list-item>
              <text:list-item>
                <text:p text:style-name="P64">poterbno informiranje rejcev</text:p>
              </text:list-item>
            </text:list>
          </table:table-cell>
          <table:covered-table-cell/>
        </table:table-row>
        <table:table-row>
          <table:table-cell table:style-name="Table9.A2" office:value-type="string">
            <text:list xml:id="list84956536266988" text:continue-numbering="true" text:style-name="L1">
              <text:list-item>
                <text:p text:style-name="P137">[] <text:span text:style-name="T75"><text:s/>dost mal reklame dela za domače </text:span>[] <text:s/><text:span text:style-name="T75">mogu OC <text:s/>nardit reklamo, ne </text:span><text:soft-page-break/><text:span text:style-name="T75">morjo rejci sami iskat </text:span>[] <text:span text:style-name="T75">In če tega ni, težko ti pol do rejcev prideš pa rečeš, ta je pa bolši ko on.</text:span></text:p>
              </text:list-item>
            </text:list>
          </table:table-cell>
          <table:table-cell table:style-name="Table9.A2" office:value-type="string">
            <text:list xml:id="list84955986883669" text:continue-numbering="true" text:style-name="L1">
              <text:list-item>
                <text:p text:style-name="P66">Malo domače reklame</text:p>
              </text:list-item>
              <text:list-item>
                <text:p text:style-name="P66"><text:soft-page-break/>odgovornost OC</text:p>
              </text:list-item>
            </text:list>
          </table:table-cell>
          <table:covered-table-cell/>
        </table:table-row>
      </table:table>
      <text:list xml:id="list84956595185420" text:continue-numbering="true" text:style-name="L1">
        <text:list-header>
          <text:p text:style-name="P41"/>
        </text:list-header>
      </text:list>
      <table:table table:name="Table45" table:style-name="Table45">
        <table:table-column table:style-name="Table45.A"/>
        <table:table-column table:style-name="Table45.B"/>
        <table:table-column table:style-name="Table45.C"/>
        <table:table-row>
          <table:table-cell table:style-name="Table45.A1" office:value-type="string">
            <text:list xml:id="list84956092589260" text:continue-numbering="true" text:style-name="L1">
              <text:list-item>
                <text:p text:style-name="P241"><text:span text:style-name="T49">Jah, ko vidiš, kaka je pr nas selekcija, pa kaka je v Nemčiji al pa v Švici. </text:span><text:span text:style-name="T62">(nezaupanje stroki) [] </text:span><text:span text:style-name="T49">Se mi zdi, da je prepozno. </text:span></text:p>
              </text:list-item>
            </text:list>
          </table:table-cell>
          <table:table-cell table:style-name="Table45.A1" office:value-type="string">
            <text:list xml:id="list84955626142694" text:continue-numbering="true" text:style-name="L1">
              <text:list-item>
                <text:p text:style-name="P76">Rejci ne zaupajo slovenski selekciji zaradi primerjave s tujo</text:p>
                <text:p text:style-name="P76"/>
              </text:list-item>
            </text:list>
          </table:table-cell>
          <table:table-cell table:style-name="Table45.C1" table:number-rows-spanned="3" office:value-type="string">
            <text:list xml:id="list84955872838986" text:continue-numbering="true" text:style-name="L1">
              <text:list-item>
                <text:p text:style-name="P77">Primerjava tuje in domače selekcije</text:p>
              </text:list-item>
            </text:list>
          </table:table-cell>
        </table:table-row>
        <table:table-row>
          <table:table-cell table:style-name="Table45.A2" office:value-type="string">
            <text:list xml:id="list84955391020122" text:continue-numbering="true" text:style-name="L1">
              <text:list-item>
                <text:p text:style-name="P225">[] <text:s/><text:span text:style-name="T103">po nemškem biku. TO sm že pogruntu- če so nemški geni vmes, pol je visoka genomika. </text:span>[] <text:s/><text:span text:style-name="T103">GPZ naredu nek dogovor s Spermexom al ka, da lahk sam un uvaža nemške bike </text:span>[]</text:p>
              </text:list-item>
            </text:list>
          </table:table-cell>
          <table:table-cell table:style-name="Table45.A2" office:value-type="string">
            <text:list xml:id="list84957068469830" text:continue-numbering="true" text:style-name="L1">
              <text:list-item>
                <text:p text:style-name="P75">Rejci opazili, da imajo nemške živali višje gPV</text:p>
              </text:list-item>
            </text:list>
          </table:table-cell>
          <table:covered-table-cell/>
        </table:table-row>
        <table:table-row>
          <table:table-cell table:style-name="Table45.A2" office:value-type="string">
            <text:list xml:id="list84955664043241" text:continue-numbering="true" text:style-name="L1">
              <text:list-item>
                <text:p text:style-name="P244"><text:span text:style-name="T9">Sam, ko greš v Švico na razstavo al pa kam, pa vidim, kje smo. </text:span><text:span text:style-name="T38">Sej dokler, da ne vidiš kaj drugega, ne veš.</text:span></text:p>
              </text:list-item>
            </text:list>
          </table:table-cell>
          <table:table-cell table:style-name="Table45.A2" office:value-type="string">
            <text:list xml:id="list84956486083384" text:continue-numbering="true" text:style-name="L1">
              <text:list-item>
                <text:p text:style-name="P75">Osveščeni rejci vidijo razlike med domačo in tujo selekcijo</text:p>
              </text:list-item>
            </text:list>
          </table:table-cell>
          <table:covered-table-cell/>
        </table:table-row>
      </table:table>
      <text:list xml:id="list84955743191323" text:continue-numbering="true" text:style-name="L1">
        <text:list-header>
          <text:p text:style-name="P214"/>
        </text:list-header>
        <text:list-item>
          <text:p text:style-name="P42"/>
        </text:list-item>
      </text:list>
      <table:table table:name="Table52" table:style-name="Table52">
        <table:table-column table:style-name="Table52.A"/>
        <table:table-column table:style-name="Table52.B"/>
        <table:table-column table:style-name="Table52.C"/>
        <table:table-row>
          <table:table-cell table:style-name="Table52.A1" office:value-type="string">
            <text:list xml:id="list84956808778091" text:continue-numbering="true" text:style-name="L1">
              <text:list-item>
                <text:p text:style-name="P272"><text:span text:style-name="T2">[] </text:span><text:span text:style-name="T23">n</text:span><text:span text:style-name="T24">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span></text:p>
              </text:list-item>
            </text:list>
          </table:table-cell>
          <table:table-cell table:style-name="Table52.A1" office:value-type="string">
            <text:list xml:id="list84955223532366" text:continue-numbering="true" text:style-name="L1">
              <text:list-item>
                <text:p text:style-name="P88">Prevelika pričakovanja kmetov in naupoštevanje narave</text:p>
              </text:list-item>
              <text:list-item>
                <text:p text:style-name="P88">ni tolikšen vpliv izvora bika</text:p>
              </text:list-item>
              <text:list-item>
                <text:p text:style-name="P88">tujina ni zagotovilo</text:p>
              </text:list-item>
            </text:list>
          </table:table-cell>
          <table:table-cell table:style-name="Table52.C1" table:number-rows-spanned="2" office:value-type="string">
            <text:list xml:id="list84956555489959" text:continue-numbering="true" text:style-name="L1">
              <text:list-item>
                <text:p text:style-name="P90">Mnenje o tuji selekciji</text:p>
              </text:list-item>
            </text:list>
          </table:table-cell>
        </table:table-row>
        <table:table-row>
          <table:table-cell table:style-name="Table52.A2" office:value-type="string">
            <text:list xml:id="list84956747108916" text:continue-numbering="true" text:style-name="L1">
              <text:list-item>
                <text:p text:style-name="P259">o majo debate, da če kupuješ prek GPZja, maš ne vem, v povprečju 10% teličk, pa same bike. Da tisto, kar ostane od seksiranga semena, pa dajo sm v Slovenijo pa prodajo vn pa majo pol ne vem – same bike.</text:p>
              </text:list-item>
            </text:list>
          </table:table-cell>
          <table:table-cell table:style-name="Table52.A2" office:value-type="string">
            <text:list xml:id="list84955241256695" text:continue-numbering="true" text:style-name="L1">
              <text:list-item>
                <text:p text:style-name="P88">Slovenija dobi slabšo robo</text:p>
              </text:list-item>
            </text:list>
          </table:table-cell>
          <table:covered-table-cell/>
        </table:table-row>
      </table:table>
      <text:list xml:id="list84956347310752" text:continue-numbering="true" text:style-name="L1">
        <text:list-item>
          <text:p text:style-name="P46"/>
        </text:list-item>
        <text:list-item>
          <text:p text:style-name="P46"/>
        </text:list-item>
        <text:list-item>
          <text:p text:style-name="P46">Ozaveščanje in <text:span text:style-name="T47">izobraževanje</text:span> rejcev <text:span text:style-name="T45">|| motiviranje rejcev</text:span></text:p>
        </text:list-item>
        <text:list-item>
          <text:p text:style-name="P45"/>
        </text:list-item>
      </text:list>
      <table:table table:name="Table16" table:style-name="Table16">
        <table:table-column table:style-name="Table16.A"/>
        <table:table-column table:style-name="Table16.B"/>
        <table:table-column table:style-name="Table16.C"/>
        <table:table-row>
          <table:table-cell table:style-name="Table16.A1" office:value-type="string">
            <text:list xml:id="list84955883933527" text:continue-numbering="true" text:style-name="L1">
              <text:list-item>
                <text:p text:style-name="P138"><text:span text:style-name="T66">[] </text:span>ti novi haplotipi. Tisti bi se mogli bolj poudarit – da bi ljudje vedli, zaka. Pa tut pr bikih – zdj nimamo označeno. Ker ko se enkrat v katalogu napiše, tam pa se pol spremlja. <text:span text:style-name="T66">[]</text:span> In pol če bo tam pisalo, tk bik je nosilc tega in tega, pa če bo mel doma še pol podatke za telice, pa bo že pogledu.</text:p>
              </text:list-item>
            </text:list>
          </table:table-cell>
          <table:table-cell table:style-name="Table16.A1" office:value-type="string">
            <text:list xml:id="list84956963079780" text:continue-numbering="true" text:style-name="L1">
              <text:list-item>
                <text:p text:style-name="P59">Izobraževanje kmetov o boleznih in haplotiotipih</text:p>
              </text:list-item>
              <text:list-item>
                <text:p text:style-name="P59">obajvljanje v katalogu</text:p>
              </text:list-item>
            </text:list>
          </table:table-cell>
          <table:table-cell table:style-name="Table16.C1" table:number-rows-spanned="4" office:value-type="string">
            <text:list xml:id="list84955061505334" text:continue-numbering="true" text:style-name="L1">
              <text:list-item>
                <text:p text:style-name="P67">Ozaveščanje in <text:span text:style-name="T47">izobraževanje</text:span> rejcev</text:p>
              </text:list-item>
            </text:list>
          </table:table-cell>
        </table:table-row>
        <table:table-row>
          <table:table-cell table:style-name="Table16.A2" office:value-type="string">
            <text:list xml:id="list84956187154164" text:continue-numbering="true" text:style-name="L1">
              <text:list-item>
                <text:p text:style-name="P160">[] <text:s/><text:span text:style-name="T10">v zimskem cajtu tut izobraževanja tut obiščejo. Je pa tut različno po </text:span><text:soft-page-break/><text:span text:style-name="T10">pasmah </text:span><text:span text:style-name="T2">[] </text:span><text:span text:style-name="T10">Tuki bi tut mogoče lahk preko Zavodov bolj – takrat, ko vzorce jemljejo al pa ko pridejo ocenjevat prvesnice – ker bi se lahk te slućbe bolj vključle.</text:span></text:p>
              </text:list-item>
            </text:list>
          </table:table-cell>
          <table:table-cell table:style-name="Table16.A2" office:value-type="string">
            <text:list xml:id="list84956171373326" text:continue-numbering="true" text:style-name="L1">
              <text:list-item>
                <text:p text:style-name="P59">Izobraževanje preko <text:soft-page-break/>seminarjev in zavodov (kontrolorjev)</text:p>
              </text:list-item>
            </text:list>
          </table:table-cell>
          <table:covered-table-cell/>
        </table:table-row>
        <table:table-row>
          <table:table-cell table:style-name="Table16.A2" office:value-type="string">
            <text:list xml:id="list84955393953232" text:continue-numbering="true" text:style-name="L1">
              <text:list-item>
                <text:p text:style-name="P139">Sam dost je pa takih, ki majo rajš, da jim poveš – predvsem ljudje, ki redno delajo z njimi.</text:p>
              </text:list-item>
            </text:list>
          </table:table-cell>
          <table:table-cell table:style-name="Table16.A2" office:value-type="string">
            <text:list xml:id="list84955306129499" text:continue-numbering="true" text:style-name="L1">
              <text:list-item>
                <text:p text:style-name="P68"/>
              </text:list-item>
            </text:list>
          </table:table-cell>
          <table:covered-table-cell/>
        </table:table-row>
        <table:table-row>
          <table:table-cell table:style-name="Table16.A2" office:value-type="string">
            <text:list xml:id="list84956224831842" text:continue-numbering="true" text:style-name="L1">
              <text:list-item>
                <text:p text:style-name="P134">Ja verjetno, da bi treba še bolj v prakso prenesti. <text:s/><text:span text:style-name="T66">[][] preko kontrole al pa na spletni strani se da dost.</text:span></text:p>
              </text:list-item>
            </text:list>
          </table:table-cell>
          <table:table-cell table:style-name="Table16.A2" office:value-type="string">
            <text:list xml:id="list84956979357631" text:continue-numbering="true" text:style-name="L1">
              <text:list-item>
                <text:p text:style-name="P59">Želja po večjem prenosu znanja v praksu</text:p>
              </text:list-item>
              <text:list-item>
                <text:p text:style-name="P59">spletne strani / kontrola</text:p>
              </text:list-item>
            </text:list>
          </table:table-cell>
          <table:covered-table-cell/>
        </table:table-row>
      </table:table>
      <text:list xml:id="list84955767618159" text:continue-numbering="true" text:style-name="L1">
        <text:list-item>
          <text:p text:style-name="P47"/>
        </text:list-item>
      </text:list>
      <table:table table:name="Table24" table:style-name="Table24">
        <table:table-column table:style-name="Table24.A"/>
        <table:table-column table:style-name="Table24.B"/>
        <table:table-column table:style-name="Table24.C"/>
        <table:table-row>
          <table:table-cell table:style-name="Table24.A1" office:value-type="string">
            <text:list xml:id="list84956056689272" text:continue-numbering="true" text:style-name="L1">
              <text:list-item>
                <text:p text:style-name="P178">Direktno jih najbrž ne moreš, je kr mal preveč rizično <text:span text:style-name="T83">(ozaveščani rejcev)</text:span>. <text:s/><text:span text:style-name="T81">[] </text:span>So pa najbrž en pokazatelj tudi rezultati, ki jh objavlja<text:span text:style-name="T81">m</text:span>o.</text:p>
              </text:list-item>
            </text:list>
          </table:table-cell>
          <table:table-cell table:style-name="Table24.A1" office:value-type="string">
            <text:list xml:id="list84954937141026" text:continue-numbering="true" text:style-name="L1">
              <text:list-item>
                <text:p text:style-name="P11">Direktno ozaveščanej rejcev rizično</text:p>
              </text:list-item>
              <text:list-item>
                <text:p text:style-name="P11">rezul<text:span text:style-name="T84">t</text:span>ati govorijo zase</text:p>
              </text:list-item>
            </text:list>
          </table:table-cell>
          <table:table-cell table:style-name="Table24.C1" office:value-type="string">
            <text:list xml:id="list84955630793055" text:continue-numbering="true" text:style-name="L1">
              <text:list-item>
                <text:p text:style-name="P7">Ozaveščanje in motiviranje rejcev</text:p>
              </text:list-item>
            </text:list>
          </table:table-cell>
        </table:table-row>
      </table:table>
      <text:list xml:id="list84954955915800" text:continue-numbering="true" text:style-name="L1">
        <text:list-item>
          <text:p text:style-name="P209"/>
        </text:list-item>
      </text:list>
      <table:table table:name="Table47" table:style-name="Table47">
        <table:table-column table:style-name="Table47.A"/>
        <table:table-column table:style-name="Table47.B"/>
        <table:table-column table:style-name="Table47.C"/>
        <table:table-row>
          <table:table-cell table:style-name="Table47.A1" office:value-type="string">
            <text:list xml:id="list84955612252909" text:continue-numbering="true" text:style-name="L1">
              <text:list-item>
                <text:p text:style-name="P228"><text:span text:style-name="T104">[] </text:span>tk, da dobiš domov. Sj eni pa preberejo pošto, če jo dobi u kuverti. </text:p>
              </text:list-item>
            </text:list>
          </table:table-cell>
          <table:table-cell table:style-name="Table47.A1" office:value-type="string">
            <text:list xml:id="list84956455558995" text:continue-numbering="true" text:style-name="L1">
              <text:list-item>
                <text:p text:style-name="P73">Informiranje rejcev preko osebne pošte</text:p>
              </text:list-item>
            </text:list>
          </table:table-cell>
          <table:table-cell table:style-name="Table47.C1" office:value-type="string">
            <text:list xml:id="list84956056159825" text:continue-numbering="true" text:style-name="L1">
              <text:list-item>
                <text:p text:style-name="P77">Informiranje rejcev</text:p>
              </text:list-item>
            </text:list>
          </table:table-cell>
        </table:table-row>
      </table:table>
      <text:list xml:id="list84956991437458" text:continue-numbering="true" text:style-name="L1">
        <text:list-item>
          <text:p text:style-name="P210"/>
        </text:list-item>
      </text:list>
      <table:table table:name="Table56" table:style-name="Table56">
        <table:table-column table:style-name="Table56.A"/>
        <table:table-column table:style-name="Table56.B"/>
        <table:table-column table:style-name="Table56.C"/>
        <table:table-row>
          <table:table-cell table:style-name="Table56.A1" office:value-type="string">
            <text:list xml:id="list84956060620964" text:continue-numbering="true" text:style-name="L1">
              <text:list-item>
                <text:p text:style-name="P273"><text:span text:style-name="T8">[</text:span><text:span text:style-name="T2">] </text:span><text:span text:style-name="T40">prek kontrolorjev … </text:span><text:span text:style-name="T39">[] </text:span><text:span text:style-name="T40">ta sistem the mailov – ane to je še najboljš. Ko greš tja pa odpreš pa vidiš določeno informacijo pa boš pogledu. Zdj cajtng je tk …</text:span></text:p>
              </text:list-item>
              <text:list-item>
                <text:p text:style-name="P275">J: Ja, za seminar se morš spet odločit pa it tja.</text:p>
              </text:list-item>
              <text:list-item>
                <text:p text:style-name="P275">F: Mail je pač tk, ga boš pogledu, ko maš catj – en ga bo pogledu zjutri, en ga bo pogledu zvečer, pač ko maš cajt. Dober – sigurno, da so seminarji tut ena od oblik – ena kombinacija tega- Revije so pa tk …</text:p>
              </text:list-item>
              <text:list-item>
                <text:p text:style-name="P275">A: Kontrolorji so pa spet tk – pač enim je to sam šiht. Tist zrihta, vzorce pobere, nardi kar more. Edn se pa tk poglobi v tisto kravo, da bi o njej pogruntu vse, kar bi blo možno.</text:p>
              </text:list-item>
              <text:list-item>
                <text:p text:style-name="P264">F: Pol je spet tk – če bi šlo to prek ljudi takih, pol jih je treba nekak stimulirat še zraven, poleg njegovga šihta, da bo prpravljen še tp zraven delat.</text:p>
              </text:list-item>
            </text:list>
          </table:table-cell>
          <table:table-cell table:style-name="Table56.A1" office:value-type="string">
            <text:list xml:id="list84955146123298" text:continue-numbering="true" text:style-name="L1">
              <text:list-item>
                <text:p text:style-name="P91">Informiranje rejcev najbolje preko mailov</text:p>
              </text:list-item>
              <text:list-item>
                <text:p text:style-name="P91">seminarji so časovno potratni</text:p>
              </text:list-item>
              <text:list-item>
                <text:p text:style-name="P91">obveščanje preko kontrolotrjev je odvisno od karakterja kontrolorja</text:p>
              </text:list-item>
            </text:list>
          </table:table-cell>
          <table:table-cell table:style-name="Table56.C1" table:number-rows-spanned="3" office:value-type="string">
            <text:list xml:id="list84955951879308" text:continue-numbering="true" text:style-name="L1">
              <text:list-item>
                <text:p text:style-name="P90">Informiranje rejcev</text:p>
              </text:list-item>
            </text:list>
          </table:table-cell>
        </table:table-row>
        <table:table-row>
          <table:table-cell table:style-name="Table56.A2" office:value-type="string">
            <text:list xml:id="list84956172132917" text:continue-numbering="true" text:style-name="L1">
              <text:list-item>
                <text:p text:style-name="P260">[] <text:span text:style-name="T114">Naprimer eno takole predavanje, na osnovi tegale, bi moglo bit vsako leto na govedorejskem društvu.</text:span><text:span text:style-name="T110">[]</text:span></text:p>
              </text:list-item>
            </text:list>
          </table:table-cell>
          <table:table-cell table:style-name="Table56.A2" office:value-type="string">
            <text:list xml:id="list84956281504145" text:continue-numbering="true" text:style-name="L1">
              <text:list-item>
                <text:p text:style-name="P92">Želja po seminarjih</text:p>
              </text:list-item>
            </text:list>
          </table:table-cell>
          <table:covered-table-cell/>
        </table:table-row>
        <table:table-row>
          <table:table-cell table:style-name="Table56.A2" office:value-type="string">
            <text:list xml:id="list84956967716491" text:continue-numbering="true" text:style-name="L1">
              <text:list-item>
                <text:p text:style-name="P260">[] <text:span text:style-name="T115">če nisi pršu prav cajt, se nisi mel kam usest. Od sred decembra do sred februarja.Dans je pa tk – informacij je res ogromno na internetu, <text:s/>narod – nimajo niti cajta si ne vzamejo. Al pa so od vsega že tk utrujeni, da se jim ne da it.</text:span></text:p>
              </text:list-item>
              <text:list-item>
                <text:p text:style-name="P260"><text:soft-page-break/><text:span text:style-name="T115">[</text:span><text:span text:style-name="T110">]</text:span><text:span text:style-name="T115">struktura kmetij drugačna, prej si bil ob 8h kamot fetrik v štali pa si šou. Zdj je pa ura 11, 12 pa še kr maš kaj za delat. <text:s/></text:span><text:span text:style-name="T110">[ ]</text:span></text:p>
              </text:list-item>
              <text:list-item>
                <text:p text:style-name="P260"><text:span text:style-name="T110">[] t</text:span><text:span text:style-name="T115">erenske prodajalce, ko si pozimi kr vrate podajajo</text:span><text:span text:style-name="T110">[]</text:span></text:p>
              </text:list-item>
            </text:list>
          </table:table-cell>
          <table:table-cell table:style-name="Table56.A2" office:value-type="string">
            <text:list xml:id="list84956812063783" text:continue-numbering="true" text:style-name="L1">
              <text:list-item>
                <text:p text:style-name="P92">Včasih več izobraževanj in večji obisk</text:p>
              </text:list-item>
              <text:list-item>
                <text:p text:style-name="P92">danes: več dela na kmetiji, <text:soft-page-break/>preveč obveznosti in obiskov</text:p>
              </text:list-item>
            </text:list>
          </table:table-cell>
          <table:covered-table-cell/>
        </table:table-row>
        <table:table-row>
          <table:table-cell table:style-name="Table56.A2" office:value-type="string">
            <text:list xml:id="list84955241544547" text:continue-numbering="true" text:style-name="L1">
              <text:list-item>
                <text:p text:style-name="P272"><text:span text:style-name="T2">[] </text:span><text:span text:style-name="T40">podatki zdj za somatske pa dolgoživost. </text:span><text:span text:style-name="T39">[] </text:span><text:span text:style-name="T40">ko bika semenimo, da gledamo tudi. </text:span><text:span text:style-name="T39">(somatika)</text:span></text:p>
              </text:list-item>
            </text:list>
          </table:table-cell>
          <table:table-cell table:style-name="Table56.B4" office:value-type="string">
            <text:list xml:id="list84956197631885" text:continue-numbering="true" text:style-name="L1">
              <text:list-item>
                <text:p text:style-name="P93"/>
              </text:list-item>
            </text:list>
          </table:table-cell>
          <table:table-cell table:style-name="Table56.C4" office:value-type="string">
            <text:list xml:id="list84955357042297" text:continue-numbering="true" text:style-name="L1">
              <text:list-item>
                <text:p text:style-name="P93"/>
              </text:list-item>
            </text:list>
          </table:table-cell>
        </table:table-row>
      </table:table>
      <text:list xml:id="list84955167763219" text:continue-numbering="true" text:style-name="L1">
        <text:list-item>
          <text:p text:style-name="P48"/>
        </text:list-item>
        <text:list-item>
          <text:p text:style-name="P48"/>
        </text:list-item>
        <text:list-item>
          <text:p text:style-name="P48">Uvedba domače selekcija – <text:span text:style-name="T48">možnosti in </text:span>kako, <text:span text:style-name="T45">kdo</text:span></text:p>
        </text:list-item>
        <text:list-item>
          <text:p text:style-name="P40"/>
        </text:list-item>
      </text:list>
      <table:table table:name="Table25" table:style-name="Table25">
        <table:table-column table:style-name="Table25.A"/>
        <table:table-column table:style-name="Table25.B"/>
        <table:table-row>
          <table:table-cell table:style-name="Table25.A1" office:value-type="string">
            <text:list xml:id="list84956859115101" text:continue-numbering="true" text:style-name="L1">
              <text:list-item>
                <text:p text:style-name="P178"><text:span text:style-name="T81">[] </text:span>mislim, da bi mogli še kaj druzga <text:span text:style-name="T81">(poleg prirasta in mleka)</text:span> in bi potem ti povprečni rejci nekje izbili na nekih drugih segmentih. <text:span text:style-name="T81">[] </text:span>premal finančno ovrednoteni <text:s/><text:span text:style-name="T81">[] <text:s/></text:span>Sicer zdravstvo <text:span text:style-name="T81">[]</text:span> ma učinek, ampak ne mogoče tako direktne. <text:s/>In tud se mi zdi, da bi mogli več nardit. Tut slućbe, tut znanost <text:span text:style-name="T81">[] <text:s/></text:span>am<text:span text:style-name="T81">pa</text:span>k da maš potem tudi ponudbo na drugi strani – tole ti pa več prinaša <text:span text:style-name="T81">[]</text:span></text:p>
              </text:list-item>
            </text:list>
          </table:table-cell>
          <table:table-cell table:style-name="Table25.A1" office:value-type="string">
            <text:list xml:id="list84957014779482" text:continue-numbering="true" text:style-name="L1">
              <text:list-item>
                <text:p text:style-name="P11">Vključitev dodatnih lastnosti – možnosti za povprečne in slabše rejce</text:p>
              </text:list-item>
              <text:list-item>
                <text:p text:style-name="P11">prihodek je motivacija za rejce</text:p>
              </text:list-item>
              <text:list-item>
                <text:p text:style-name="P11">zahteva - ponudba</text:p>
              </text:list-item>
            </text:list>
          </table:table-cell>
        </table:table-row>
      </table:table>
      <text:list xml:id="list84956807100050" text:continue-numbering="true" text:style-name="L1">
        <text:list-item>
          <text:p text:style-name="P213"/>
        </text:list-item>
      </text:list>
      <table:table table:name="Table11" table:style-name="Table11">
        <table:table-column table:style-name="Table11.A"/>
        <table:table-column table:style-name="Table11.B"/>
        <table:table-column table:style-name="Table11.C"/>
        <table:table-row>
          <table:table-cell table:style-name="Table11.A1" office:value-type="string">
            <text:list xml:id="list84955750195287" text:continue-numbering="true" text:style-name="L1">
              <text:list-item>
                <text:p text:style-name="P137">[] <text:s/><text:span text:style-name="T75">to je en proces, ki traja. Smo pač tolk kasnej začeli s tem </text:span>[] <text:s/><text:span text:style-name="T75">biki tut potrdili s klasičnimi PV, pa se bo po moje tut spremenilo </text:span>[] <text:span text:style-name="T75">SLO biki na slabše krav</text:span>e<text:span text:style-name="T75"> </text:span>[]</text:p>
              </text:list-item>
            </text:list>
          </table:table-cell>
          <table:table-cell table:style-name="Table11.A1" office:value-type="string">
            <text:list xml:id="list84955709119665" text:continue-numbering="true" text:style-name="L1">
              <text:list-item>
                <text:p text:style-name="P66">Proces navajanja na genomiko</text:p>
              </text:list-item>
              <text:list-item>
                <text:p text:style-name="P66">potrebno počakati potrditve</text:p>
              </text:list-item>
              <text:list-item>
                <text:p text:style-name="P66">problem slabe uporabe SLO bikov</text:p>
              </text:list-item>
            </text:list>
          </table:table-cell>
          <table:table-cell table:style-name="Table11.C1" table:number-rows-spanned="3" office:value-type="string">
            <text:list xml:id="list84955075068482" text:continue-numbering="true" text:style-name="L1">
              <text:list-item>
                <text:p text:style-name="P60">Možnosti za lastno selekcijo</text:p>
              </text:list-item>
            </text:list>
          </table:table-cell>
        </table:table-row>
        <table:table-row>
          <table:table-cell table:style-name="Table11.A2" office:value-type="string">
            <text:list xml:id="list84956109455677" text:continue-numbering="true" text:style-name="L1">
              <text:list-item>
                <text:p text:style-name="P63"><text:span text:style-name="T52">[</text:span><text:span text:style-name="T49">] <text:s/></text:span><text:span text:style-name="T32">da bi blo tk, ko ma rjava pasma – je zlo dober način. </text:span><text:span text:style-name="T27">[g <text:s/></text:span><text:span text:style-name="T32">Je večja zanesljvisto, ker pač maš tok bikov zadi</text:span><text:span text:style-name="T27">[] <text:s/></text:span><text:span text:style-name="T32">Ker prčkavat, da domo pa zdj dobli 20, 000 al pa 10,000 krav je pa tut … </text:span></text:p>
              </text:list-item>
            </text:list>
          </table:table-cell>
          <table:table-cell table:style-name="Table11.A2" office:value-type="string">
            <text:list xml:id="list84956132891832" text:continue-numbering="true" text:style-name="L1">
              <text:list-item>
                <text:p text:style-name="P64">Mednarodna združenja dobra rešitev</text:p>
              </text:list-item>
              <text:list-item>
                <text:p text:style-name="P64">skepticizem glede sestave lastne referenčne populacije krav</text:p>
              </text:list-item>
            </text:list>
          </table:table-cell>
          <table:covered-table-cell/>
        </table:table-row>
        <table:table-row>
          <table:table-cell table:style-name="Table11.A2" office:value-type="string">
            <text:list xml:id="list84956071631489" text:continue-numbering="true" text:style-name="L1">
              <text:list-item>
                <text:p text:style-name="P135"><text:span text:style-name="T76">Ja, blo bi super, če bi blo. (lastna genomska selekcija)</text:span></text:p>
              </text:list-item>
            </text:list>
          </table:table-cell>
          <table:table-cell table:style-name="Table11.A2" office:value-type="string">
            <text:list xml:id="list84956223064418" text:continue-numbering="true" text:style-name="L1">
              <text:list-item>
                <text:p text:style-name="P64">Podpiranje lastne genomske selekcije</text:p>
              </text:list-item>
            </text:list>
          </table:table-cell>
          <table:covered-table-cell/>
        </table:table-row>
      </table:table>
      <text:list xml:id="list84956485264924" text:continue-numbering="true" text:style-name="L1">
        <text:list-item>
          <text:p text:style-name="P49"/>
        </text:list-item>
      </text:list>
      <table:table table:name="Table17" table:style-name="Table17">
        <table:table-column table:style-name="Table17.A"/>
        <table:table-column table:style-name="Table17.B"/>
        <table:table-column table:style-name="Table17.C"/>
        <table:table-row>
          <table:table-cell table:style-name="Table17.A1" office:value-type="string">
            <text:list xml:id="list84956821316654" text:continue-numbering="true" text:style-name="L1">
              <text:list-item>
                <text:p text:style-name="P140">[] čist zastonj – bo marsikdo reku, dam genotpizirat, pol bo pa to <text:soft-page-break/>obležalo v enmu predalu. Če pa ti rečeš, tolk stane, bo pa vsak fajn pregledu te rezulate. [] ker dostkrat je tk, da je tisto, ko je čist zastonj samoumevno pa gre mimo. Pa tut nekod je težko pol rečt, zdj boš dal pa za to 30, 40 evrov, ko je tega projekta konc. Pol bo pa reku, ah, sej men pa to ni nč koristlo – v bistvu a ni znal uporabljat podatkov.</text:p>
              </text:list-item>
              <text:list-item>
                <text:p text:style-name="P138"/>
              </text:list-item>
              <text:list-item>
                <text:p text:style-name="P141">Genotipizacija v tujini [] potem pa tako kot klasične PV []</text:p>
              </text:list-item>
            </text:list>
          </table:table-cell>
          <table:table-cell table:style-name="Table17.A1" office:value-type="string">
            <text:list xml:id="list84955428700534" text:continue-numbering="true" text:style-name="L1">
              <text:list-item>
                <text:p text:style-name="P59">Zastonj informacije <text:soft-page-break/>ostanejo neuporabljene</text:p>
              </text:list-item>
              <text:list-item>
                <text:p text:style-name="P59">zastonj genotipizacija bi vodila do mačehovskega odnosa kmetov do genomske selekcije</text:p>
              </text:list-item>
              <text:list-item>
                <text:p text:style-name="P69">sistem za obračun bi ostal nespremenjen</text:p>
              </text:list-item>
            </text:list>
          </table:table-cell>
          <table:table-cell table:style-name="Table17.C1" office:value-type="string">
            <text:list xml:id="list84956384289653" text:continue-numbering="true" text:style-name="L1">
              <text:list-item>
                <text:p text:style-name="P60">Uvedba domače selekcija – <text:span text:style-name="T48">možnosti in </text:span><text:soft-page-break/>kako</text:p>
              </text:list-item>
            </text:list>
          </table:table-cell>
        </table:table-row>
      </table:table>
      <text:list xml:id="list84957072414898" text:continue-numbering="true" text:style-name="L1">
        <text:list-item>
          <text:p text:style-name="P206"/>
        </text:list-item>
      </text:list>
      <table:table table:name="Table29" table:style-name="Table29">
        <table:table-column table:style-name="Table29.A"/>
        <table:table-column table:style-name="Table29.B"/>
        <table:table-row>
          <table:table-cell table:style-name="Table29.A1" office:value-type="string">
            <text:list xml:id="list84956926160779" text:continue-numbering="true" text:style-name="L1">
              <text:list-item>
                <text:p text:style-name="P183">Jah, dnar je tako, dnar pokvari ljudi <text:span text:style-name="T85">[] <text:s/></text:span>ne rodi sadov <text:span text:style-name="T85">[] </text:span></text:p>
              </text:list-item>
            </text:list>
          </table:table-cell>
          <table:table-cell table:style-name="Table29.A1" office:value-type="string">
            <text:list xml:id="list84956092393116" text:continue-numbering="true" text:style-name="L1">
              <text:list-item>
                <text:p text:style-name="P13">Brezplačen denar ni dobra stvar</text:p>
              </text:list-item>
            </text:list>
          </table:table-cell>
        </table:table-row>
        <table:table-row>
          <table:table-cell table:style-name="Table29.A2" office:value-type="string">
            <text:list xml:id="list84955146558401" text:continue-numbering="true" text:style-name="L1">
              <text:list-item>
                <text:p text:style-name="P183"><text:span text:style-name="T88">Ali imamo sredstva in znanje za lastnosti genomsko selekcijo? </text:span><text:span text:style-name="T85">[] </text:span>pr nas je pač en sistem, ko se eni miselni vzorci vlečejo se iz prejšnjih sistemov. <text:span text:style-name="T85">[] <text:s/></text:span>kako po najlažji poti dnar dobit pol pa al odgovarjaš al ne. <text:span text:style-name="T85">[g </text:span>Znanje pa – cenim, da je, da je šlo na višji nivo, da imamo izobražene ljudi, ki so se že uvelja<text:span text:style-name="T85">v</text:span>li. <text:span text:style-name="T89">[] <text:s/></text:span>odkrito pogovorit, kolk bi to stalo – ene stroške je treba pokrit – ampak, če so pa to neke pretirane vsote, pa glede na velikost in glede na to, koliko to prinaša je vprašljivo potem, ali ta dnar dat not al ne <text:span text:style-name="T89">[] </text:span>ni fer se tako pogovarjat – če bo javni dnar, pa bomo. Se mi zdi, da zadeva bolj stopica na mestu.</text:p>
              </text:list-item>
            </text:list>
          </table:table-cell>
          <table:table-cell table:style-name="Table29.A2" office:value-type="string">
            <text:list xml:id="list84956326288928" text:continue-numbering="true" text:style-name="L1">
              <text:list-item>
                <text:p text:style-name="P13">Vpliv vzorce iz zgodovine</text:p>
              </text:list-item>
              <text:list-item>
                <text:p text:style-name="P13">neodgovorno ravnanje z denarjem</text:p>
              </text:list-item>
              <text:list-item>
                <text:p text:style-name="P13">brez povratnih informacije</text:p>
              </text:list-item>
              <text:list-item>
                <text:p text:style-name="P13">znanje je</text:p>
              </text:list-item>
              <text:list-item>
                <text:p text:style-name="P13">opravič<text:span text:style-name="T84">l</text:span>jiva vsota denarja</text:p>
              </text:list-item>
              <text:list-item>
                <text:p text:style-name="P13">sofinanciranje iz javnih sredstev</text:p>
              </text:list-item>
              <text:list-item>
                <text:p text:style-name="P13">stopicanje ne mestu</text:p>
              </text:list-item>
            </text:list>
          </table:table-cell>
        </table:table-row>
      </table:table>
      <text:list xml:id="list84956671032308" text:continue-numbering="true" text:style-name="L1">
        <text:list-item>
          <text:p text:style-name="P50"/>
        </text:list-item>
      </text:list>
      <table:table table:name="Table31" table:style-name="Table31">
        <table:table-column table:style-name="Table31.A"/>
        <table:table-column table:style-name="Table31.B"/>
        <table:table-column table:style-name="Table31.C"/>
        <table:table-row>
          <table:table-cell table:style-name="Table31.A1" office:value-type="string">
            <text:list xml:id="list84956683102178" text:continue-numbering="true" text:style-name="L1">
              <text:list-item>
                <text:p text:style-name="P183">Ampak tudi kmetje in predsedniki rejskih organizacij <text:span text:style-name="T89">(v Avstriji) [] <text:s/></text:span>In ljudje so uporabljali že takrat – 40, 50, 60 % genomskih bikov <text:span text:style-name="T89">[] <text:s/></text:span>strokovnjaki mal bremzali zadevo <text:span text:style-name="T89">[]</text:span></text:p>
              </text:list-item>
            </text:list>
          </table:table-cell>
          <table:table-cell table:style-name="Table31.A1" office:value-type="string">
            <text:list xml:id="list84956265760260" text:continue-numbering="true" text:style-name="L1">
              <text:list-item>
                <text:p text:style-name="P3"/>
              </text:list-item>
            </text:list>
          </table:table-cell>
          <table:table-cell table:style-name="Table31.C1" office:value-type="string">
            <text:list xml:id="list84956332744437" text:continue-numbering="true" text:style-name="L1">
              <text:list-item>
                <text:p text:style-name="P8">Možnosti za uvedbo lastne genomske selekcije – kako in kdo</text:p>
              </text:list-item>
            </text:list>
          </table:table-cell>
        </table:table-row>
      </table:table>
      <text:list xml:id="list84955362174097" text:continue-numbering="true" text:style-name="L1">
        <text:list-item>
          <text:p text:style-name="P207"/>
        </text:list-item>
      </text:list>
      <table:table table:name="Table46" table:style-name="Table46">
        <table:table-column table:style-name="Table46.A"/>
        <table:table-column table:style-name="Table46.B"/>
        <table:table-column table:style-name="Table46.C"/>
        <table:table-row>
          <table:table-cell table:style-name="Table46.A1" office:value-type="string">
            <text:list xml:id="list84955951611841" text:continue-numbering="true" text:style-name="L1">
              <text:list-item>
                <text:p text:style-name="P229">Ja, js berem ja, ja drugi pa je pa tk. V Švici je vsako leto razstava – ka pa recimo pr nas, ko jo na deset let na bomo naredli. To so promocije <text:span text:style-name="T101">[] <text:s/></text:span>Sej če s tem te lahk nekdo prepriča, sej z nečim drugim te ne more. Če boš kr ti govorla, pa un tam govoru, js si mislim pa svoje.<text:span text:style-name="T101">[] dobra po slovenskemu nek, jo je treba it poslikat pa pokazat pa kaj napisat o njej. Pr nas je pa vse tk...</text:span></text:p>
              </text:list-item>
            </text:list>
          </table:table-cell>
          <table:table-cell table:style-name="Table46.A1" office:value-type="string">
            <text:list xml:id="list84955825711735" text:continue-numbering="true" text:style-name="L1">
              <text:list-item>
                <text:p text:style-name="P75">V Sloveniji manjka promocije selekcije</text:p>
              </text:list-item>
              <text:list-item>
                <text:p text:style-name="P75">rejce se prepriča z rezultati</text:p>
              </text:list-item>
            </text:list>
          </table:table-cell>
          <table:table-cell table:style-name="Table46.C1" table:number-rows-spanned="4" office:value-type="string">
            <text:list xml:id="list84956756700750" text:continue-numbering="true" text:style-name="L1">
              <text:list-item>
                <text:p text:style-name="P77">Možnosti za domačo selekcijo - kako</text:p>
              </text:list-item>
            </text:list>
          </table:table-cell>
        </table:table-row>
        <table:table-row>
          <table:table-cell table:style-name="Table46.A2" office:value-type="string">
            <text:list xml:id="list84956401132985" text:continue-numbering="true" text:style-name="L1">
              <text:list-item>
                <text:p text:style-name="P228">Večina jih pa gleda, kolk je v bazenu <text:span text:style-name="T101">[] <text:s/></text:span>če bi za slovenke vzpostavli ene ornk prodaje prek bolhe, al pa da bi ble avkcije – da maš tut pol kej od tega. Sej, če pa ne, ti je pa res konc koncev važno, ka je v bazenu, ane … Če res nisi z veseljem v tem.</text:p>
              </text:list-item>
            </text:list>
          </table:table-cell>
          <table:table-cell table:style-name="Table46.A2" office:value-type="string">
            <text:list xml:id="list84955374303161" text:continue-numbering="true" text:style-name="L1">
              <text:list-item>
                <text:p text:style-name="P73">Profit kot motivacija rejcem</text:p>
              </text:list-item>
              <text:list-item>
                <text:p text:style-name="P75">potrebna mreža prodaje</text:p>
              </text:list-item>
            </text:list>
          </table:table-cell>
          <table:covered-table-cell/>
        </table:table-row>
        <table:table-row>
          <table:table-cell table:style-name="Table46.A2" office:value-type="string">
            <text:list xml:id="list84956961773904" text:continue-numbering="true" text:style-name="L1">
              <text:list-item>
                <text:p text:style-name="P229">Pokazat se more. Sam ne more se pa pokazat, če še ni.</text:p>
              </text:list-item>
            </text:list>
          </table:table-cell>
          <table:table-cell table:style-name="Table46.A2" office:value-type="string">
            <text:list xml:id="list84955464414798" text:continue-numbering="true" text:style-name="L1">
              <text:list-item>
                <text:p text:style-name="P75">Problem pridobivanja rezultatov brez uporabe</text:p>
              </text:list-item>
            </text:list>
          </table:table-cell>
          <table:covered-table-cell/>
        </table:table-row>
        <table:table-row>
          <table:table-cell table:style-name="Table46.A2" office:value-type="string">
            <text:list xml:id="list84956896939918" text:continue-numbering="true" text:style-name="L1">
              <text:list-item>
                <text:p text:style-name="P227"><text:span text:style-name="T104">[] </text:span>včasih so bli bolj tk cajti, pa so vseen delali razstave. <text:span text:style-name="T104">[] </text:span><text:s/>da bi se lahk to za razstavo ponucalo <text:span text:style-name="T104">[] </text:span>Pol pa pridejo sam tisti gledat, ko razstavljajo. Drugi kmeti, ko niso razstavljali, so pa doma sedeli. Tako je pr nas zaupanje. V tujini je pa to praznik. <text:s/><text:span text:style-name="T104">[] </text:span>Sam pol bo pa tk vse propadlo, če ne bomo nč pokazali. </text:p>
              </text:list-item>
            </text:list>
          </table:table-cell>
          <table:table-cell table:style-name="Table46.A2" office:value-type="string">
            <text:list xml:id="list84955214742761" text:continue-numbering="true" text:style-name="L1">
              <text:list-item>
                <text:p text:style-name="P73">Porabljanje namenskega denarja za razstava za nekaj drugega</text:p>
              </text:list-item>
              <text:list-item>
                <text:p text:style-name="P73">pri nas tudi ni interesa</text:p>
              </text:list-item>
              <text:list-item>
                <text:p text:style-name="P73">princip vidi – kupi (verjami)</text:p>
              </text:list-item>
            </text:list>
          </table:table-cell>
          <table:covered-table-cell/>
        </table:table-row>
      </table:table>
      <text:list xml:id="list84956125092469" text:continue-numbering="true" text:style-name="L1">
        <text:list-item>
          <text:p text:style-name="P52"/>
        </text:list-item>
      </text:list>
      <table:table table:name="Table60" table:style-name="Table60">
        <table:table-column table:style-name="Table60.A"/>
        <table:table-column table:style-name="Table60.B"/>
        <table:table-column table:style-name="Table60.C"/>
        <table:table-row>
          <table:table-cell table:style-name="Table60.A1" office:value-type="string">
            <text:list xml:id="list84955214682088" text:continue-numbering="true" text:style-name="L1">
              <text:list-item>
                <text:p text:style-name="P260">[] <text:span text:style-name="T118">rezultati so ziher neki, kar nardi svoje, da jim dokažeš. Ampak tisti, ko so taki, tisti bojo zmeram … Pa tut če v svojo škodo. Al pa vn prodajo – pa tut, če je cenej – sej ne bo priznal. </text:span></text:p>
              </text:list-item>
            </text:list>
          </table:table-cell>
          <table:table-cell table:style-name="Table60.A1" office:value-type="string">
            <text:list xml:id="list84955457868986" text:continue-numbering="true" text:style-name="L1">
              <text:list-item>
                <text:p text:style-name="P92">Rezultati pripomorejo k posvojitvi tehnologije</text:p>
              </text:list-item>
              <text:list-item>
                <text:p text:style-name="P92">zavračanja domačega zaradi principa</text:p>
              </text:list-item>
            </text:list>
          </table:table-cell>
          <table:table-cell table:style-name="Table60.C1" office:value-type="string">
            <text:list xml:id="list84956030626925" text:continue-numbering="true" text:style-name="L1">
              <text:list-item>
                <text:p text:style-name="P90">Možnosti za uspeh domače genomske selekcije</text:p>
              </text:list-item>
            </text:list>
          </table:table-cell>
        </table:table-row>
      </table:table>
      <text:list xml:id="list84956451375572" text:continue-numbering="true" text:style-name="L1">
        <text:list-item>
          <text:p text:style-name="P208"/>
        </text:list-item>
        <text:list-item>
          <text:p text:style-name="P51">Zaupanje slovenski stroki, <text:span text:style-name="T45">inštitucijam</text:span></text:p>
        </text:list-item>
        <text:list-item>
          <text:p text:style-name="P49"/>
        </text:list-item>
      </text:list>
      <table:table table:name="Table18" table:style-name="Table18">
        <table:table-column table:style-name="Table18.A"/>
        <table:table-column table:style-name="Table18.B"/>
        <table:table-column table:style-name="Table18.C"/>
        <table:table-row>
          <table:table-cell table:style-name="Table18.A1" office:value-type="string">
            <text:list xml:id="list84955157839063" text:continue-numbering="true" text:style-name="L1">
              <text:list-item>
                <text:p text:style-name="P134">Ja, no, pač – to pa spet pol mal traja. Na začetku so ljudje skeptični. <text:span text:style-name="T66">(zaupanje v SLO strokovnjake) [] </text:span>Ker je neki novga. Sj, mislim, vsakič, ko se neki novga vpela rabiš mal, da se stvari potrdijo. Ne vem, mislim, mi – zakaj pa ne bi.</text:p>
              </text:list-item>
            </text:list>
          </table:table-cell>
          <table:table-cell table:style-name="Table18.A1" office:value-type="string">
            <text:list xml:id="list84956557161104" text:continue-numbering="true" text:style-name="L1">
              <text:list-item>
                <text:p text:style-name="P59">Zaupanje v slovensko stroko</text:p>
              </text:list-item>
              <text:list-item>
                <text:p text:style-name="P59">stvar privajanja na novost</text:p>
              </text:list-item>
            </text:list>
          </table:table-cell>
          <table:table-cell table:style-name="Table18.C1" office:value-type="string">
            <text:list xml:id="list84957034832775" text:continue-numbering="true" text:style-name="L1">
              <text:list-item>
                <text:p text:style-name="P69">Zaupanje slovenski stroki</text:p>
              </text:list-item>
            </text:list>
          </table:table-cell>
        </table:table-row>
      </table:table>
      <text:list xml:id="list84955251893764" text:continue-numbering="true" text:style-name="L1">
        <text:list-item>
          <text:p text:style-name="P53"/>
        </text:list-item>
      </text:list>
      <table:table table:name="Table19" table:style-name="Table19">
        <table:table-column table:style-name="Table19.A"/>
        <table:table-column table:style-name="Table19.B"/>
        <table:table-row>
          <table:table-cell table:style-name="Table19.A1" office:value-type="string">
            <text:list xml:id="list84955246428349" text:continue-numbering="true" text:style-name="L1">
              <text:list-item>
                <text:p text:style-name="P142">Ja, pa mislim, da ljudje sploh ne razmišljajo tolk o tem, o teh plemenskih vrednostih, kk se to računa.</text:p>
              </text:list-item>
            </text:list>
          </table:table-cell>
          <table:table-cell table:style-name="Table19.A1" office:value-type="string">
            <text:list xml:id="list84956372481075" text:continue-numbering="true" text:style-name="L1">
              <text:list-item>
                <text:p text:style-name="P68"/>
              </text:list-item>
            </text:list>
          </table:table-cell>
        </table:table-row>
      </table:table>
      <text:list xml:id="list84955911569672" text:continue-numbering="true" text:style-name="L1">
        <text:list-item>
          <text:p text:style-name="P54"/>
        </text:list-item>
      </text:list>
      <table:table table:name="Table34" table:style-name="Table34">
        <table:table-column table:style-name="Table34.A"/>
        <table:table-column table:style-name="Table34.B"/>
        <table:table-column table:style-name="Table34.C"/>
        <table:table-row>
          <table:table-cell table:style-name="Table34.A1" office:value-type="string">
            <text:list xml:id="list84955226858218" text:continue-numbering="true" text:style-name="L1">
              <text:list-item>
                <text:p text:style-name="P187">Če je znanje, če je pot, zakaj ne <text:span text:style-name="T91">(za lastno selekcijo). <text:s/></text:span>Odvisno, s katerimi ljudmi se bodo povezali, js mislim, da prav doma tega znanja je bolj mal, na domačih inštitucijah. Mogli bi pa pohitet.</text:p>
              </text:list-item>
            </text:list>
          </table:table-cell>
          <table:table-cell table:style-name="Table34.A1" office:value-type="string">
            <text:list xml:id="list84955836602401" text:continue-numbering="true" text:style-name="L1">
              <text:list-item>
                <text:p text:style-name="P8">Slovenska selekcija v prihodnosti možna</text:p>
              </text:list-item>
              <text:list-item>
                <text:p text:style-name="P8">povez<text:span text:style-name="T84">ov</text:span>anje s strokovnjaki v tujini</text:p>
              </text:list-item>
              <text:list-item>
                <text:p text:style-name="P8">čas</text:p>
              </text:list-item>
            </text:list>
          </table:table-cell>
          <table:table-cell table:style-name="Table34.C1" table:number-rows-spanned="2" office:value-type="string">
            <text:list xml:id="list84956203415341" text:continue-numbering="true" text:style-name="L1">
              <text:list-item>
                <text:p text:style-name="P17">Prihodnost slovenskih projektov za genomsko se<text:span text:style-name="T92">l</text:span>ekcijo</text:p>
              </text:list-item>
            </text:list>
          </table:table-cell>
        </table:table-row>
        <table:table-row>
          <table:table-cell table:style-name="Table34.A2" office:value-type="string">
            <text:list xml:id="list84956536129716" text:continue-numbering="true" text:style-name="L1">
              <text:list-item>
                <text:p text:style-name="P187"><text:span text:style-name="T91">[] </text:span>da bi oni tut participirali ta del <text:span text:style-name="T91">(rejci). [] <text:s/></text:span>ampak jim je treba potem tudi dati podatke slej ko prej, jim je treba časovnico nardit, kolk časa, kdaj bo, če če ni in se potem tega držat. Mislim, da je to glavni moment zaupanja</text:p>
              </text:list-item>
            </text:list>
          </table:table-cell>
          <table:table-cell table:style-name="Table34.A2" office:value-type="string">
            <text:list xml:id="list84955153268733" text:continue-numbering="true" text:style-name="L1">
              <text:list-item>
                <text:p text:style-name="P8">Rejci zainteresirani za domačo selekcijo</text:p>
              </text:list-item>
              <text:list-item>
                <text:p text:style-name="P8">informacije</text:p>
              </text:list-item>
            </text:list>
          </table:table-cell>
          <table:covered-table-cell/>
        </table:table-row>
      </table:table>
      <text:list xml:id="list84956390810030" text:continue-numbering="true" text:style-name="L1">
        <text:list-item>
          <text:p text:style-name="P54"/>
        </text:list-item>
      </text:list>
      <table:table table:name="Table61" table:style-name="Table61">
        <table:table-column table:style-name="Table61.A"/>
        <table:table-column table:style-name="Table61.B"/>
        <table:table-column table:style-name="Table61.C"/>
        <table:table-row>
          <table:table-cell table:style-name="Table61.A1" office:value-type="string">
            <text:list xml:id="list84955074416865" text:continue-numbering="true" text:style-name="L1">
              <text:list-item>
                <text:p text:style-name="P266">Lej, ti si prva iz inštituta, ko si pršla na teren. Ne vem – inštitut je bil sam seb namenjen <text:soft-page-break/>– neki operirajo s podatki, ki jih majo, ki jih raziskujejo, sam feedbacka ni. <text:span text:style-name="T119">[] </text:span>Ja, sam to je zdj že dolgo nazaj. Mogoče se je res takrat še bolj, pol je bil pa vmes en vakum, ko se je Slovenija začela … <text:span text:style-name="T119">[] </text:span>pršla evropska sredstva <text:span text:style-name="T119">[]</text:span></text:p>
              </text:list-item>
            </text:list>
          </table:table-cell>
          <table:table-cell table:style-name="Table61.A1" office:value-type="string">
            <text:list xml:id="list84955802059675" text:continue-numbering="true" text:style-name="L1">
              <text:list-item>
                <text:p text:style-name="P92">Mnenje o nepovezanosti <text:soft-page-break/>inštitucij-kmetov</text:p>
              </text:list-item>
              <text:list-item>
                <text:p text:style-name="P92">spremeba ozračja z osamosvojitvijo</text:p>
              </text:list-item>
            </text:list>
          </table:table-cell>
          <table:table-cell table:style-name="Table61.C1" office:value-type="string">
            <text:list xml:id="list84955176148524" text:continue-numbering="true" text:style-name="L1">
              <text:list-item>
                <text:p text:style-name="P89">Zaupanje v domače <text:soft-page-break/>inštitucije</text:p>
              </text:list-item>
            </text:list>
          </table:table-cell>
        </table:table-row>
      </table:table>
      <text:list xml:id="list84956652759091" text:continue-numbering="true" text:style-name="L1">
        <text:list-item>
          <text:p text:style-name="P55"/>
        </text:list-item>
        <text:list-item>
          <text:p text:style-name="P55">Nezaupanje domači selekciji </text:p>
        </text:list-item>
        <text:list-item>
          <text:p text:style-name="P54"/>
        </text:list-item>
      </text:list>
      <table:table table:name="Table33" table:style-name="Table33">
        <table:table-column table:style-name="Table33.A"/>
        <table:table-column table:style-name="Table33.B"/>
        <table:table-row>
          <table:table-cell table:style-name="Table33.A1" office:value-type="string">
            <text:list xml:id="list84956119182159" text:continue-numbering="true" text:style-name="L1">
              <text:list-item>
                <text:p text:style-name="P185"><text:span text:style-name="T89">[] č</text:span>e bi bili že v štartu zraven, če bi imeli boljše študije, boljše raziskav, <text:span text:style-name="T90">verjetno bi bolj, ane. Danes se mi pa zdi, da se je ustvarla neka klima, neka fama, da nismo bli sposobni takrat.</text:span></text:p>
              </text:list-item>
              <text:list-item>
                <text:p text:style-name="P185"/>
              </text:list-item>
            </text:list>
          </table:table-cell>
          <table:table-cell table:style-name="Table33.A1" office:value-type="string">
            <text:list xml:id="list84955721499904" text:continue-numbering="true" text:style-name="L1">
              <text:list-item>
                <text:p text:style-name="P13">Nezaupanje slovenski selekciji zaradi zgodovinskih dogodkov</text:p>
              </text:list-item>
            </text:list>
          </table:table-cell>
        </table:table-row>
        <table:table-row>
          <table:table-cell table:style-name="Table33.A2" office:value-type="string">
            <text:list xml:id="list84956010813472" text:continue-numbering="true" text:style-name="L1">
              <text:list-item>
                <text:p text:style-name="P186">Ampak tut, če dajejo, ji moreš potem podatek dat. Ne morš sam dnar pobirat, pa potem nč od sebe dat pa nč rezultatov. To je zelo pomembno, da vidijo.</text:p>
              </text:list-item>
            </text:list>
          </table:table-cell>
          <table:table-cell table:style-name="Table33.A2" office:value-type="string">
            <text:list xml:id="list84955422822689" text:continue-numbering="true" text:style-name="L1">
              <text:list-item>
                <text:p text:style-name="P13">Rejce pričakujejo povratne in<text:span text:style-name="T84">f</text:span>ormacije</text:p>
              </text:list-item>
            </text:list>
          </table:table-cell>
        </table:table-row>
        <table:table-row>
          <table:table-cell table:style-name="Table33.A2" office:value-type="string">
            <text:list xml:id="list84955708028556" text:continue-numbering="true" text:style-name="L1">
              <text:list-item>
                <text:p text:style-name="P18">[g <text:s/><text:span text:style-name="T60">če že ne zaupajo našemu obračunu, da jim lahko pokažemo, kako so rangirani biki na švicarski, nemški, italijanski lesti</text:span><text:span text:style-name="T49">ci. [] </text:span><text:span text:style-name="T60">posamezen bik, sej ne vem, 14 al 16 na italijanski lestvici, najboljši slovenski bik, ja potem pa tut ni hudič, da je vse narobe. </text:span><text:span text:style-name="T63">In tako si ljudje tudi potem ustvarijo to zaupanje. Smo pa sami tut bili premalo agresivni na tem marketinškem delu, bi se mogli mal pohvalit, ne pa tk dolgo čakat.</text:span></text:p>
              </text:list-item>
            </text:list>
          </table:table-cell>
          <table:table-cell table:style-name="Table33.A2" office:value-type="string">
            <text:list xml:id="list84956931970117" text:continue-numbering="true" text:style-name="L1">
              <text:list-item>
                <text:p text:style-name="P13">Potrditev slovenskega dela s tujimi rezultati</text:p>
              </text:list-item>
              <text:list-item>
                <text:p text:style-name="P13">primerjava</text:p>
              </text:list-item>
              <text:list-item>
                <text:p text:style-name="P13">ustvarjanje zaupanja preko rezultatov</text:p>
              </text:list-item>
              <text:list-item>
                <text:p text:style-name="P13">pomanjkanje marketinga</text:p>
              </text:list-item>
            </text:list>
          </table:table-cell>
        </table:table-row>
        <table:table-row>
          <table:table-cell table:style-name="Table33.A2" office:value-type="string">
            <text:list xml:id="list84956964914206" text:continue-numbering="true" text:style-name="L1">
              <text:list-item>
                <text:p text:style-name="P3"><text:s/><text:span text:style-name="T89">[] <text:s/></text:span><text:span text:style-name="T61">nezaupanje iz zgodovine, da smo bili malo manj uspešni al pa malo bolj capljamo za razvitimi državami. <text:s/></text:span><text:span text:style-name="T64">Mogoče je tudi na nas, ki to delamo en razlog, verjetno ne, da nam </text:span><text:span text:style-name="T65">s</text:span><text:span text:style-name="T64">toprocentno ne zaupamo. Ampak se mi zdi,m da so bolj konzervativni kmetje in da se mora ta stvar še dokazat.</text:span></text:p>
              </text:list-item>
            </text:list>
          </table:table-cell>
          <table:table-cell table:style-name="Table33.A2" office:value-type="string">
            <text:list xml:id="list84956768915497" text:continue-numbering="true" text:style-name="L1">
              <text:list-item>
                <text:p text:style-name="P13">Nezaupanje iz zgodovine </text:p>
              </text:list-item>
              <text:list-item>
                <text:p text:style-name="P13">nezaupanje selekcij<text:span text:style-name="T84">s</text:span>ki službi </text:p>
              </text:list-item>
            </text:list>
          </table:table-cell>
        </table:table-row>
      </table:table>
      <text:list xml:id="list84956848897906" text:continue-numbering="true" text:style-name="L1">
        <text:list-item>
          <text:p text:style-name="P57"/>
        </text:list-item>
      </text:list>
      <table:table table:name="Table41" table:style-name="Table41">
        <table:table-column table:style-name="Table41.A"/>
        <table:table-column table:style-name="Table41.B"/>
        <table:table-row>
          <table:table-cell table:style-name="Table41.A1" office:value-type="string">
            <text:list xml:id="list84956566080098" text:continue-numbering="true" text:style-name="L1">
              <text:list-item>
                <text:p text:style-name="P242"><text:span text:style-name="T7"><text:s/></text:span><text:span text:style-name="T16">[] </text:span><text:span text:style-name="T36">da če ni zaupanja v inštitucije, sej nč ne morš. </text:span><text:span text:style-name="T37">[] </text:span><text:span text:style-name="T36">Jah, un trdi, da ga ni. Pa najbrž večina meni tk. </text:span><text:span text:style-name="T37">[] </text:span><text:span text:style-name="T36">Ko si enkrat razočaran. </text:span></text:p>
              </text:list-item>
            </text:list>
          </table:table-cell>
          <table:table-cell table:style-name="Table41.A1" office:value-type="string">
            <text:list xml:id="list84956277001687" text:continue-numbering="true" text:style-name="L1">
              <text:list-item>
                <text:p text:style-name="P73">Nezaupanje v slovenske inštitucije posledica razočaranj iz preteklosti</text:p>
              </text:list-item>
            </text:list>
          </table:table-cell>
        </table:table-row>
        <table:table-row>
          <table:table-cell table:style-name="Table41.A2" office:value-type="string">
            <text:list xml:id="list84955862964234" text:continue-numbering="true" text:style-name="L1">
              <text:list-item>
                <text:p text:style-name="P227">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ext:list-item>
            </text:list>
          </table:table-cell>
          <table:table-cell table:style-name="Table41.A2" office:value-type="string">
            <text:list xml:id="list84955483743608" text:continue-numbering="true" text:style-name="L1">
              <text:list-item>
                <text:p text:style-name="P73">Primer za nezaupanje</text:p>
              </text:list-item>
            </text:list>
          </table:table-cell>
        </table:table-row>
      </table:table>
      <text:list xml:id="list84955874746895" text:continue-numbering="true" text:style-name="L1">
        <text:list-item>
          <text:p text:style-name="P211"/>
        </text:list-item>
        <text:list-item>
          <text:p text:style-name="P57"/>
        </text:list-item>
      </text:list>
      <table:table table:name="Table48" table:style-name="Table48">
        <table:table-column table:style-name="Table48.A"/>
        <table:table-column table:style-name="Table48.B"/>
        <text:soft-page-break/>
        <table:table-row>
          <table:table-cell table:style-name="Table48.A1" office:value-type="string">
            <text:list xml:id="list84955192447498" text:continue-numbering="true" text:style-name="L1">
              <text:list-item>
                <text:p text:style-name="P226">[] <text:span text:style-name="T71">kao tabolše so nam zrihtali, kolker se da dobit. </text:span><text:span text:style-name="T67">[] </text:span><text:span text:style-name="T71">da krave ne morjo met 10,000, </text:span><text:span text:style-name="T67">[] <text:s/></text:span><text:span text:style-name="T71">papirji so bli pa drgač </text:span><text:span text:style-name="T67">[] </text:span><text:span text:style-name="T71">Pol smo pa zvedli, da je brat kontrolor – pol pa nima smisla, pol je pa brezveze. </text:span><text:span text:style-name="T67">[] <text:s/></text:span><text:span text:style-name="T71">pa je pršu kontrolor, pa sploh ni šou vštalo pa je naredu kontrolo. Ko najprej delaš škodo seb, pol pa celi selekciji. </text:span><text:span text:style-name="T67">[] </text:span><text:span text:style-name="T71"><text:s/>da pride veterinar semenit, zadi pa da bo ziher breja, pa Miško skoči. </text:span><text:span text:style-name="T67">[] </text:span><text:span text:style-name="T71">Ko tut kontrolor pravi – zadnč mi je kazal, kk ma od enga kmeta ntr, pa nikol nima cajta, pa nima cajta … Pa vzel ti bom pa fertik. Pol veš, da če nima catja, pol muti.</text:span></text:p>
              </text:list-item>
            </text:list>
          </table:table-cell>
          <table:table-cell table:style-name="Table48.A1" office:value-type="string">
            <text:list xml:id="list84955549262347" text:continue-numbering="true" text:style-name="L1">
              <text:list-item>
                <text:p text:style-name="P73">Nezaupanje zaradi slabih izkušenjz neresničnimi podatki</text:p>
              </text:list-item>
              <text:list-item>
                <text:p text:style-name="P73">nepošteni kontrolorji</text:p>
              </text:list-item>
              <text:list-item>
                <text:p text:style-name="P73">ponarejanje podatkov</text:p>
              </text:list-item>
            </text:list>
          </table:table-cell>
        </table:table-row>
        <table:table-row>
          <table:table-cell table:style-name="Table48.A2" office:value-type="string">
            <text:list xml:id="list84955566198162" text:continue-numbering="true" text:style-name="L1">
              <text:list-item>
                <text:p text:style-name="P246"><text:span text:style-name="T104">[] </text:span>problem selekcijske službe, ker so odbirali BM pa bike pri istih rejcih, ne glede na to, a je blo, al bi blo. <text:span text:style-name="T104">[] </text:span></text:p>
              </text:list-item>
            </text:list>
          </table:table-cell>
          <table:table-cell table:style-name="Table48.A2" office:value-type="string">
            <text:list xml:id="list84956691041388" text:continue-numbering="true" text:style-name="L1">
              <text:list-item>
                <text:p text:style-name="P73">Nezaupanje zaradi slabega dela selekcijske službe v preteklosti</text:p>
              </text:list-item>
            </text:list>
          </table:table-cell>
        </table:table-row>
        <table:table-row>
          <table:table-cell table:style-name="Table48.A2" office:value-type="string">
            <text:list xml:id="list84956079414441" text:continue-numbering="true" text:style-name="L1">
              <text:list-item>
                <text:p text:style-name="P230">Problem je bil tut v selekcijski slu<text:span text:style-name="T104">ž</text:span>bi, ker so semenili ne glede na to, kaka je bla kvaliteta bika – in so dali na najboljše krave slabe bike – ker so porabli, kar so meli, ker si rej<text:span text:style-name="T104">c</text:span> ni mogu zbirat –<text:span text:style-name="T104">[]</text:span> in so mu semenili s slabimi biki. In tudi to je povzročilo nezaupanje glede domače selekcije – ker jim je pokvarlo celo linijo in potem so potrebovali leta, da so pet prišli na zeleno vejo.</text:p>
              </text:list-item>
            </text:list>
          </table:table-cell>
          <table:table-cell table:style-name="Table48.A2" office:value-type="string">
            <text:list xml:id="list84955290485707" text:continue-numbering="true" text:style-name="L1">
              <text:list-item>
                <text:p text:style-name="P73">Nezaupanje zaradi slabega dela kontrolorjev</text:p>
              </text:list-item>
            </text:list>
          </table:table-cell>
        </table:table-row>
        <table:table-row>
          <table:table-cell table:style-name="Table48.A2" office:value-type="string">
            <text:list xml:id="list84955838764182" text:continue-numbering="true" text:style-name="L1">
              <text:list-item>
                <text:p text:style-name="P230"><text:span text:style-name="T104">[]</text:span> nestrinjanja znotraj rejskih organizacij – ker vodje delijo svoje slabe izkušnje z ostalimi in širijo n<text:span text:style-name="T104">eza</text:span>upanje v genomsko selekcijo in laboratorije. In tudi znotraj rejskih organizacij ni zaupanja <text:s/>v inštitucije in tak je težko delat. </text:p>
              </text:list-item>
            </text:list>
          </table:table-cell>
          <table:table-cell table:style-name="Table48.A2" office:value-type="string">
            <text:list xml:id="list84955479798372" text:continue-numbering="true" text:style-name="L1">
              <text:list-item>
                <text:p text:style-name="P73">Širjenje nezaupanje zaradi razkolov znotraj rejskih organizacij</text:p>
              </text:list-item>
            </text:list>
          </table:table-cell>
        </table:table-row>
        <table:table-row>
          <table:table-cell table:style-name="Table48.A2" office:value-type="string">
            <text:list xml:id="list84955818579649" text:continue-numbering="true" text:style-name="L1">
              <text:list-item>
                <text:p text:style-name="P230">Problem je tudi, da se rejce »zrajca« z nekimi obvestili, potem se pa nč ne dela. Tut stvar tega, da ni povratnih informacij, da rabijo jih zdj, ne čez dve leti. </text:p>
              </text:list-item>
            </text:list>
          </table:table-cell>
          <table:table-cell table:style-name="Table48.A2" office:value-type="string">
            <text:list xml:id="list84957095423825" text:continue-numbering="true" text:style-name="L1">
              <text:list-item>
                <text:p text:style-name="P73">Nezaupanje zaradi neresnega dela in pomanjkanja povratnih informacij</text:p>
              </text:list-item>
            </text:list>
          </table:table-cell>
        </table:table-row>
      </table:table>
      <text:list xml:id="list84956309369149" text:continue-numbering="true" text:style-name="L1">
        <text:list-item>
          <text:p text:style-name="P58"/>
        </text:list-item>
      </text:list>
      <table:table table:name="Table53" table:style-name="Table53">
        <table:table-column table:style-name="Table53.A"/>
        <table:table-column table:style-name="Table53.B"/>
        <table:table-column table:style-name="Table53.C"/>
        <table:table-row>
          <table:table-cell table:style-name="Table53.A1" office:value-type="string">
            <text:list xml:id="list84956027777087" text:continue-numbering="true" text:style-name="L1">
              <text:list-item>
                <text:p text:style-name="P272"><text:span text:style-name="T6">[</text:span><text:span text:style-name="T2">] </text:span><text:span text:style-name="T24">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ext:list-item>
            </text:list>
          </table:table-cell>
          <table:table-cell table:style-name="Table53.A1" office:value-type="string">
            <text:list xml:id="list84955028867763" text:continue-numbering="true" text:style-name="L1">
              <text:list-item>
                <text:p text:style-name="P88">Negativno mnenje o selekciji zaradi dela določenih ljudi</text:p>
              </text:list-item>
            </text:list>
          </table:table-cell>
          <table:table-cell table:style-name="Table53.C1" table:number-rows-spanned="2" office:value-type="string">
            <text:list xml:id="list84955856890683" text:continue-numbering="true" text:style-name="L1">
              <text:list-item>
                <text:p text:style-name="P90">Nezaupanje domači selekciji</text:p>
              </text:list-item>
            </text:list>
          </table:table-cell>
        </table:table-row>
        <table:table-row>
          <table:table-cell table:style-name="Table53.A2" office:value-type="string">
            <text:list xml:id="list84956682342358" text:continue-numbering="true" text:style-name="L1">
              <text:list-item>
                <text:p text:style-name="P258">[] <text:span text:style-name="T108">ttih prodajalcev majo take …</text:span></text:p>
              </text:list-item>
              <text:list-item>
                <text:p text:style-name="P274"/>
              </text:list-item>
              <text:list-item>
                <text:p text:style-name="P259">Ja to je, kk bi reku, to se tabori med seboj rikajo – kar pa delamo sam škodo sami seb.<text:span text:style-name="T109">[] To ustvarja negativno klimo, ja. Tut v domači selekciji. </text:span></text:p>
              </text:list-item>
            </text:list>
          </table:table-cell>
          <table:table-cell table:style-name="Table53.A2" office:value-type="string">
            <text:list xml:id="list84956215042574" text:continue-numbering="true" text:style-name="L1">
              <text:list-item>
                <text:p text:style-name="P88">Negativno klimo ustvarja prepiranje in rivalstvo med domačimi organizacijami</text:p>
              </text:list-item>
            </text:list>
          </table:table-cell>
          <table:covered-table-cell/>
        </table:table-row>
      </table:table>
      <text:list xml:id="list84956952293998" text:continue-numbering="true" text:style-name="L1">
        <text:list-item>
          <text:p text:style-name="P212"/>
        </text:list-item>
      </text:list>
      <table:table table:name="Table58" table:style-name="Table58">
        <table:table-column table:style-name="Table58.A"/>
        <table:table-column table:style-name="Table58.B"/>
        <table:table-row>
          <table:table-cell table:style-name="Table58.A1" office:value-type="string">
            <text:list xml:id="list84956518399933" text:continue-numbering="true" text:style-name="L1">
              <text:list-item>
                <text:p text:style-name="P261">[g <text:span text:style-name="T117">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ext:span><text:soft-page-break/><text:span text:style-name="T117">tisti, ko komi čaka na napake, reče – lej, to je to, to je pa domača selekcija. </text:span></text:p>
              </text:list-item>
            </text:list>
          </table:table-cell>
          <table:table-cell table:style-name="Table58.A1" office:value-type="string">
            <text:list xml:id="list84955144813378" text:continue-numbering="true" text:style-name="L1">
              <text:list-item>
                <text:p text:style-name="P94">Nezaupanje domači selekciji zaradi napak stroke in preteklosti</text:p>
              </text:list-item>
            </text:list>
          </table:table-cell>
        </table:table-row>
        <table:table-row>
          <table:table-cell table:style-name="Table58.A2" office:value-type="string">
            <text:list xml:id="list84955033147926" text:continue-numbering="true" text:style-name="L1">
              <text:list-item>
                <text:p text:style-name="P261">[] <text:span text:style-name="T117">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110">[] </text:span><text:span text:style-name="T117">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span></text:p>
              </text:list-item>
            </text:list>
          </table:table-cell>
          <table:table-cell table:style-name="Table58.A2" office:value-type="string">
            <text:list xml:id="list84957068342515" text:continue-numbering="true" text:style-name="L1">
              <text:list-item>
                <text:p text:style-name="P94">Nezaupanje domači selekciji kot posledica slabega delovanja osemenjvalnih centrov in nepoštenega poslovanja</text:p>
              </text:list-item>
            </text:list>
          </table:table-cell>
        </table:table-row>
      </table:table>
      <text:list xml:id="list84955685421083" text:continue-numbering="true" text:style-name="L1">
        <text:list-item>
          <text:p text:style-name="P58"/>
        </text:list-item>
        <text:list-item>
          <text:p text:style-name="P58"/>
        </text:list-item>
        <text:list-item>
          <text:p text:style-name="P58">Razlogi za neuspeh slovenske selekcij<text:span text:style-name="T45">e ||| Razlog za neuporabo genomske informacije pri kmetih</text:span></text:p>
        </text:list-item>
        <text:list-item>
          <text:p text:style-name="P56"/>
        </text:list-item>
      </text:list>
      <table:table table:name="Table15" table:style-name="Table15">
        <table:table-column table:style-name="Table15.A"/>
        <table:table-column table:style-name="Table15.B"/>
        <table:table-row>
          <table:table-cell table:style-name="Table15.A1" office:value-type="string">
            <text:list xml:id="list84955207427704" text:continue-numbering="true" text:style-name="L1">
              <text:list-item>
                <text:p text:style-name="P137">[] <text:span text:style-name="T75"><text:s/>dost mal reklame dela za domače </text:span>[] <text:s/><text:span text:style-name="T75">mogu OC <text:s/>nardit reklamo, ne morjo rejci sami iskat </text:span>[] <text:span text:style-name="T75">In če tega ni, težko ti pol do rejcev prideš pa rečeš, ta je pa bolši ko on.</text:span></text:p>
              </text:list-item>
            </text:list>
          </table:table-cell>
          <table:table-cell table:style-name="Table15.A1" office:value-type="string">
            <text:list xml:id="list84957107634580" text:continue-numbering="true" text:style-name="L1">
              <text:list-item>
                <text:p text:style-name="P66">Malo domače reklame</text:p>
              </text:list-item>
              <text:list-item>
                <text:p text:style-name="P66">odgovornost OC</text:p>
              </text:list-item>
            </text:list>
          </table:table-cell>
        </table:table-row>
      </table:table>
      <text:list xml:id="list84957004077000" text:continue-numbering="true" text:style-name="L1">
        <text:list-item>
          <text:p text:style-name="P170"/>
        </text:list-item>
      </text:list>
      <table:table table:name="Table30" table:style-name="Table30">
        <table:table-column table:style-name="Table30.A"/>
        <table:table-column table:style-name="Table30.B"/>
        <table:table-row>
          <table:table-cell table:style-name="Table30.A1" office:value-type="string">
            <text:list xml:id="list84955203602322" text:continue-numbering="true" text:style-name="L1">
              <text:list-item>
                <text:p text:style-name="P3"><text:s/><text:span text:style-name="T89">[] </text:span><text:span text:style-name="T58">rejci premalo agresivni.</text:span></text:p>
              </text:list-item>
            </text:list>
          </table:table-cell>
          <table:table-cell table:style-name="Table30.A1" office:value-type="string">
            <text:list xml:id="list84956619496061" text:continue-numbering="true" text:style-name="L1">
              <text:list-item>
                <text:p text:style-name="P13">Rejci premalo agresivni</text:p>
              </text:list-item>
            </text:list>
          </table:table-cell>
        </table:table-row>
        <table:table-row>
          <table:table-cell table:style-name="Table30.A2" office:value-type="string">
            <text:list xml:id="list84956128426801" text:continue-numbering="true" text:style-name="L1">
              <text:list-item>
                <text:p text:style-name="P184">Ja, js mislim, da smo malo zamudili. In zarad tega zdj tudi ne prebijemo stvari.Ampak zdj bi mogli pa v neko drugo stvar vložit <text:span text:style-name="T89">[]</text:span> mogli bi zdj met to znanje pa ga še nadgradit, če bi hotli bit takoj zraven. <text:s/></text:p>
              </text:list-item>
            </text:list>
          </table:table-cell>
          <table:table-cell table:style-name="Table30.A2" office:value-type="string">
            <text:list xml:id="list84955937689740" text:continue-numbering="true" text:style-name="L1">
              <text:list-item>
                <text:p text:style-name="P13">Razlog za neuspeh slovenske selekcije so dogodki iz preteklosti</text:p>
              </text:list-item>
              <text:list-item>
                <text:p text:style-name="P13">dohiteti konkurenco z investicijami v novosti</text:p>
              </text:list-item>
            </text:list>
          </table:table-cell>
        </table:table-row>
      </table:table>
      <text:list xml:id="list84955751220735" text:continue-numbering="true" text:style-name="L1">
        <text:list-item>
          <text:p text:style-name="P170"/>
        </text:list-item>
      </text:list>
      <table:table table:name="Table35" table:style-name="Table35">
        <table:table-column table:style-name="Table35.A"/>
        <table:table-column table:style-name="Table35.B"/>
        <table:table-column table:style-name="Table35.C"/>
        <table:table-row>
          <table:table-cell table:style-name="Table35.A1" office:value-type="string">
            <text:list xml:id="list84955449463652" text:continue-numbering="true" text:style-name="L1">
              <text:list-item>
                <text:p text:style-name="P188">Mislim tudi, da pri nas delajo stvari ljudje, ki jih ne poznajo in ki o tem nimajo pojma. Preveč denarja gre tudi za administracijo in inštitucijam. [] Vsaka inštitucija si hoče prslont lonček, zato pa pridemo pol do takih cen</text:p>
              </text:list-item>
            </text:list>
          </table:table-cell>
          <table:table-cell table:style-name="Table35.A1" office:value-type="string">
            <text:list xml:id="list84956263275267" text:continue-numbering="true" text:style-name="L1">
              <text:list-item>
                <text:p text:style-name="P3"/>
              </text:list-item>
            </text:list>
          </table:table-cell>
          <table:table-cell table:style-name="Table35.C1" office:value-type="string">
            <text:list xml:id="list84957114490120" text:continue-numbering="true" text:style-name="L1">
              <text:list-item>
                <text:p text:style-name="P3"/>
              </text:list-item>
            </text:list>
          </table:table-cell>
        </table:table-row>
      </table:table>
      <text:list xml:id="list84955287561593" text:continue-numbering="true" text:style-name="L1">
        <text:list-item>
          <text:p text:style-name="P171"/>
        </text:list-item>
      </text:list>
      <table:table table:name="Table40" table:style-name="Table40">
        <table:table-column table:style-name="Table40.A"/>
        <table:table-column table:style-name="Table40.B"/>
        <table:table-row>
          <table:table-cell table:style-name="Table40.A1" office:value-type="string">
            <text:list xml:id="list84957030369811" text:continue-numbering="true" text:style-name="L1">
              <text:list-item>
                <text:p text:style-name="P218">Mi tk povsod caplamo uzadi. Sj to tut se bo to težko izpostavljajo, to našo, ker ldi ne verjame<text:span text:style-name="T96">j</text:span>o <text:span text:style-name="T97">(lastnosti zdravja) []</text:span></text:p>
              </text:list-item>
            </text:list>
          </table:table-cell>
          <table:table-cell table:style-name="Table40.A1" office:value-type="string">
            <text:list xml:id="list84955078618261" text:continue-numbering="true" text:style-name="L1">
              <text:list-item>
                <text:p text:style-name="P70">Zaostajanje slovenske selekcije razlog za nezaupanje</text:p>
              </text:list-item>
            </text:list>
          </table:table-cell>
        </table:table-row>
        <table:table-row>
          <table:table-cell table:style-name="Table40.A2" office:value-type="string">
            <text:list xml:id="list84955154681849" text:continue-numbering="true" text:style-name="L1">
              <text:list-item>
                <text:p text:style-name="P218">Glih zadnč je una Rimahazijeva Eva, tam ful vlki kmeti so, majo čez sto črno-belih krav, pa ful proizvodnjo kao da, če je smiselna sploh naša selekcija. <text:s/>Bolš, da bo svetovalci delali … Sej anketo pošila, js nisem rešval pol. <text:span text:style-name="T98">Če bi blo bolš, da nimamo nč svojga, da seme sam kupujemo, oni se pa ukvarjajo s tem, kerga semenit na kerga. In da je to brezveze. <text:s/>A veš, kolk ljudi je prepričanih pr nam </text:span><text:soft-page-break/><text:span text:style-name="T98">– Darovic, ko se s tem ukvarja, GPZ, ko jim je itak sam trgovina <text:s/>pomembna.</text:span></text:p>
              </text:list-item>
            </text:list>
          </table:table-cell>
          <table:table-cell table:style-name="Table40.A2" office:value-type="string">
            <text:list xml:id="list84955746380480" text:continue-numbering="true" text:style-name="L1">
              <text:list-item>
                <text:p text:style-name="P70">Negativna propaganda proti domači selekciji na trgu</text:p>
              </text:list-item>
              <text:list-item>
                <text:p text:style-name="P70">pozitivna promocija tuje selekcije na trgu</text:p>
              </text:list-item>
            </text:list>
          </table:table-cell>
        </table:table-row>
      </table:table>
      <text:list xml:id="list84955475658483" text:continue-numbering="true" text:style-name="L1">
        <text:list-item>
          <text:p text:style-name="P171"/>
        </text:list-item>
      </text:list>
      <table:table table:name="Table44" table:style-name="Table44">
        <table:table-column table:style-name="Table44.A"/>
        <table:table-column table:style-name="Table44.B"/>
        <table:table-row>
          <table:table-cell table:style-name="Table44.A1" office:value-type="string">
            <text:list xml:id="list84955614349918" text:continue-numbering="true" text:style-name="L1">
              <text:list-item>
                <text:p text:style-name="P224">Vprašanje. <text:span text:style-name="T101">(ali bi bili rejci pripravljeni sofinancirat domačo genomsko selekcijo). </text:span>Zato ker tuja tak dober funkcionira. <text:span text:style-name="T101">[] </text:span><text:span text:style-name="T102"><text:s/></text:span>pa uni, ko vse sam uvažajo – oni hočejo načrtno uničit domačo <text:span text:style-name="T101">[] </text:span>Kolk se je pa vsak pripravljen sekirat, pa tk ve. <text:span text:style-name="T101">[]</text:span>Pa to je, ko gre cena mleka kr dol. Dnar je! Sj drgač bi že. </text:p>
              </text:list-item>
            </text:list>
          </table:table-cell>
          <table:table-cell table:style-name="Table44.A1" office:value-type="string">
            <text:list xml:id="list84956418568944" text:continue-numbering="true" text:style-name="L1">
              <text:list-item>
                <text:p text:style-name="P70">Nepripravljenost za sofinanciranje domače selekcije zaradi uspeha in promocije uvoza</text:p>
              </text:list-item>
            </text:list>
          </table:table-cell>
        </table:table-row>
        <table:table-row>
          <table:table-cell table:style-name="Table44.A2" office:value-type="string">
            <text:list xml:id="list84955538944528" text:continue-numbering="true" text:style-name="L1">
              <text:list-item>
                <text:p text:style-name="P221">Sigurno, da se ne. <text:span text:style-name="T100">(dela dovolj na domači genetiki). <text:s/></text:span>S tti genomiki dle bo že bolj napredek, to sigurno <text:span text:style-name="T100">[] </text:span></text:p>
              </text:list-item>
            </text:list>
          </table:table-cell>
          <table:table-cell table:style-name="Table44.A2" office:value-type="string">
            <text:list xml:id="list84955744149815" text:continue-numbering="true" text:style-name="L1">
              <text:list-item>
                <text:p text:style-name="P70">Premalo dela na slovenski selekciji</text:p>
              </text:list-item>
              <text:list-item>
                <text:p text:style-name="P70">genomska selekcija ponuja napredek</text:p>
              </text:list-item>
            </text:list>
          </table:table-cell>
        </table:table-row>
        <table:table-row>
          <table:table-cell table:style-name="Table44.A2" office:value-type="string">
            <text:list xml:id="list84955068272106" text:continue-numbering="true" text:style-name="L1">
              <text:list-item>
                <text:p text:style-name="P224"><text:s/><text:span text:style-name="T101">[] </text:span>drugje je zavednost taka. Gor selekcijske službe živijo od prodaje semena pa niso priklopljene na državne proračune. majo avkcije pa to. Pa gor kmetje temu verjamejo. Pr nas pa <text:span text:style-name="T103">tk veš, kolk kmetje verjamejo stroki. </text:span><text:s/></text:p>
              </text:list-item>
            </text:list>
          </table:table-cell>
          <table:table-cell table:style-name="Table44.A2" office:value-type="string">
            <text:list xml:id="list84956242339184" text:continue-numbering="true" text:style-name="L1">
              <text:list-item>
                <text:p text:style-name="P70">V Sloveniji ni zavednosti</text:p>
              </text:list-item>
              <text:list-item>
                <text:p text:style-name="P70">selekcijske službe se bolj trudijo v tujini</text:p>
              </text:list-item>
            </text:list>
          </table:table-cell>
        </table:table-row>
        <table:table-row>
          <table:table-cell table:style-name="Table44.A2" office:value-type="string">
            <text:list xml:id="list84956121283515" text:continue-numbering="true" text:style-name="L1">
              <text:list-item>
                <text:p text:style-name="P244"><text:span text:style-name="T9">Dnarja za to je itak premal, sam js pa verjamem … Fajn bi blo, če bi blo tk. </text:span><text:span text:style-name="T16">(domača selekcija)[] </text:span><text:span text:style-name="T2">Sam, če bi ljudem tto miselnost … </text:span><text:span text:style-name="T16">[]</text:span></text:p>
              </text:list-item>
            </text:list>
          </table:table-cell>
          <table:table-cell table:style-name="Table44.A2" office:value-type="string">
            <text:list xml:id="list84955092219478" text:continue-numbering="true" text:style-name="L1">
              <text:list-item>
                <text:p text:style-name="P75">Omejitev za lastno selekcijo je denar</text:p>
              </text:list-item>
            </text:list>
          </table:table-cell>
        </table:table-row>
        <table:table-row>
          <table:table-cell table:style-name="Table44.A2" office:value-type="string">
            <text:list xml:id="list84955750821841" text:continue-numbering="true" text:style-name="L1">
              <text:list-item>
                <text:p text:style-name="P229"><text:span text:style-name="T101">[] </text:span>oni bi kontrole meli, sam ne bi pa nč svojga centra meli pa nč svojga semena. </text:p>
              </text:list-item>
            </text:list>
          </table:table-cell>
          <table:table-cell table:style-name="Table44.A2" office:value-type="string">
            <text:list xml:id="list84956745749276" text:continue-numbering="true" text:style-name="L1">
              <text:list-item>
                <text:p text:style-name="P75">Negativna promocija domače selekcije</text:p>
              </text:list-item>
            </text:list>
          </table:table-cell>
        </table:table-row>
        <table:table-row>
          <table:table-cell table:style-name="Table44.A2" office:value-type="string">
            <text:list xml:id="list84955627390854" text:continue-numbering="true" text:style-name="L1">
              <text:list-item>
                <text:p text:style-name="P229">Ja, js berem ja, ja drugi pa je pa tk. V Švici je vsako leto razstava – ka pa recimo pr nas, ko jo na deset let na bomo naredli. To so promocije <text:span text:style-name="T101">[] <text:s/></text:span>Sej če s tem te lahk nekdo prepriča, sej z nečim drugim te ne more. Če boš kr ti govorla, pa un tam govoru, js si mislim pa svoje.<text:span text:style-name="T101">[] dobra po slovenskemu nek, jo je treba it poslikat pa pokazat pa kaj napisat o njej. Pr nas je pa vse tk...</text:span></text:p>
              </text:list-item>
            </text:list>
          </table:table-cell>
          <table:table-cell table:style-name="Table44.A2" office:value-type="string">
            <text:list xml:id="list84956522890014" text:continue-numbering="true" text:style-name="L1">
              <text:list-item>
                <text:p text:style-name="P75">V Sloveniji manjka promocije selekcije</text:p>
              </text:list-item>
              <text:list-item>
                <text:p text:style-name="P75">rejce se prepriča z rezultati</text:p>
              </text:list-item>
            </text:list>
          </table:table-cell>
        </table:table-row>
        <table:table-row>
          <table:table-cell table:style-name="Table44.A2" office:value-type="string">
            <text:list xml:id="list84956272080264" text:continue-numbering="true" text:style-name="L1">
              <text:list-item>
                <text:p text:style-name="P227"><text:span text:style-name="T104">[] </text:span>včasih so bli bolj tk cajti, pa so vseen delali razstave. <text:span text:style-name="T104">[] </text:span><text:s/>da bi se lahk to za razstavo ponucalo <text:span text:style-name="T104">[] </text:span>Pol pa pridejo sam tisti gledat, ko razstavljajo. Drugi kmeti, ko niso razstavljali, so pa doma sedeli. Tako je pr nas zaupanje. V tujini je pa to praznik. <text:s/><text:span text:style-name="T104">[] </text:span>Sam pol bo pa tk vse propadlo, če ne bomo nč pokazali. </text:p>
              </text:list-item>
            </text:list>
          </table:table-cell>
          <table:table-cell table:style-name="Table44.A2" office:value-type="string">
            <text:list xml:id="list84955161676970" text:continue-numbering="true" text:style-name="L1">
              <text:list-item>
                <text:p text:style-name="P73">Porabljanje namenskega denarja za razstava za nekaj drugega</text:p>
              </text:list-item>
              <text:list-item>
                <text:p text:style-name="P73">pri nas tudi ni interesa</text:p>
              </text:list-item>
              <text:list-item>
                <text:p text:style-name="P73">princip vidi – kupi (verjami)</text:p>
              </text:list-item>
            </text:list>
          </table:table-cell>
        </table:table-row>
        <table:table-row>
          <table:table-cell table:style-name="Table44.A2" office:value-type="string">
            <text:list xml:id="list84956674319573" text:continue-numbering="true" text:style-name="L1">
              <text:list-item>
                <text:p text:style-name="P227"><text:span text:style-name="T73">Ja, žalostno je to! Lej, ko greš gor v Avstrijo [] sam nikol pa ne bo nobeno solato uvozli, dokler da ne bo domačo vse prodano. [] <text:s/></text:span>Ne pa tk ko tule, ko je ves drug klump, ko slovenski <text:span text:style-name="T104">[] </text:span>prej bojo vse drugo, ko pa tule dali kako možnosti. Če hočeš pa kej tk prodat, ti pa s tistimi papirji uničijo vse skp.</text:p>
              </text:list-item>
            </text:list>
          </table:table-cell>
          <table:table-cell table:style-name="Table44.A2" office:value-type="string">
            <text:list xml:id="list84956259010357" text:continue-numbering="true" text:style-name="L1">
              <text:list-item>
                <text:p text:style-name="P73">Necenjene domačih proizvodov v primerjavi s tujino</text:p>
              </text:list-item>
              <text:list-item>
                <text:p text:style-name="P73">birokracija kot ovire</text:p>
              </text:list-item>
            </text:list>
          </table:table-cell>
        </table:table-row>
      </table:table>
      <text:list xml:id="list84955803119758" text:continue-numbering="true" text:style-name="L1">
        <text:list-item>
          <text:p text:style-name="P172"/>
        </text:list-item>
      </text:list>
      <table:table table:name="Table57" table:style-name="Table57">
        <table:table-column table:style-name="Table57.A"/>
        <table:table-column table:style-name="Table57.B"/>
        <table:table-row>
          <table:table-cell table:style-name="Table57.A1" office:value-type="string">
            <text:list xml:id="list84955332387833" text:continue-numbering="true" text:style-name="L1">
              <text:list-item>
                <text:p text:style-name="P276"><text:span text:style-name="T2">Recimo GPZ je ful </text:span><text:span text:style-name="T26">(nasprotnik domače selekcije)[] </text:span><text:span text:style-name="T2">Sploh tti, ko se ukvarjajo samo s trogivno – uvoz pa prodaja naprej. Potem se pa hvalijo </text:span><text:span text:style-name="T26">[] </text:span><text:span text:style-name="T2">to je pa selekcija GPZja … Kako selekcijo se greš ti GPZ – če ti kupiš v tujini bika pa je to , pa tu prodaš seme, vn pride res dobra žival.</text:span></text:p>
              </text:list-item>
            </text:list>
          </table:table-cell>
          <table:table-cell table:style-name="Table57.A1" office:value-type="string">
            <text:list xml:id="list84956859796808" text:continue-numbering="true" text:style-name="L1">
              <text:list-item>
                <text:p text:style-name="P91">Nasprotniki domače selekcije – organizacije – širijo negativno reklamo</text:p>
              </text:list-item>
            </text:list>
          </table:table-cell>
        </table:table-row>
        <table:table-row>
          <table:table-cell table:style-name="Table57.A2" office:value-type="string">
            <text:list xml:id="list84955805129442" text:continue-numbering="true" text:style-name="L1">
              <text:list-item>
                <text:p text:style-name="P276">Ja, nekateri so pač apriori proti domači. To je to bolj, ko si že reku prej.</text:p>
              </text:list-item>
              <text:list-item>
                <text:p text:style-name="P265"><text:soft-page-break/>F: To je problem slovenstva, tt špetir. Pa favšija.</text:p>
              </text:list-item>
            </text:list>
          </table:table-cell>
          <table:table-cell table:style-name="Table57.A2" office:value-type="string">
            <text:list xml:id="list84956818442721" text:continue-numbering="true" text:style-name="L1">
              <text:list-item>
                <text:p text:style-name="P91">Zavračanje domače selekcije <text:soft-page-break/>problem karakterja naroda</text:p>
              </text:list-item>
            </text:list>
          </table:table-cell>
        </table:table-row>
        <table:table-row>
          <table:table-cell table:style-name="Table57.A2" office:value-type="string">
            <text:list xml:id="list84956934998428" text:continue-numbering="true" text:style-name="L1">
              <text:list-item>
                <text:p text:style-name="P276"><text:span text:style-name="T2">PO moje to morajo biti uzadi neke osebne zamere. Ne vem.Lej to ni problem žival. </text:span><text:span text:style-name="T26">[] </text:span><text:span text:style-name="T2">TO ni problem stroke. TO je uno – težko si predal po svojmu kravo, a veš. PO moje bolj vidiš to.</text:span></text:p>
              </text:list-item>
            </text:list>
          </table:table-cell>
          <table:table-cell table:style-name="Table57.A2" office:value-type="string">
            <text:list xml:id="list84955063177260" text:continue-numbering="true" text:style-name="L1">
              <text:list-item>
                <text:p text:style-name="P91">Odnos do domače selekcije kot posledica osebnih prepirov in zamer</text:p>
              </text:list-item>
              <text:list-item>
                <text:p text:style-name="P91">ni problem v živalih</text:p>
              </text:list-item>
            </text:list>
          </table:table-cell>
        </table:table-row>
        <table:table-row>
          <table:table-cell table:style-name="Table57.A2" office:value-type="string">
            <text:list xml:id="list84957074639448" text:continue-numbering="true" text:style-name="L1">
              <text:list-item>
                <text:p text:style-name="P262"><text:span text:style-name="T116">[] </text:span><text:span text:style-name="T110">pa GPZju je ena pospeševalka, pač jo poznam – ko tujo tiši naprej – pač tujo tujo tujo. Tut doma, </text:span><text:span text:style-name="T117">ko majo kmetijo, <text:s/></text:span><text:span text:style-name="T110">semenijo sam s tujimi biki </text:span><text:span text:style-name="T116">[] </text:span><text:span text:style-name="T117">Tist, kar je za 5 evrov slamca, doza, je brezveze. </text:span></text:p>
              </text:list-item>
            </text:list>
          </table:table-cell>
          <table:table-cell table:style-name="Table57.A2" office:value-type="string">
            <text:list xml:id="list84957039461661" text:continue-numbering="true" text:style-name="L1">
              <text:list-item>
                <text:p text:style-name="P94">Nasprotniki domače selekcije prikažejo uspeh tuje na primeru lastnega uspeha</text:p>
              </text:list-item>
            </text:list>
          </table:table-cell>
        </table:table-row>
      </table:table>
      <text:list xml:id="list84956331623803" text:continue-numbering="true" text:style-name="L1">
        <text:list-item>
          <text:p text:style-name="P172"/>
        </text:list-item>
      </text:list>
      <table:table table:name="Table59" table:style-name="Table59">
        <table:table-column table:style-name="Table59.A"/>
        <table:table-column table:style-name="Table59.B"/>
        <table:table-row>
          <table:table-cell table:style-name="Table59.A1" office:value-type="string">
            <text:list xml:id="list84955856714349" text:continue-numbering="true" text:style-name="L1">
              <text:list-item>
                <text:p text:style-name="P261">[] <text:span text:style-name="T117">Mogoče bi res lahko blo več reklame. Pa kaki seminarji pa razložit.</text:span><text:span text:style-name="T110">[] <text:s/></text:span><text:span text:style-name="T117">Še posebi uni majhni kmeti</text:span><text:span text:style-name="T110">[] </text:span><text:span text:style-name="T117">Itsti tavlki jih je pa GPZ prevzel, uni pa semenijo zdj sam s tujim. </text:span></text:p>
              </text:list-item>
            </text:list>
          </table:table-cell>
          <table:table-cell table:style-name="Table59.A1" office:value-type="string">
            <text:list xml:id="list84955094840439" text:continue-numbering="true" text:style-name="L1">
              <text:list-item>
                <text:p text:style-name="P94">Pomanjkanje reklame za domačo selekcijo</text:p>
              </text:list-item>
            </text:list>
          </table:table-cell>
        </table:table-row>
        <table:table-row>
          <table:table-cell table:style-name="Table59.A2" office:value-type="string">
            <text:list xml:id="list84955633347277" text:continue-numbering="true" text:style-name="L1">
              <text:list-item>
                <text:p text:style-name="P261">[] <text:span text:style-name="T117"><text:s/>tk ko večina v Sloveniji – sam da je neki tujga, sam da je uvoženo, pol smo pa Jacki.</text:span><text:span text:style-name="T110">[] </text:span><text:span text:style-name="T117">Tuji strokovnjaki, tuje znanje, tuji material. Pozabljaš pa, da tu živiš, da morš tu pridelat, tu prodat pa da so mogoč drgač pogoji ko pa ne vem – Švica, Skandinavija … </text:span><text:span text:style-name="T110">[] </text:span><text:span text:style-name="T117">Dnar pa koj nas vela pa subvencije pa podpore v kmetijstvu, ti pa koj tut pobirajo. Pa tut kiker prodajo, kupujejo pa … </text:span></text:p>
              </text:list-item>
            </text:list>
          </table:table-cell>
          <table:table-cell table:style-name="Table59.A2" office:value-type="string">
            <text:list xml:id="list84956169277740" text:continue-numbering="true" text:style-name="L1">
              <text:list-item>
                <text:p text:style-name="P94">Kmetje imajo rajši tuje zaradi mišljenja</text:p>
              </text:list-item>
              <text:list-item>
                <text:p text:style-name="P94">vseeno koristijo domače bonitete</text:p>
              </text:list-item>
            </text:list>
          </table:table-cell>
        </table:table-row>
      </table:table>
      <text:list xml:id="list84955272303925" text:continue-numbering="true" text:style-name="L1">
        <text:list-item>
          <text:p text:style-name="P17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40:52.150963337</meta:creation-date>
    <dc:date>2018-04-16T08:49:54.789408471</dc:date>
    <meta:editing-duration>P2DT20H4M22S</meta:editing-duration>
    <meta:editing-cycles>3</meta:editing-cycles>
    <meta:generator>LibreOffice/5.1.6.2$Linux_X86_64 LibreOffice_project/10m0$Build-2</meta:generator>
    <meta:document-statistic meta:table-count="63" meta:image-count="0" meta:object-count="0" meta:page-count="22" meta:paragraph-count="646" meta:word-count="8790" meta:character-count="47039" meta:non-whitespace-character-count="39071"/>
  </office:meta>
</office:document-meta>
</file>